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2];&quot;&quot;&quot;,&quot;;[.B$1];&quot;: &quot;;&quot;&quot;&quot;&quot;;[.B2];&quot;&quot;&quot;,&quot;;[.C$1];&quot;: &quot;;&quot;&quot;&quot;&quot;;[.C2];&quot;&quot;&quot;,&quot;;[.D$1];&quot;: &quot;;&quot;&quot;&quot;&quot;;[.D2];&quot;&quot;&quot;,&quot;;[.E$1];&quot;: &quot;;[.G2];&quot;,&quot;;[.F$1];&quot;: &quot;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3];&quot;&quot;&quot;,&quot;;[.B$1];&quot;: &quot;;&quot;&quot;&quot;&quot;;[.B3];&quot;&quot;&quot;,&quot;;[.C$1];&quot;: &quot;;&quot;&quot;&quot;&quot;;[.C3];&quot;&quot;&quot;,&quot;;[.D$1];&quot;: &quot;;&quot;&quot;&quot;&quot;;[.D3];&quot;&quot;&quot;,&quot;;[.E$1];&quot;: &quot;;[.G3];&quot;,&quot;;[.F$1];&quot;: &quot;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[.$A$1];&quot;: &quot;;&quot;&quot;&quot;&quot;;[.A4];&quot;&quot;&quot;,&quot;;[.B$1];&quot;: &quot;;&quot;&quot;&quot;&quot;;[.B4];&quot;&quot;&quot;,&quot;;[.C$1];&quot;: &quot;;&quot;&quot;&quot;&quot;;[.C4];&quot;&quot;&quot;,&quot;;[.D$1];&quot;: &quot;;&quot;&quot;&quot;&quot;;[.D4];&quot;&quot;&quot;,&quot;;[.E$1];&quot;: &quot;;[.G4];&quot;,&quot;;[.F$1];&quot;: &quot;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5];&quot;&quot;&quot;,&quot;;[.B$1];&quot;: &quot;;&quot;&quot;&quot;&quot;;[.B5];&quot;&quot;&quot;,&quot;;[.C$1];&quot;: &quot;;&quot;&quot;&quot;&quot;;[.C5];&quot;&quot;&quot;,&quot;;[.D$1];&quot;: &quot;;&quot;&quot;&quot;&quot;;[.D5];&quot;&quot;&quot;,&quot;;[.E$1];&quot;: &quot;;[.G5];&quot;,&quot;;[.F$1];&quot;: &quot;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[.$A$1];&quot;: &quot;;&quot;&quot;&quot;&quot;;[.A6];&quot;&quot;&quot;,&quot;;[.B$1];&quot;: &quot;;&quot;&quot;&quot;&quot;;[.B6];&quot;&quot;&quot;,&quot;;[.C$1];&quot;: &quot;;&quot;&quot;&quot;&quot;;[.C6];&quot;&quot;&quot;,&quot;;[.D$1];&quot;: &quot;;&quot;&quot;&quot;&quot;;[.D6];&quot;&quot;&quot;,&quot;;[.E$1];&quot;: &quot;;[.G6];&quot;,&quot;;[.F$1];&quot;: &quot;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7];&quot;&quot;&quot;,&quot;;[.B$1];&quot;: &quot;;&quot;&quot;&quot;&quot;;[.B7];&quot;&quot;&quot;,&quot;;[.C$1];&quot;: &quot;;&quot;&quot;&quot;&quot;;[.C7];&quot;&quot;&quot;,&quot;;[.D$1];&quot;: &quot;;&quot;&quot;&quot;&quot;;[.D7];&quot;&quot;&quot;,&quot;;[.E$1];&quot;: &quot;;[.G7];&quot;,&quot;;[.F$1];&quot;: &quot;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8];&quot;&quot;&quot;,&quot;;[.B$1];&quot;: &quot;;&quot;&quot;&quot;&quot;;[.B8];&quot;&quot;&quot;,&quot;;[.C$1];&quot;: &quot;;&quot;&quot;&quot;&quot;;[.C8];&quot;&quot;&quot;,&quot;;[.D$1];&quot;: &quot;;&quot;&quot;&quot;&quot;;[.D8];&quot;&quot;&quot;,&quot;;[.E$1];&quot;: &quot;;[.G8];&quot;,&quot;;[.F$1];&quot;: &quot;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[.$A$1];&quot;: &quot;;&quot;&quot;&quot;&quot;;[.A9];&quot;&quot;&quot;,&quot;;[.B$1];&quot;: &quot;;&quot;&quot;&quot;&quot;;[.B9];&quot;&quot;&quot;,&quot;;[.C$1];&quot;: &quot;;&quot;&quot;&quot;&quot;;[.C9];&quot;&quot;&quot;,&quot;;[.D$1];&quot;: &quot;;&quot;&quot;&quot;&quot;;[.D9];&quot;&quot;&quot;,&quot;;[.E$1];&quot;: &quot;;[.G9];&quot;,&quot;;[.F$1];&quot;: &quot;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10];&quot;&quot;&quot;,&quot;;[.B$1];&quot;: &quot;;&quot;&quot;&quot;&quot;;[.B10];&quot;&quot;&quot;,&quot;;[.C$1];&quot;: &quot;;&quot;&quot;&quot;&quot;;[.C10];&quot;&quot;&quot;,&quot;;[.D$1];&quot;: &quot;;&quot;&quot;&quot;&quot;;[.D10];&quot;&quot;&quot;,&quot;;[.E$1];&quot;: &quot;;[.G10];&quot;,&quot;;[.F$1];&quot;: &quot;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11];&quot;&quot;&quot;,&quot;;[.B$1];&quot;: &quot;;&quot;&quot;&quot;&quot;;[.B11];&quot;&quot;&quot;,&quot;;[.C$1];&quot;: &quot;;&quot;&quot;&quot;&quot;;[.C11];&quot;&quot;&quot;,&quot;;[.D$1];&quot;: &quot;;&quot;&quot;&quot;&quot;;[.D11];&quot;&quot;&quot;,&quot;;[.E$1];&quot;: &quot;;[.G11];&quot;,&quot;;[.F$1];&quot;: &quot;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12];&quot;&quot;&quot;,&quot;;[.B$1];&quot;: &quot;;&quot;&quot;&quot;&quot;;[.B12];&quot;&quot;&quot;,&quot;;[.C$1];&quot;: &quot;;&quot;&quot;&quot;&quot;;[.C12];&quot;&quot;&quot;,&quot;;[.D$1];&quot;: &quot;;&quot;&quot;&quot;&quot;;[.D12];&quot;&quot;&quot;,&quot;;[.E$1];&quot;: &quot;;[.G12];&quot;,&quot;;[.F$1];&quot;: &quot;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[.$A$1];&quot;: &quot;;&quot;&quot;&quot;&quot;;[.A13];&quot;&quot;&quot;,&quot;;[.B$1];&quot;: &quot;;&quot;&quot;&quot;&quot;;[.B13];&quot;&quot;&quot;,&quot;;[.C$1];&quot;: &quot;;&quot;&quot;&quot;&quot;;[.C13];&quot;&quot;&quot;,&quot;;[.D$1];&quot;: &quot;;&quot;&quot;&quot;&quot;;[.D13];&quot;&quot;&quot;,&quot;;[.E$1];&quot;: &quot;;[.G13];&quot;,&quot;;[.F$1];&quot;: &quot;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[.$A$1];&quot;: &quot;;&quot;&quot;&quot;&quot;;[.A14];&quot;&quot;&quot;,&quot;;[.B$1];&quot;: &quot;;&quot;&quot;&quot;&quot;;[.B14];&quot;&quot;&quot;,&quot;;[.C$1];&quot;: &quot;;&quot;&quot;&quot;&quot;;[.C14];&quot;&quot;&quot;,&quot;;[.D$1];&quot;: &quot;;&quot;&quot;&quot;&quot;;[.D14];&quot;&quot;&quot;,&quot;;[.E$1];&quot;: &quot;;[.G14];&quot;,&quot;;[.F$1];&quot;: &quot;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15];&quot;&quot;&quot;,&quot;;[.B$1];&quot;: &quot;;&quot;&quot;&quot;&quot;;[.B15];&quot;&quot;&quot;,&quot;;[.C$1];&quot;: &quot;;&quot;&quot;&quot;&quot;;[.C15];&quot;&quot;&quot;,&quot;;[.D$1];&quot;: &quot;;&quot;&quot;&quot;&quot;;[.D15];&quot;&quot;&quot;,&quot;;[.E$1];&quot;: &quot;;[.G15];&quot;,&quot;;[.F$1];&quot;: &quot;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16];&quot;&quot;&quot;,&quot;;[.B$1];&quot;: &quot;;&quot;&quot;&quot;&quot;;[.B16];&quot;&quot;&quot;,&quot;;[.C$1];&quot;: &quot;;&quot;&quot;&quot;&quot;;[.C16];&quot;&quot;&quot;,&quot;;[.D$1];&quot;: &quot;;&quot;&quot;&quot;&quot;;[.D16];&quot;&quot;&quot;,&quot;;[.E$1];&quot;: &quot;;[.G16];&quot;,&quot;;[.F$1];&quot;: &quot;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17];&quot;&quot;&quot;,&quot;;[.B$1];&quot;: &quot;;&quot;&quot;&quot;&quot;;[.B17];&quot;&quot;&quot;,&quot;;[.C$1];&quot;: &quot;;&quot;&quot;&quot;&quot;;[.C17];&quot;&quot;&quot;,&quot;;[.D$1];&quot;: &quot;;&quot;&quot;&quot;&quot;;[.D17];&quot;&quot;&quot;,&quot;;[.E$1];&quot;: &quot;;[.G17];&quot;,&quot;;[.F$1];&quot;: &quot;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[.$A$1];&quot;: &quot;;&quot;&quot;&quot;&quot;;[.A18];&quot;&quot;&quot;,&quot;;[.B$1];&quot;: &quot;;&quot;&quot;&quot;&quot;;[.B18];&quot;&quot;&quot;,&quot;;[.C$1];&quot;: &quot;;&quot;&quot;&quot;&quot;;[.C18];&quot;&quot;&quot;,&quot;;[.D$1];&quot;: &quot;;&quot;&quot;&quot;&quot;;[.D18];&quot;&quot;&quot;,&quot;;[.E$1];&quot;: &quot;;[.G18];&quot;,&quot;;[.F$1];&quot;: &quot;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[.$A$1];&quot;: &quot;;&quot;&quot;&quot;&quot;;[.A19];&quot;&quot;&quot;,&quot;;[.B$1];&quot;: &quot;;&quot;&quot;&quot;&quot;;[.B19];&quot;&quot;&quot;,&quot;;[.C$1];&quot;: &quot;;&quot;&quot;&quot;&quot;;[.C19];&quot;&quot;&quot;,&quot;;[.D$1];&quot;: &quot;;&quot;&quot;&quot;&quot;;[.D19];&quot;&quot;&quot;,&quot;;[.E$1];&quot;: &quot;;[.G19];&quot;,&quot;;[.F$1];&quot;: &quot;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20];&quot;&quot;&quot;,&quot;;[.B$1];&quot;: &quot;;&quot;&quot;&quot;&quot;;[.B20];&quot;&quot;&quot;,&quot;;[.C$1];&quot;: &quot;;&quot;&quot;&quot;&quot;;[.C20];&quot;&quot;&quot;,&quot;;[.D$1];&quot;: &quot;;&quot;&quot;&quot;&quot;;[.D20];&quot;&quot;&quot;,&quot;;[.E$1];&quot;: &quot;;[.G20];&quot;,&quot;;[.F$1];&quot;: &quot;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21];&quot;&quot;&quot;,&quot;;[.B$1];&quot;: &quot;;&quot;&quot;&quot;&quot;;[.B21];&quot;&quot;&quot;,&quot;;[.C$1];&quot;: &quot;;&quot;&quot;&quot;&quot;;[.C21];&quot;&quot;&quot;,&quot;;[.D$1];&quot;: &quot;;&quot;&quot;&quot;&quot;;[.D21];&quot;&quot;&quot;,&quot;;[.E$1];&quot;: &quot;;[.G21];&quot;,&quot;;[.F$1];&quot;: &quot;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22];&quot;&quot;&quot;,&quot;;[.B$1];&quot;: &quot;;&quot;&quot;&quot;&quot;;[.B22];&quot;&quot;&quot;,&quot;;[.C$1];&quot;: &quot;;&quot;&quot;&quot;&quot;;[.C22];&quot;&quot;&quot;,&quot;;[.D$1];&quot;: &quot;;&quot;&quot;&quot;&quot;;[.D22];&quot;&quot;&quot;,&quot;;[.E$1];&quot;: &quot;;[.G22];&quot;,&quot;;[.F$1];&quot;: &quot;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23];&quot;:[0-9]+&quot;; &quot;&quot;)*12 + ORG.LIBREOFFICE.REGEX([.E23];&quot;[0-9]+:&quot;; &quot;&quot;)/5" office:value-type="float" office:value="140" calcext:value-type="float">
            <text:p>140</text:p>
          </table:table-cell>
          <table:table-cell table:style-name="ce9" table:formula="of:=ORG.LIBREOFFICE.REGEX([.F23];&quot;:[0-9]+&quot;; &quot;&quot;)*12 + ORG.LIBREOFFICE.REGEX([.F23];&quot;[0-9]+:&quot;; &quot;&quot;)/5" office:value-type="float" office:value="158" calcext:value-type="float">
            <text:p>158</text:p>
          </table:table-cell>
          <table:table-cell table:style-name="ce9" table:formula="of:=CONCATENATE([.J$1];[.$A$1];&quot;: &quot;;&quot;&quot;&quot;&quot;;[.A23];&quot;&quot;&quot;,&quot;;[.B$1];&quot;: &quot;;&quot;&quot;&quot;&quot;;[.B23];&quot;&quot;&quot;,&quot;;[.C$1];&quot;: &quot;;&quot;&quot;&quot;&quot;;[.C23];&quot;&quot;&quot;,&quot;;[.D$1];&quot;: &quot;;&quot;&quot;&quot;&quot;;[.D23];&quot;&quot;&quot;,&quot;;[.E$1];&quot;: &quot;;[.G23];&quot;,&quot;;[.F$1];&quot;: &quot;;[.H23];[.N$1])" office:value-type="string" office:string-value="{persona: &quot;Alessio&quot;,materia: &quot;Tedesco 3 Ex&quot;,aula: &quot;Aula 3&quot;,giorno: &quot;Lunedì&quot;,inizio: 140,fine: 158}," calcext:value-type="string">
            <text:p>{persona: "Alessio",materia: "Tedesco 3 Ex",aula: "Aula 3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4];&quot;:[0-9]+&quot;; &quot;&quot;)*12 + ORG.LIBREOFFICE.REGEX([.E24];&quot;[0-9]+:&quot;; &quot;&quot;)/5" office:value-type="float" office:value="197" calcext:value-type="float">
            <text:p>197</text:p>
          </table:table-cell>
          <table:table-cell table:style-name="ce9" table:formula="of:=ORG.LIBREOFFICE.REGEX([.F24];&quot;:[0-9]+&quot;; &quot;&quot;)*12 + ORG.LIBREOFFICE.REGEX([.F24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24];&quot;&quot;&quot;,&quot;;[.B$1];&quot;: &quot;;&quot;&quot;&quot;&quot;;[.B24];&quot;&quot;&quot;,&quot;;[.C$1];&quot;: &quot;;&quot;&quot;&quot;&quot;;[.C24];&quot;&quot;&quot;,&quot;;[.D$1];&quot;: &quot;;&quot;&quot;&quot;&quot;;[.D24];&quot;&quot;&quot;,&quot;;[.E$1];&quot;: &quot;;[.G24];&quot;,&quot;;[.F$1];&quot;: &quot;;[.H24];[.N$1])" office:value-type="string" office:string-value="{persona: &quot;Alessio&quot;,materia: &quot;Inglese 3 Ex&quot;,aula: &quot;Aula Magna&quot;,giorno: &quot;Lunedì&quot;,inizio: 197,fine: 215}," calcext:value-type="string">
            <text:p>{persona: "Alessio",materia: "Inglese 3 Ex",aula: "Aula Magna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 / Tedesco 3</text:p>
          </table:table-cell>
          <table:table-cell table:style-name="ce1" office:value-type="string" calcext:value-type="string">
            <text:p>Aula 11 / Aula 2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5];&quot;:[0-9]+&quot;; &quot;&quot;)*12 + ORG.LIBREOFFICE.REGEX([.E25];&quot;[0-9]+:&quot;; &quot;&quot;)/5" office:value-type="float" office:value="121" calcext:value-type="float">
            <text:p>121</text:p>
          </table:table-cell>
          <table:table-cell table:style-name="ce9" table:formula="of:=ORG.LIBREOFFICE.REGEX([.F25];&quot;:[0-9]+&quot;; &quot;&quot;)*12 + ORG.LIBREOFFICE.REGEX([.F25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25];&quot;&quot;&quot;,&quot;;[.B$1];&quot;: &quot;;&quot;&quot;&quot;&quot;;[.B25];&quot;&quot;&quot;,&quot;;[.C$1];&quot;: &quot;;&quot;&quot;&quot;&quot;;[.C25];&quot;&quot;&quot;,&quot;;[.D$1];&quot;: &quot;;&quot;&quot;&quot;&quot;;[.D25];&quot;&quot;&quot;,&quot;;[.E$1];&quot;: &quot;;[.G25];&quot;,&quot;;[.F$1];&quot;: &quot;;[.H25];[.N$1])" office:value-type="string" office:string-value="{persona: &quot;Alessio&quot;,materia: &quot;Filologia Germanica / Tedesco 3&quot;,aula: &quot;Aula 11 / Aula 2&quot;,giorno: &quot;Martedì&quot;,inizio: 121,fine: 139}," calcext:value-type="string">
            <text:p>{persona: "Alessio",materia: "Filologia Germanica / Tedesco 3",aula: "Aula 11 / Aula 2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6];&quot;:[0-9]+&quot;; &quot;&quot;)*12 + ORG.LIBREOFFICE.REGEX([.E26];&quot;[0-9]+:&quot;; &quot;&quot;)/5" office:value-type="float" office:value="178" calcext:value-type="float">
            <text:p>178</text:p>
          </table:table-cell>
          <table:table-cell table:style-name="ce9" table:formula="of:=ORG.LIBREOFFICE.REGEX([.F26];&quot;:[0-9]+&quot;; &quot;&quot;)*12 + ORG.LIBREOFFICE.REGEX([.F26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26];&quot;&quot;&quot;,&quot;;[.B$1];&quot;: &quot;;&quot;&quot;&quot;&quot;;[.B26];&quot;&quot;&quot;,&quot;;[.C$1];&quot;: &quot;;&quot;&quot;&quot;&quot;;[.C26];&quot;&quot;&quot;,&quot;;[.D$1];&quot;: &quot;;&quot;&quot;&quot;&quot;;[.D26];&quot;&quot;&quot;,&quot;;[.E$1];&quot;: &quot;;[.G26];&quot;,&quot;;[.F$1];&quot;: &quot;;[.H26];[.N$1])" office:value-type="string" office:string-value="{persona: &quot;Alessio&quot;,materia: &quot;Tedesco 3 Ex&quot;,aula: &quot;Aula 3&quot;,giorno: &quot;Martedì&quot;,inizio: 178,fine: 196}," calcext:value-type="string">
            <text:p>{persona: "Alessio",materia: "Tedesco 3 Ex",aula: "Aula 3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???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27];&quot;:[0-9]+&quot;; &quot;&quot;)*12 + ORG.LIBREOFFICE.REGEX([.E27];&quot;[0-9]+:&quot;; &quot;&quot;)/5" office:value-type="float" office:value="158" calcext:value-type="float">
            <text:p>158</text:p>
          </table:table-cell>
          <table:table-cell table:style-name="ce9" table:formula="of:=ORG.LIBREOFFICE.REGEX([.F27];&quot;:[0-9]+&quot;; &quot;&quot;)*12 + ORG.LIBREOFFICE.REGEX([.F27];&quot;[0-9]+:&quot;; &quot;&quot;)/5" office:value-type="float" office:value="177" calcext:value-type="float">
            <text:p>177</text:p>
          </table:table-cell>
          <table:table-cell table:style-name="ce9" table:formula="of:=CONCATENATE([.J$1];[.$A$1];&quot;: &quot;;&quot;&quot;&quot;&quot;;[.A27];&quot;&quot;&quot;,&quot;;[.B$1];&quot;: &quot;;&quot;&quot;&quot;&quot;;[.B27];&quot;&quot;&quot;,&quot;;[.C$1];&quot;: &quot;;&quot;&quot;&quot;&quot;;[.C27];&quot;&quot;&quot;,&quot;;[.D$1];&quot;: &quot;;&quot;&quot;&quot;&quot;;[.D27];&quot;&quot;&quot;,&quot;;[.E$1];&quot;: &quot;;[.G27];&quot;,&quot;;[.F$1];&quot;: &quot;;[.H27];[.N$1])" office:value-type="string" office:string-value="{persona: &quot;Alessio&quot;,materia: &quot;???&quot;,aula: &quot;Aula Magna&quot;,giorno: &quot;Mercoledì&quot;,inizio: 158,fine: 177}," calcext:value-type="string">
            <text:p>{persona: "Alessio",materia: "???",aula: "Aula Magna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8];&quot;:[0-9]+&quot;; &quot;&quot;)*12 + ORG.LIBREOFFICE.REGEX([.E28];&quot;[0-9]+:&quot;; &quot;&quot;)/5" office:value-type="float" office:value="178" calcext:value-type="float">
            <text:p>178</text:p>
          </table:table-cell>
          <table:table-cell table:style-name="ce9" table:formula="of:=ORG.LIBREOFFICE.REGEX([.F28];&quot;:[0-9]+&quot;; &quot;&quot;)*12 + ORG.LIBREOFFICE.REGEX([.F28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28];&quot;&quot;&quot;,&quot;;[.B$1];&quot;: &quot;;&quot;&quot;&quot;&quot;;[.B28];&quot;&quot;&quot;,&quot;;[.C$1];&quot;: &quot;;&quot;&quot;&quot;&quot;;[.C28];&quot;&quot;&quot;,&quot;;[.D$1];&quot;: &quot;;&quot;&quot;&quot;&quot;;[.D28];&quot;&quot;&quot;,&quot;;[.E$1];&quot;: &quot;;[.G28];&quot;,&quot;;[.F$1];&quot;: &quot;;[.H28];[.N$1])" office:value-type="string" office:string-value="{persona: &quot;Alessio&quot;,materia: &quot;Inglese 3 Ex&quot;,aula: &quot;Aula 7&quot;,giorno: &quot;Mercoledì&quot;,inizio: 178,fine: 196}," calcext:value-type="string">
            <text:p>{persona: "Alessio",materia: "Inglese 3 Ex",aula: "Aula 7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9];&quot;:[0-9]+&quot;; &quot;&quot;)*12 + ORG.LIBREOFFICE.REGEX([.E29];&quot;[0-9]+:&quot;; &quot;&quot;)/5" office:value-type="float" office:value="197" calcext:value-type="float">
            <text:p>197</text:p>
          </table:table-cell>
          <table:table-cell table:style-name="ce9" table:formula="of:=ORG.LIBREOFFICE.REGEX([.F29];&quot;:[0-9]+&quot;; &quot;&quot;)*12 + ORG.LIBREOFFICE.REGEX([.F29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29];&quot;&quot;&quot;,&quot;;[.B$1];&quot;: &quot;;&quot;&quot;&quot;&quot;;[.B29];&quot;&quot;&quot;,&quot;;[.C$1];&quot;: &quot;;&quot;&quot;&quot;&quot;;[.C29];&quot;&quot;&quot;,&quot;;[.D$1];&quot;: &quot;;&quot;&quot;&quot;&quot;;[.D29];&quot;&quot;&quot;,&quot;;[.E$1];&quot;: &quot;;[.G29];&quot;,&quot;;[.F$1];&quot;: &quot;;[.H29];[.N$1])" office:value-type="string" office:string-value="{persona: &quot;Alessio&quot;,materia: &quot;Tedesco 3 Ex&quot;,aula: &quot;Aula 3&quot;,giorno: &quot;Mercoledì&quot;,inizio: 197,fine: 215}," calcext:value-type="string">
            <text:p>{persona: "Alessio",materia: "Tedesco 3 Ex",aula: "Aula 3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30];&quot;:[0-9]+&quot;; &quot;&quot;)*12 + ORG.LIBREOFFICE.REGEX([.E30];&quot;[0-9]+:&quot;; &quot;&quot;)/5" office:value-type="float" office:value="121" calcext:value-type="float">
            <text:p>121</text:p>
          </table:table-cell>
          <table:table-cell table:style-name="ce9" table:formula="of:=ORG.LIBREOFFICE.REGEX([.F30];&quot;:[0-9]+&quot;; &quot;&quot;)*12 + ORG.LIBREOFFICE.REGEX([.F30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30];&quot;&quot;&quot;,&quot;;[.B$1];&quot;: &quot;;&quot;&quot;&quot;&quot;;[.B30];&quot;&quot;&quot;,&quot;;[.C$1];&quot;: &quot;;&quot;&quot;&quot;&quot;;[.C30];&quot;&quot;&quot;,&quot;;[.D$1];&quot;: &quot;;&quot;&quot;&quot;&quot;;[.D30];&quot;&quot;&quot;,&quot;;[.E$1];&quot;: &quot;;[.G30];&quot;,&quot;;[.F$1];&quot;: &quot;;[.H30];[.N$1])" office:value-type="string" office:string-value="{persona: &quot;Alessio&quot;,materia: &quot;Filologia Germanica&quot;,aula: &quot;Aula 11&quot;,giorno: &quot;Giovedì&quot;,inizio: 121,fine: 139}," calcext:value-type="string">
            <text:p>{persona: "Alessio",materia: "Filologia Germanica",aula: "Aula 11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1];&quot;:[0-9]+&quot;; &quot;&quot;)*12 + ORG.LIBREOFFICE.REGEX([.E31];&quot;[0-9]+:&quot;; &quot;&quot;)/5" office:value-type="float" office:value="197" calcext:value-type="float">
            <text:p>197</text:p>
          </table:table-cell>
          <table:table-cell table:style-name="ce9" table:formula="of:=ORG.LIBREOFFICE.REGEX([.F31];&quot;:[0-9]+&quot;; &quot;&quot;)*12 + ORG.LIBREOFFICE.REGEX([.F31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31];&quot;&quot;&quot;,&quot;;[.B$1];&quot;: &quot;;&quot;&quot;&quot;&quot;;[.B31];&quot;&quot;&quot;,&quot;;[.C$1];&quot;: &quot;;&quot;&quot;&quot;&quot;;[.C31];&quot;&quot;&quot;,&quot;;[.D$1];&quot;: &quot;;&quot;&quot;&quot;&quot;;[.D31];&quot;&quot;&quot;,&quot;;[.E$1];&quot;: &quot;;[.G31];&quot;,&quot;;[.F$1];&quot;: &quot;;[.H31];[.N$1])" office:value-type="string" office:string-value="{persona: &quot;Alessio&quot;,materia: &quot;Inglese 3 Ex&quot;,aula: &quot;Laboratorio Lingue A1&quot;,giorno: &quot;Giovedì&quot;,inizio: 197,fine: 215}," calcext:value-type="string">
            <text:p>{persona: "Alessio",materia: "Inglese 3 Ex",aula: "Laboratorio Lingue A1",giorno: "Giov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2];&quot;:[0-9]+&quot;; &quot;&quot;)*12 + ORG.LIBREOFFICE.REGEX([.E32];&quot;[0-9]+:&quot;; &quot;&quot;)/5" office:value-type="float" office:value="197" calcext:value-type="float">
            <text:p>197</text:p>
          </table:table-cell>
          <table:table-cell table:style-name="ce9" table:formula="of:=ORG.LIBREOFFICE.REGEX([.F32];&quot;:[0-9]+&quot;; &quot;&quot;)*12 + ORG.LIBREOFFICE.REGEX([.F32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32];&quot;&quot;&quot;,&quot;;[.B$1];&quot;: &quot;;&quot;&quot;&quot;&quot;;[.B32];&quot;&quot;&quot;,&quot;;[.C$1];&quot;: &quot;;&quot;&quot;&quot;&quot;;[.C32];&quot;&quot;&quot;,&quot;;[.D$1];&quot;: &quot;;&quot;&quot;&quot;&quot;;[.D32];&quot;&quot;&quot;,&quot;;[.E$1];&quot;: &quot;;[.G32];&quot;,&quot;;[.F$1];&quot;: &quot;;[.H32];[.N$1])" office:value-type="string" office:string-value="{persona: &quot;Alessio&quot;,materia: &quot;Mediazione Orale Inglese&quot;,aula: &quot;Didattica a Distanza&quot;,giorno: &quot;Venerdì&quot;,inizio: 197,fine: 215}," calcext:value-type="string">
            <text:p>{persona: "Alessio",materia: "Mediazione Orale Inglese",aula: "Didattica a Distanza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33];&quot;:[0-9]+&quot;; &quot;&quot;)*12 + ORG.LIBREOFFICE.REGEX([.E33];&quot;[0-9]+:&quot;; &quot;&quot;)/5" office:value-type="float" office:value="216" calcext:value-type="float">
            <text:p>216</text:p>
          </table:table-cell>
          <table:table-cell table:style-name="ce9" table:formula="of:=ORG.LIBREOFFICE.REGEX([.F33];&quot;:[0-9]+&quot;; &quot;&quot;)*12 + ORG.LIBREOFFICE.REGEX([.F33];&quot;[0-9]+:&quot;; &quot;&quot;)/5" office:value-type="float" office:value="234" calcext:value-type="float">
            <text:p>234</text:p>
          </table:table-cell>
          <table:table-cell table:style-name="ce9" table:formula="of:=CONCATENATE([.J$1];[.$A$1];&quot;: &quot;;&quot;&quot;&quot;&quot;;[.A33];&quot;&quot;&quot;,&quot;;[.B$1];&quot;: &quot;;&quot;&quot;&quot;&quot;;[.B33];&quot;&quot;&quot;,&quot;;[.C$1];&quot;: &quot;;&quot;&quot;&quot;&quot;;[.C33];&quot;&quot;&quot;,&quot;;[.D$1];&quot;: &quot;;&quot;&quot;&quot;&quot;;[.D33];&quot;&quot;&quot;,&quot;;[.E$1];&quot;: &quot;;[.G33];&quot;,&quot;;[.F$1];&quot;: &quot;;[.H33];[.N$1])" office:value-type="string" office:string-value="{persona: &quot;Alessio&quot;,materia: &quot;Mediazione Orale Inglese&quot;,aula: &quot;Didattica a Distanza&quot;,giorno: &quot;Venerdì&quot;,inizio: 216,fine: 234}," calcext:value-type="string">
            <text:p>{persona: "Alessio",materia: "Mediazione Orale Inglese",aula: "Didattica a Distanza",giorno: "Vener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4];&quot;:[0-9]+&quot;; &quot;&quot;)*12 + ORG.LIBREOFFICE.REGEX([.E34];&quot;[0-9]+:&quot;; &quot;&quot;)/5" office:value-type="float" office:value="174" calcext:value-type="float">
            <text:p>174</text:p>
          </table:table-cell>
          <table:table-cell table:style-name="ce9" table:formula="of:=ORG.LIBREOFFICE.REGEX([.F34];&quot;:[0-9]+&quot;; &quot;&quot;)*12 + ORG.LIBREOFFICE.REGEX([.F34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34];&quot;&quot;&quot;,&quot;;[.B$1];&quot;: &quot;;&quot;&quot;&quot;&quot;;[.B34];&quot;&quot;&quot;,&quot;;[.C$1];&quot;: &quot;;&quot;&quot;&quot;&quot;;[.C34];&quot;&quot;&quot;,&quot;;[.D$1];&quot;: &quot;;&quot;&quot;&quot;&quot;;[.D34];&quot;&quot;&quot;,&quot;;[.E$1];&quot;: &quot;;[.G34];&quot;,&quot;;[.F$1];&quot;: &quot;;[.H34];[.N$1])" office:value-type="string" office:string-value="{persona: &quot;Vargiu&quot;,materia: &quot;Programmazione 1&quot;,aula: &quot;Aula Costa&quot;,giorno: &quot;Lunedì&quot;,inizio: 174,fine: 195}," calcext:value-type="string">
            <text:p>{persona: "Vargiu",materia: "Programmazione 1",aula: "Aula Costa",giorno: "Lun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30</text:p>
          </table:table-cell>
          <table:table-cell table:style-name="ce4" office:value-type="string" calcext:value-type="string">
            <text:p>18:15</text:p>
          </table:table-cell>
          <table:table-cell table:style-name="ce9" table:formula="of:=ORG.LIBREOFFICE.REGEX([.E35];&quot;:[0-9]+&quot;; &quot;&quot;)*12 + ORG.LIBREOFFICE.REGEX([.E35];&quot;[0-9]+:&quot;; &quot;&quot;)/5" office:value-type="float" office:value="198" calcext:value-type="float">
            <text:p>198</text:p>
          </table:table-cell>
          <table:table-cell table:style-name="ce9" table:formula="of:=ORG.LIBREOFFICE.REGEX([.F35];&quot;:[0-9]+&quot;; &quot;&quot;)*12 + ORG.LIBREOFFICE.REGEX([.F35];&quot;[0-9]+:&quot;; &quot;&quot;)/5" office:value-type="float" office:value="219" calcext:value-type="float">
            <text:p>219</text:p>
          </table:table-cell>
          <table:table-cell table:style-name="ce9" table:formula="of:=CONCATENATE([.J$1];[.$A$1];&quot;: &quot;;&quot;&quot;&quot;&quot;;[.A35];&quot;&quot;&quot;,&quot;;[.B$1];&quot;: &quot;;&quot;&quot;&quot;&quot;;[.B35];&quot;&quot;&quot;,&quot;;[.C$1];&quot;: &quot;;&quot;&quot;&quot;&quot;;[.C35];&quot;&quot;&quot;,&quot;;[.D$1];&quot;: &quot;;&quot;&quot;&quot;&quot;;[.D35];&quot;&quot;&quot;,&quot;;[.E$1];&quot;: &quot;;[.G35];&quot;,&quot;;[.F$1];&quot;: &quot;;[.H35];[.N$1])" office:value-type="string" office:string-value="{persona: &quot;Vargiu&quot;,materia: &quot;Fondamenti di Informatica&quot;,aula: &quot;Aula Costa&quot;,giorno: &quot;Lunedì&quot;,inizio: 198,fine: 219}," calcext:value-type="string">
            <text:p>{persona: "Vargiu",materia: "Fondamenti di Informatica",aula: "Aula Costa",giorno: "Lunedì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36];&quot;:[0-9]+&quot;; &quot;&quot;)*12 + ORG.LIBREOFFICE.REGEX([.E36];&quot;[0-9]+:&quot;; &quot;&quot;)/5" office:value-type="float" office:value="108" calcext:value-type="float">
            <text:p>108</text:p>
          </table:table-cell>
          <table:table-cell table:style-name="ce9" table:formula="of:=ORG.LIBREOFFICE.REGEX([.F36];&quot;:[0-9]+&quot;; &quot;&quot;)*12 + ORG.LIBREOFFICE.REGEX([.F36];&quot;[0-9]+:&quot;; &quot;&quot;)/5" office:value-type="float" office:value="129" calcext:value-type="float">
            <text:p>129</text:p>
          </table:table-cell>
          <table:table-cell table:style-name="ce9" table:formula="of:=CONCATENATE([.J$1];[.$A$1];&quot;: &quot;;&quot;&quot;&quot;&quot;;[.A36];&quot;&quot;&quot;,&quot;;[.B$1];&quot;: &quot;;&quot;&quot;&quot;&quot;;[.B36];&quot;&quot;&quot;,&quot;;[.C$1];&quot;: &quot;;&quot;&quot;&quot;&quot;;[.C36];&quot;&quot;&quot;,&quot;;[.D$1];&quot;: &quot;;&quot;&quot;&quot;&quot;;[.D36];&quot;&quot;&quot;,&quot;;[.E$1];&quot;: &quot;;[.G36];&quot;,&quot;;[.F$1];&quot;: &quot;;[.H36];[.N$1])" office:value-type="string" office:string-value="{persona: &quot;Vargiu&quot;,materia: &quot;Analisi Matematica&quot;,aula: &quot;Aula Costa&quot;,giorno: &quot;Martedì&quot;,inizio: 108,fine: 129}," calcext:value-type="string">
            <text:p>{persona: "Vargiu",materia: "Analisi Matematica",aula: "Aula Cost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7];&quot;:[0-9]+&quot;; &quot;&quot;)*12 + ORG.LIBREOFFICE.REGEX([.E37];&quot;[0-9]+:&quot;; &quot;&quot;)/5" office:value-type="float" office:value="174" calcext:value-type="float">
            <text:p>174</text:p>
          </table:table-cell>
          <table:table-cell table:style-name="ce9" table:formula="of:=ORG.LIBREOFFICE.REGEX([.F37];&quot;:[0-9]+&quot;; &quot;&quot;)*12 + ORG.LIBREOFFICE.REGEX([.F37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37];&quot;&quot;&quot;,&quot;;[.B$1];&quot;: &quot;;&quot;&quot;&quot;&quot;;[.B37];&quot;&quot;&quot;,&quot;;[.C$1];&quot;: &quot;;&quot;&quot;&quot;&quot;;[.C37];&quot;&quot;&quot;,&quot;;[.D$1];&quot;: &quot;;&quot;&quot;&quot;&quot;;[.D37];&quot;&quot;&quot;,&quot;;[.E$1];&quot;: &quot;;[.G37];&quot;,&quot;;[.F$1];&quot;: &quot;;[.H37];[.N$1])" office:value-type="string" office:string-value="{persona: &quot;Vargiu&quot;,materia: &quot;Programmazione 1 Ex&quot;,aula: &quot;Laboratorio T&quot;,giorno: &quot;Martedì&quot;,inizio: 174,fine: 204}," calcext:value-type="string">
            <text:p>{persona: "Vargiu",materia: "Programmazione 1 Ex",aula: "Laboratorio T",giorno: "Mart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8];&quot;:[0-9]+&quot;; &quot;&quot;)*12 + ORG.LIBREOFFICE.REGEX([.E38];&quot;[0-9]+:&quot;; &quot;&quot;)/5" office:value-type="float" office:value="174" calcext:value-type="float">
            <text:p>174</text:p>
          </table:table-cell>
          <table:table-cell table:style-name="ce9" table:formula="of:=ORG.LIBREOFFICE.REGEX([.F38];&quot;:[0-9]+&quot;; &quot;&quot;)*12 + ORG.LIBREOFFICE.REGEX([.F38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38];&quot;&quot;&quot;,&quot;;[.B$1];&quot;: &quot;;&quot;&quot;&quot;&quot;;[.B38];&quot;&quot;&quot;,&quot;;[.C$1];&quot;: &quot;;&quot;&quot;&quot;&quot;;[.C38];&quot;&quot;&quot;,&quot;;[.D$1];&quot;: &quot;;&quot;&quot;&quot;&quot;;[.D38];&quot;&quot;&quot;,&quot;;[.E$1];&quot;: &quot;;[.G38];&quot;,&quot;;[.F$1];&quot;: &quot;;[.H38];[.N$1])" office:value-type="string" office:string-value="{persona: &quot;Vargiu&quot;,materia: &quot;Fondamenti di Informatica&quot;,aula: &quot;Aula Costa&quot;,giorno: &quot;Mercoledì&quot;,inizio: 174,fine: 195}," calcext:value-type="string">
            <text:p>{persona: "Vargiu",materia: "Fondamenti di Informatica",aula: "Aula Costa",giorno: "Mercol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39];&quot;:[0-9]+&quot;; &quot;&quot;)*12 + ORG.LIBREOFFICE.REGEX([.E39];&quot;[0-9]+:&quot;; &quot;&quot;)/5" office:value-type="float" office:value="132" calcext:value-type="float">
            <text:p>132</text:p>
          </table:table-cell>
          <table:table-cell table:style-name="ce9" table:formula="of:=ORG.LIBREOFFICE.REGEX([.F39];&quot;:[0-9]+&quot;; &quot;&quot;)*12 + ORG.LIBREOFFICE.REGEX([.F39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39];&quot;&quot;&quot;,&quot;;[.B$1];&quot;: &quot;;&quot;&quot;&quot;&quot;;[.B39];&quot;&quot;&quot;,&quot;;[.C$1];&quot;: &quot;;&quot;&quot;&quot;&quot;;[.C39];&quot;&quot;&quot;,&quot;;[.D$1];&quot;: &quot;;&quot;&quot;&quot;&quot;;[.D39];&quot;&quot;&quot;,&quot;;[.E$1];&quot;: &quot;;[.G39];&quot;,&quot;;[.F$1];&quot;: &quot;;[.H39];[.N$1])" office:value-type="string" office:string-value="{persona: &quot;Vargiu&quot;,materia: &quot;Analisi Matematica&quot;,aula: &quot;Aula Costa&quot;,giorno: &quot;Giovedì&quot;,inizio: 132,fine: 153}," calcext:value-type="string">
            <text:p>{persona: "Vargiu",materia: "Analisi Matematica",aula: "Aula Costa",giorno: "Giov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0];&quot;:[0-9]+&quot;; &quot;&quot;)*12 + ORG.LIBREOFFICE.REGEX([.E40];&quot;[0-9]+:&quot;; &quot;&quot;)/5" office:value-type="float" office:value="174" calcext:value-type="float">
            <text:p>174</text:p>
          </table:table-cell>
          <table:table-cell table:style-name="ce9" table:formula="of:=ORG.LIBREOFFICE.REGEX([.F40];&quot;:[0-9]+&quot;; &quot;&quot;)*12 + ORG.LIBREOFFICE.REGEX([.F40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40];&quot;&quot;&quot;,&quot;;[.B$1];&quot;: &quot;;&quot;&quot;&quot;&quot;;[.B40];&quot;&quot;&quot;,&quot;;[.C$1];&quot;: &quot;;&quot;&quot;&quot;&quot;;[.C40];&quot;&quot;&quot;,&quot;;[.D$1];&quot;: &quot;;&quot;&quot;&quot;&quot;;[.D40];&quot;&quot;&quot;,&quot;;[.E$1];&quot;: &quot;;[.G40];&quot;,&quot;;[.F$1];&quot;: &quot;;[.H40];[.N$1])" office:value-type="string" office:string-value="{persona: &quot;Vargiu&quot;,materia: &quot;Programmazione 1 Ex&quot;,aula: &quot;Laboratorio T&quot;,giorno: &quot;Giovedì&quot;,inizio: 174,fine: 204}," calcext:value-type="string">
            <text:p>{persona: "Vargiu",materia: "Programmazione 1 Ex",aula: "Laboratorio T",giorno: "Giov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1];&quot;:[0-9]+&quot;; &quot;&quot;)*12 + ORG.LIBREOFFICE.REGEX([.E41];&quot;[0-9]+:&quot;; &quot;&quot;)/5" office:value-type="float" office:value="108" calcext:value-type="float">
            <text:p>108</text:p>
          </table:table-cell>
          <table:table-cell table:style-name="ce9" table:formula="of:=ORG.LIBREOFFICE.REGEX([.F41];&quot;:[0-9]+&quot;; &quot;&quot;)*12 + ORG.LIBREOFFICE.REGEX([.F41];&quot;[0-9]+:&quot;; &quot;&quot;)/5" office:value-type="float" office:value="129" calcext:value-type="float">
            <text:p>129</text:p>
          </table:table-cell>
          <table:table-cell table:style-name="ce9" table:formula="of:=CONCATENATE([.J$1];[.$A$1];&quot;: &quot;;&quot;&quot;&quot;&quot;;[.A41];&quot;&quot;&quot;,&quot;;[.B$1];&quot;: &quot;;&quot;&quot;&quot;&quot;;[.B41];&quot;&quot;&quot;,&quot;;[.C$1];&quot;: &quot;;&quot;&quot;&quot;&quot;;[.C41];&quot;&quot;&quot;,&quot;;[.D$1];&quot;: &quot;;&quot;&quot;&quot;&quot;;[.D41];&quot;&quot;&quot;,&quot;;[.E$1];&quot;: &quot;;[.G41];&quot;,&quot;;[.F$1];&quot;: &quot;;[.H41];[.N$1])" office:value-type="string" office:string-value="{persona: &quot;Vargiu&quot;,materia: &quot;Programmazione 1&quot;,aula: &quot;Aula Costa&quot;,giorno: &quot;Venerdì&quot;,inizio: 108,fine: 129}," calcext:value-type="string">
            <text:p>{persona: "Vargiu",materia: "Programmazione 1",aula: "Aula Costa",giorno: "Vener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42];&quot;:[0-9]+&quot;; &quot;&quot;)*12 + ORG.LIBREOFFICE.REGEX([.E42];&quot;[0-9]+:&quot;; &quot;&quot;)/5" office:value-type="float" office:value="132" calcext:value-type="float">
            <text:p>132</text:p>
          </table:table-cell>
          <table:table-cell table:style-name="ce9" table:formula="of:=ORG.LIBREOFFICE.REGEX([.F42];&quot;:[0-9]+&quot;; &quot;&quot;)*12 + ORG.LIBREOFFICE.REGEX([.F42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42];&quot;&quot;&quot;,&quot;;[.B$1];&quot;: &quot;;&quot;&quot;&quot;&quot;;[.B42];&quot;&quot;&quot;,&quot;;[.C$1];&quot;: &quot;;&quot;&quot;&quot;&quot;;[.C42];&quot;&quot;&quot;,&quot;;[.D$1];&quot;: &quot;;&quot;&quot;&quot;&quot;;[.D42];&quot;&quot;&quot;,&quot;;[.E$1];&quot;: &quot;;[.G42];&quot;,&quot;;[.F$1];&quot;: &quot;;[.H42];[.N$1])" office:value-type="string" office:string-value="{persona: &quot;Vargiu&quot;,materia: &quot;Analisi Matematica&quot;,aula: &quot;Aula Costa&quot;,giorno: &quot;Venerdì&quot;,inizio: 132,fine: 153}," calcext:value-type="string">
            <text:p>{persona: "Vargiu",materia: "Analisi Matematica",aula: "Aula Costa",giorno: "Vener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2:30</text:p>
          </table:table-cell>
          <table:table-cell table:style-name="ce9" table:formula="of:=ORG.LIBREOFFICE.REGEX([.E43];&quot;:[0-9]+&quot;; &quot;&quot;)*12 + ORG.LIBREOFFICE.REGEX([.E43];&quot;[0-9]+:&quot;; &quot;&quot;)/5" office:value-type="float" office:value="126" calcext:value-type="float">
            <text:p>126</text:p>
          </table:table-cell>
          <table:table-cell table:style-name="ce9" table:formula="of:=ORG.LIBREOFFICE.REGEX([.F43];&quot;:[0-9]+&quot;; &quot;&quot;)*12 + ORG.LIBREOFFICE.REGEX([.F43];&quot;[0-9]+:&quot;; &quot;&quot;)/5" office:value-type="float" office:value="150" calcext:value-type="float">
            <text:p>150</text:p>
          </table:table-cell>
          <table:table-cell table:style-name="ce9" table:formula="of:=CONCATENATE([.J$1];[.$A$1];&quot;: &quot;;&quot;&quot;&quot;&quot;;[.A43];&quot;&quot;&quot;,&quot;;[.B$1];&quot;: &quot;;&quot;&quot;&quot;&quot;;[.B43];&quot;&quot;&quot;,&quot;;[.C$1];&quot;: &quot;;&quot;&quot;&quot;&quot;;[.C43];&quot;&quot;&quot;,&quot;;[.D$1];&quot;: &quot;;&quot;&quot;&quot;&quot;;[.D43];&quot;&quot;&quot;,&quot;;[.E$1];&quot;: &quot;;[.G43];&quot;,&quot;;[.F$1];&quot;: &quot;;[.H43];[.N$1])" office:value-type="string" office:string-value="{persona: &quot;Zanzu&quot;,materia: &quot;Fisica 2&quot;,aula: &quot;L_TB - Aula Z&quot;,giorno: &quot;Lunedì&quot;,inizio: 126,fine: 150}," calcext:value-type="string">
            <text:p>{persona: "Zanzu",materia: "Fisica 2",aula: "L_TB - Aula Z",giorno: "Lunedì",inizio: 126,fine: 15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2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4];&quot;:[0-9]+&quot;; &quot;&quot;)*12 + ORG.LIBREOFFICE.REGEX([.E44];&quot;[0-9]+:&quot;; &quot;&quot;)/5" office:value-type="float" office:value="150" calcext:value-type="float">
            <text:p>150</text:p>
          </table:table-cell>
          <table:table-cell table:style-name="ce9" table:formula="of:=ORG.LIBREOFFICE.REGEX([.F44];&quot;:[0-9]+&quot;; &quot;&quot;)*12 + ORG.LIBREOFFICE.REGEX([.F44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44];&quot;&quot;&quot;,&quot;;[.B$1];&quot;: &quot;;&quot;&quot;&quot;&quot;;[.B44];&quot;&quot;&quot;,&quot;;[.C$1];&quot;: &quot;;&quot;&quot;&quot;&quot;;[.C44];&quot;&quot;&quot;,&quot;;[.D$1];&quot;: &quot;;&quot;&quot;&quot;&quot;;[.D44];&quot;&quot;&quot;,&quot;;[.E$1];&quot;: &quot;;[.G44];&quot;,&quot;;[.F$1];&quot;: &quot;;[.H44];[.N$1])" office:value-type="string" office:string-value="{persona: &quot;Zanzu&quot;,materia: &quot;Scienza delle Costruzioni&quot;,aula: &quot;L_TB - Aula Z&quot;,giorno: &quot;Lunedì&quot;,inizio: 150,fine: 162}," calcext:value-type="string">
            <text:p>{persona: "Zanzu",materia: "Scienza delle Costruzioni",aula: "L_TB - Aula Z",giorno: "Lunedì",inizio: 150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30</text:p>
          </table:table-cell>
          <table:table-cell table:style-name="ce4" office:value-type="string" calcext:value-type="string">
            <text:p>11:30</text:p>
          </table:table-cell>
          <table:table-cell table:style-name="ce9" table:formula="of:=ORG.LIBREOFFICE.REGEX([.E45];&quot;:[0-9]+&quot;; &quot;&quot;)*12 + ORG.LIBREOFFICE.REGEX([.E45];&quot;[0-9]+:&quot;; &quot;&quot;)/5" office:value-type="float" office:value="114" calcext:value-type="float">
            <text:p>114</text:p>
          </table:table-cell>
          <table:table-cell table:style-name="ce9" table:formula="of:=ORG.LIBREOFFICE.REGEX([.F45];&quot;:[0-9]+&quot;; &quot;&quot;)*12 + ORG.LIBREOFFICE.REGEX([.F45];&quot;[0-9]+:&quot;; &quot;&quot;)/5" office:value-type="float" office:value="138" calcext:value-type="float">
            <text:p>138</text:p>
          </table:table-cell>
          <table:table-cell table:style-name="ce9" table:formula="of:=CONCATENATE([.J$1];[.$A$1];&quot;: &quot;;&quot;&quot;&quot;&quot;;[.A45];&quot;&quot;&quot;,&quot;;[.B$1];&quot;: &quot;;&quot;&quot;&quot;&quot;;[.B45];&quot;&quot;&quot;,&quot;;[.C$1];&quot;: &quot;;&quot;&quot;&quot;&quot;;[.C45];&quot;&quot;&quot;,&quot;;[.D$1];&quot;: &quot;;&quot;&quot;&quot;&quot;;[.D45];&quot;&quot;&quot;,&quot;;[.E$1];&quot;: &quot;;[.G45];&quot;,&quot;;[.F$1];&quot;: &quot;;[.H45];[.N$1])" office:value-type="string" office:string-value="{persona: &quot;Zanzu&quot;,materia: &quot;Scienza delle Costruzioni&quot;,aula: &quot;D1_TA - Aula DIGITA&quot;,giorno: &quot;Martedì&quot;,inizio: 114,fine: 138}," calcext:value-type="string">
            <text:p>{persona: "Zanzu",materia: "Scienza delle Costruzioni",aula: "D1_TA - Aula DIGITA",giorno: "Martedì",inizio: 114,fine: 13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A - Aula V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6];&quot;:[0-9]+&quot;; &quot;&quot;)*12 + ORG.LIBREOFFICE.REGEX([.E46];&quot;[0-9]+:&quot;; &quot;&quot;)/5" office:value-type="float" office:value="138" calcext:value-type="float">
            <text:p>138</text:p>
          </table:table-cell>
          <table:table-cell table:style-name="ce9" table:formula="of:=ORG.LIBREOFFICE.REGEX([.F46];&quot;:[0-9]+&quot;; &quot;&quot;)*12 + ORG.LIBREOFFICE.REGEX([.F46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46];&quot;&quot;&quot;,&quot;;[.B$1];&quot;: &quot;;&quot;&quot;&quot;&quot;;[.B46];&quot;&quot;&quot;,&quot;;[.C$1];&quot;: &quot;;&quot;&quot;&quot;&quot;;[.C46];&quot;&quot;&quot;,&quot;;[.D$1];&quot;: &quot;;&quot;&quot;&quot;&quot;;[.D46];&quot;&quot;&quot;,&quot;;[.E$1];&quot;: &quot;;[.G46];&quot;,&quot;;[.F$1];&quot;: &quot;;[.H46];[.N$1])" office:value-type="string" office:string-value="{persona: &quot;Zanzu&quot;,materia: &quot;Fisica 2&quot;,aula: &quot;L_TA - Aula V&quot;,giorno: &quot;Martedì&quot;,inizio: 138,fine: 162}," calcext:value-type="string">
            <text:p>{persona: "Zanzu",materia: "Fisica 2",aula: "L_TA - Aula V",giorno: "Martedì",inizio: 138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7];&quot;:[0-9]+&quot;; &quot;&quot;)*12 + ORG.LIBREOFFICE.REGEX([.E47];&quot;[0-9]+:&quot;; &quot;&quot;)/5" office:value-type="float" office:value="180" calcext:value-type="float">
            <text:p>180</text:p>
          </table:table-cell>
          <table:table-cell table:style-name="ce9" table:formula="of:=ORG.LIBREOFFICE.REGEX([.F47];&quot;:[0-9]+&quot;; &quot;&quot;)*12 + ORG.LIBREOFFICE.REGEX([.F47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47];&quot;&quot;&quot;,&quot;;[.B$1];&quot;: &quot;;&quot;&quot;&quot;&quot;;[.B47];&quot;&quot;&quot;,&quot;;[.C$1];&quot;: &quot;;&quot;&quot;&quot;&quot;;[.C47];&quot;&quot;&quot;,&quot;;[.D$1];&quot;: &quot;;&quot;&quot;&quot;&quot;;[.D47];&quot;&quot;&quot;,&quot;;[.E$1];&quot;: &quot;;[.G47];&quot;,&quot;;[.F$1];&quot;: &quot;;[.H47];[.N$1])" office:value-type="string" office:string-value="{persona: &quot;Zanzu&quot;,materia: &quot;Analisi Matematica 2&quot;,aula: &quot;L_TB - Aula Z&quot;,giorno: &quot;Martedì&quot;,inizio: 180,fine: 204}," calcext:value-type="string">
            <text:p>{persona: "Zanzu",materia: "Analisi Matematica 2",aula: "L_TB - Aula Z",giorno: "Mart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E - Aula L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7:00</text:p>
          </table:table-cell>
          <table:table-cell table:style-name="ce4" office:value-type="string" calcext:value-type="string">
            <text:p>19:00</text:p>
          </table:table-cell>
          <table:table-cell table:style-name="ce9" table:formula="of:=ORG.LIBREOFFICE.REGEX([.E48];&quot;:[0-9]+&quot;; &quot;&quot;)*12 + ORG.LIBREOFFICE.REGEX([.E48];&quot;[0-9]+:&quot;; &quot;&quot;)/5" office:value-type="float" office:value="204" calcext:value-type="float">
            <text:p>204</text:p>
          </table:table-cell>
          <table:table-cell table:style-name="ce9" table:formula="of:=ORG.LIBREOFFICE.REGEX([.F48];&quot;:[0-9]+&quot;; &quot;&quot;)*12 + ORG.LIBREOFFICE.REGEX([.F48];&quot;[0-9]+:&quot;; &quot;&quot;)/5" office:value-type="float" office:value="228" calcext:value-type="float">
            <text:p>228</text:p>
          </table:table-cell>
          <table:table-cell table:style-name="ce9" table:formula="of:=CONCATENATE([.J$1];[.$A$1];&quot;: &quot;;&quot;&quot;&quot;&quot;;[.A48];&quot;&quot;&quot;,&quot;;[.B$1];&quot;: &quot;;&quot;&quot;&quot;&quot;;[.B48];&quot;&quot;&quot;,&quot;;[.C$1];&quot;: &quot;;&quot;&quot;&quot;&quot;;[.C48];&quot;&quot;&quot;,&quot;;[.D$1];&quot;: &quot;;&quot;&quot;&quot;&quot;;[.D48];&quot;&quot;&quot;,&quot;;[.E$1];&quot;: &quot;;[.G48];&quot;,&quot;;[.F$1];&quot;: &quot;;[.H48];[.N$1])" office:value-type="string" office:string-value="{persona: &quot;Zanzu&quot;,materia: &quot;Fisica Tecnica Ambientale&quot;,aula: &quot;I_1E - Aula L&quot;,giorno: &quot;Martedì&quot;,inizio: 204,fine: 228}," calcext:value-type="string">
            <text:p>{persona: "Zanzu",materia: "Fisica Tecnica Ambientale",aula: "I_1E - Aula L",giorno: "Martedì",inizio: 204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49];&quot;:[0-9]+&quot;; &quot;&quot;)*12 + ORG.LIBREOFFICE.REGEX([.E49];&quot;[0-9]+:&quot;; &quot;&quot;)/5" office:value-type="float" office:value="102" calcext:value-type="float">
            <text:p>102</text:p>
          </table:table-cell>
          <table:table-cell table:style-name="ce9" table:formula="of:=ORG.LIBREOFFICE.REGEX([.F49];&quot;:[0-9]+&quot;; &quot;&quot;)*12 + ORG.LIBREOFFICE.REGEX([.F49];&quot;[0-9]+:&quot;; &quot;&quot;)/5" office:value-type="float" office:value="126" calcext:value-type="float">
            <text:p>126</text:p>
          </table:table-cell>
          <table:table-cell table:style-name="ce9" table:formula="of:=CONCATENATE([.J$1];[.$A$1];&quot;: &quot;;&quot;&quot;&quot;&quot;;[.A49];&quot;&quot;&quot;,&quot;;[.B$1];&quot;: &quot;;&quot;&quot;&quot;&quot;;[.B49];&quot;&quot;&quot;,&quot;;[.C$1];&quot;: &quot;;&quot;&quot;&quot;&quot;;[.C49];&quot;&quot;&quot;,&quot;;[.D$1];&quot;: &quot;;&quot;&quot;&quot;&quot;;[.D49];&quot;&quot;&quot;,&quot;;[.E$1];&quot;: &quot;;[.G49];&quot;,&quot;;[.F$1];&quot;: &quot;;[.H49];[.N$1])" office:value-type="string" office:string-value="{persona: &quot;Zanzu&quot;,materia: &quot;Scienza delle Costruzioni&quot;,aula: &quot;I_1D - Aula M&quot;,giorno: &quot;Mercoledì&quot;,inizio: 102,fine: 126}," calcext:value-type="string">
            <text:p>{persona: "Zanzu",materia: "Scienza delle Costruzioni",aula: "I_1D - Aula M",giorno: "Mercole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0];&quot;:[0-9]+&quot;; &quot;&quot;)*12 + ORG.LIBREOFFICE.REGEX([.E50];&quot;[0-9]+:&quot;; &quot;&quot;)/5" office:value-type="float" office:value="126" calcext:value-type="float">
            <text:p>126</text:p>
          </table:table-cell>
          <table:table-cell table:style-name="ce9" table:formula="of:=ORG.LIBREOFFICE.REGEX([.F50];&quot;:[0-9]+&quot;; &quot;&quot;)*12 + ORG.LIBREOFFICE.REGEX([.F50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50];&quot;&quot;&quot;,&quot;;[.B$1];&quot;: &quot;;&quot;&quot;&quot;&quot;;[.B50];&quot;&quot;&quot;,&quot;;[.C$1];&quot;: &quot;;&quot;&quot;&quot;&quot;;[.C50];&quot;&quot;&quot;,&quot;;[.D$1];&quot;: &quot;;&quot;&quot;&quot;&quot;;[.D50];&quot;&quot;&quot;,&quot;;[.E$1];&quot;: &quot;;[.G50];&quot;,&quot;;[.F$1];&quot;: &quot;;[.H50];[.N$1])" office:value-type="string" office:string-value="{persona: &quot;Zanzu&quot;,materia: &quot;Fisica 2&quot;,aula: &quot;L_TB - Aula Z&quot;,giorno: &quot;Mercoledì&quot;,inizio: 126,fine: 162}," calcext:value-type="string">
            <text:p>{persona: "Zanzu",materia: "Fisica 2",aula: "L_TB - Aula Z",giorno: "Mercol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8:00</text:p>
          </table:table-cell>
          <table:table-cell table:style-name="ce9" table:formula="of:=ORG.LIBREOFFICE.REGEX([.E51];&quot;:[0-9]+&quot;; &quot;&quot;)*12 + ORG.LIBREOFFICE.REGEX([.E51];&quot;[0-9]+:&quot;; &quot;&quot;)/5" office:value-type="float" office:value="180" calcext:value-type="float">
            <text:p>180</text:p>
          </table:table-cell>
          <table:table-cell table:style-name="ce9" table:formula="of:=ORG.LIBREOFFICE.REGEX([.F51];&quot;:[0-9]+&quot;; &quot;&quot;)*12 + ORG.LIBREOFFICE.REGEX([.F51];&quot;[0-9]+:&quot;; &quot;&quot;)/5" office:value-type="float" office:value="216" calcext:value-type="float">
            <text:p>216</text:p>
          </table:table-cell>
          <table:table-cell table:style-name="ce9" table:formula="of:=CONCATENATE([.J$1];[.$A$1];&quot;: &quot;;&quot;&quot;&quot;&quot;;[.A51];&quot;&quot;&quot;,&quot;;[.B$1];&quot;: &quot;;&quot;&quot;&quot;&quot;;[.B51];&quot;&quot;&quot;,&quot;;[.C$1];&quot;: &quot;;&quot;&quot;&quot;&quot;;[.C51];&quot;&quot;&quot;,&quot;;[.D$1];&quot;: &quot;;&quot;&quot;&quot;&quot;;[.D51];&quot;&quot;&quot;,&quot;;[.E$1];&quot;: &quot;;[.G51];&quot;,&quot;;[.F$1];&quot;: &quot;;[.H51];[.N$1])" office:value-type="string" office:string-value="{persona: &quot;Zanzu&quot;,materia: &quot;Analisi Matematica 2&quot;,aula: &quot;L_TB - Aula Z&quot;,giorno: &quot;Mercoledì&quot;,inizio: 180,fine: 216}," calcext:value-type="string">
            <text:p>{persona: "Zanzu",materia: "Analisi Matematica 2",aula: "L_TB - Aula Z",giorno: "Mercoledì",inizio: 180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2];&quot;:[0-9]+&quot;; &quot;&quot;)*12 + ORG.LIBREOFFICE.REGEX([.E52];&quot;[0-9]+:&quot;; &quot;&quot;)/5" office:value-type="float" office:value="126" calcext:value-type="float">
            <text:p>126</text:p>
          </table:table-cell>
          <table:table-cell table:style-name="ce9" table:formula="of:=ORG.LIBREOFFICE.REGEX([.F52];&quot;:[0-9]+&quot;; &quot;&quot;)*12 + ORG.LIBREOFFICE.REGEX([.F52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52];&quot;&quot;&quot;,&quot;;[.B$1];&quot;: &quot;;&quot;&quot;&quot;&quot;;[.B52];&quot;&quot;&quot;,&quot;;[.C$1];&quot;: &quot;;&quot;&quot;&quot;&quot;;[.C52];&quot;&quot;&quot;,&quot;;[.D$1];&quot;: &quot;;&quot;&quot;&quot;&quot;;[.D52];&quot;&quot;&quot;,&quot;;[.E$1];&quot;: &quot;;[.G52];&quot;,&quot;;[.F$1];&quot;: &quot;;[.H52];[.N$1])" office:value-type="string" office:string-value="{persona: &quot;Zanzu&quot;,materia: &quot;Scienza delle Costruzioni&quot;,aula: &quot;D1_TA - Aula DIGITA&quot;,giorno: &quot;Giovedì&quot;,inizio: 126,fine: 162}," calcext:value-type="string">
            <text:p>{persona: "Zanzu",materia: "Scienza delle Costruzioni",aula: "D1_TA - Aula DIGITA",giorno: "Giov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53];&quot;:[0-9]+&quot;; &quot;&quot;)*12 + ORG.LIBREOFFICE.REGEX([.E53];&quot;[0-9]+:&quot;; &quot;&quot;)/5" office:value-type="float" office:value="180" calcext:value-type="float">
            <text:p>180</text:p>
          </table:table-cell>
          <table:table-cell table:style-name="ce9" table:formula="of:=ORG.LIBREOFFICE.REGEX([.F53];&quot;:[0-9]+&quot;; &quot;&quot;)*12 + ORG.LIBREOFFICE.REGEX([.F53];&quot;[0-9]+:&quot;; &quot;&quot;)/5" office:value-type="float" office:value="204" calcext:value-type="float">
            <text:p>204</text:p>
          </table:table-cell>
          <table:table-cell table:style-name="ce9" table:formula="of:=CONCATENATE([.J$1];[.$A$1];&quot;: &quot;;&quot;&quot;&quot;&quot;;[.A53];&quot;&quot;&quot;,&quot;;[.B$1];&quot;: &quot;;&quot;&quot;&quot;&quot;;[.B53];&quot;&quot;&quot;,&quot;;[.C$1];&quot;: &quot;;&quot;&quot;&quot;&quot;;[.C53];&quot;&quot;&quot;,&quot;;[.D$1];&quot;: &quot;;&quot;&quot;&quot;&quot;;[.D53];&quot;&quot;&quot;,&quot;;[.E$1];&quot;: &quot;;[.G53];&quot;,&quot;;[.F$1];&quot;: &quot;;[.H53];[.N$1])" office:value-type="string" office:string-value="{persona: &quot;Zanzu&quot;,materia: &quot;Fisica Tecnica Ambientale&quot;,aula: &quot;D1_TA - Aula DIGITA&quot;,giorno: &quot;Giovedì&quot;,inizio: 180,fine: 204}," calcext:value-type="string">
            <text:p>{persona: "Zanzu",materia: "Fisica Tecnica Ambientale",aula: "D1_TA - Aula DIGITA",giorno: "Giov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54];&quot;:[0-9]+&quot;; &quot;&quot;)*12 + ORG.LIBREOFFICE.REGEX([.E54];&quot;[0-9]+:&quot;; &quot;&quot;)/5" office:value-type="float" office:value="102" calcext:value-type="float">
            <text:p>102</text:p>
          </table:table-cell>
          <table:table-cell table:style-name="ce9" table:formula="of:=ORG.LIBREOFFICE.REGEX([.F54];&quot;:[0-9]+&quot;; &quot;&quot;)*12 + ORG.LIBREOFFICE.REGEX([.F54];&quot;[0-9]+:&quot;; &quot;&quot;)/5" office:value-type="float" office:value="126" calcext:value-type="float">
            <text:p>126</text:p>
          </table:table-cell>
          <table:table-cell table:style-name="ce9" table:formula="of:=CONCATENATE([.J$1];[.$A$1];&quot;: &quot;;&quot;&quot;&quot;&quot;;[.A54];&quot;&quot;&quot;,&quot;;[.B$1];&quot;: &quot;;&quot;&quot;&quot;&quot;;[.B54];&quot;&quot;&quot;,&quot;;[.C$1];&quot;: &quot;;&quot;&quot;&quot;&quot;;[.C54];&quot;&quot;&quot;,&quot;;[.D$1];&quot;: &quot;;&quot;&quot;&quot;&quot;;[.D54];&quot;&quot;&quot;,&quot;;[.E$1];&quot;: &quot;;[.G54];&quot;,&quot;;[.F$1];&quot;: &quot;;[.H54];[.N$1])" office:value-type="string" office:string-value="{persona: &quot;Zanzu&quot;,materia: &quot;Fisica Tecnica Ambientale&quot;,aula: &quot;I_1D - Aula M&quot;,giorno: &quot;Venerdì&quot;,inizio: 102,fine: 126}," calcext:value-type="string">
            <text:p>{persona: "Zanzu",materia: "Fisica Tecnica Ambientale",aula: "I_1D - Aula M",giorno: "Vener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I_TA - Aula CD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5];&quot;:[0-9]+&quot;; &quot;&quot;)*12 + ORG.LIBREOFFICE.REGEX([.E55];&quot;[0-9]+:&quot;; &quot;&quot;)/5" office:value-type="float" office:value="126" calcext:value-type="float">
            <text:p>126</text:p>
          </table:table-cell>
          <table:table-cell table:style-name="ce9" table:formula="of:=ORG.LIBREOFFICE.REGEX([.F55];&quot;:[0-9]+&quot;; &quot;&quot;)*12 + ORG.LIBREOFFICE.REGEX([.F55];&quot;[0-9]+:&quot;; &quot;&quot;)/5" office:value-type="float" office:value="162" calcext:value-type="float">
            <text:p>162</text:p>
          </table:table-cell>
          <table:table-cell table:style-name="ce9" table:formula="of:=CONCATENATE([.J$1];[.$A$1];&quot;: &quot;;&quot;&quot;&quot;&quot;;[.A55];&quot;&quot;&quot;,&quot;;[.B$1];&quot;: &quot;;&quot;&quot;&quot;&quot;;[.B55];&quot;&quot;&quot;,&quot;;[.C$1];&quot;: &quot;;&quot;&quot;&quot;&quot;;[.C55];&quot;&quot;&quot;,&quot;;[.D$1];&quot;: &quot;;&quot;&quot;&quot;&quot;;[.D55];&quot;&quot;&quot;,&quot;;[.E$1];&quot;: &quot;;[.G55];&quot;,&quot;;[.F$1];&quot;: &quot;;[.H55];[.N$1])" office:value-type="string" office:string-value="{persona: &quot;Zanzu&quot;,materia: &quot;Analisi Matematica 2&quot;,aula: &quot;I_TA - Aula CD&quot;,giorno: &quot;Venerdì&quot;,inizio: 126,fine: 162}," calcext:value-type="string">
            <text:p>{persona: "Zanzu",materia: "Analisi Matematica 2",aula: "I_TA - Aula CD",giorno: "Vener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00</text:p>
          </table:table-cell>
          <table:table-cell table:style-name="ce9" table:formula="of:=ORG.LIBREOFFICE.REGEX([.E56];&quot;:[0-9]+&quot;; &quot;&quot;)*12 + ORG.LIBREOFFICE.REGEX([.E56];&quot;[0-9]+:&quot;; &quot;&quot;)/5" office:value-type="float" office:value="102" calcext:value-type="float">
            <text:p>102</text:p>
          </table:table-cell>
          <table:table-cell table:style-name="ce9" table:formula="of:=ORG.LIBREOFFICE.REGEX([.F56];&quot;:[0-9]+&quot;; &quot;&quot;)*12 + ORG.LIBREOFFICE.REGEX([.F56];&quot;[0-9]+:&quot;; &quot;&quot;)/5" office:value-type="float" office:value="120" calcext:value-type="float">
            <text:p>120</text:p>
          </table:table-cell>
          <table:table-cell table:style-name="ce9" table:formula="of:=CONCATENATE([.J$1];[.$A$1];&quot;: &quot;;&quot;&quot;&quot;&quot;;[.A56];&quot;&quot;&quot;,&quot;;[.B$1];&quot;: &quot;;&quot;&quot;&quot;&quot;;[.B56];&quot;&quot;&quot;,&quot;;[.C$1];&quot;: &quot;;&quot;&quot;&quot;&quot;;[.C56];&quot;&quot;&quot;,&quot;;[.D$1];&quot;: &quot;;&quot;&quot;&quot;&quot;;[.D56];&quot;&quot;&quot;,&quot;;[.E$1];&quot;: &quot;;[.G56];&quot;,&quot;;[.F$1];&quot;: &quot;;[.H56];[.N$1])" office:value-type="string" office:string-value="{persona: &quot;Giacomo&quot;,materia: &quot;Inglese 2 Ex&quot;,aula: &quot;Laboratorio C&quot;,giorno: &quot;Lunedì&quot;,inizio: 102,fine: 120}," calcext:value-type="string">
            <text:p>{persona: "Giacomo",materia: "Inglese 2 Ex",aula: "Laboratorio C",giorno: "Lunedì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57];&quot;:[0-9]+&quot;; &quot;&quot;)*12 + ORG.LIBREOFFICE.REGEX([.E57];&quot;[0-9]+:&quot;; &quot;&quot;)/5" office:value-type="float" office:value="121" calcext:value-type="float">
            <text:p>121</text:p>
          </table:table-cell>
          <table:table-cell table:style-name="ce9" table:formula="of:=ORG.LIBREOFFICE.REGEX([.F57];&quot;:[0-9]+&quot;; &quot;&quot;)*12 + ORG.LIBREOFFICE.REGEX([.F57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57];&quot;&quot;&quot;,&quot;;[.B$1];&quot;: &quot;;&quot;&quot;&quot;&quot;;[.B57];&quot;&quot;&quot;,&quot;;[.C$1];&quot;: &quot;;&quot;&quot;&quot;&quot;;[.C57];&quot;&quot;&quot;,&quot;;[.D$1];&quot;: &quot;;&quot;&quot;&quot;&quot;;[.D57];&quot;&quot;&quot;,&quot;;[.E$1];&quot;: &quot;;[.G57];&quot;,&quot;;[.F$1];&quot;: &quot;;[.H57];[.N$1])" office:value-type="string" office:string-value="{persona: &quot;Giacomo&quot;,materia: &quot;Letteratura Inglese 1&quot;,aula: &quot;Aula 7&quot;,giorno: &quot;Lunedì&quot;,inizio: 121,fine: 139}," calcext:value-type="string">
            <text:p>{persona: "Giacomo",materia: "Letteratura Inglese 1",aula: "Aula 7",giorno: "Lun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58];&quot;:[0-9]+&quot;; &quot;&quot;)*12 + ORG.LIBREOFFICE.REGEX([.E58];&quot;[0-9]+:&quot;; &quot;&quot;)/5" office:value-type="float" office:value="140" calcext:value-type="float">
            <text:p>140</text:p>
          </table:table-cell>
          <table:table-cell table:style-name="ce9" table:formula="of:=ORG.LIBREOFFICE.REGEX([.F58];&quot;:[0-9]+&quot;; &quot;&quot;)*12 + ORG.LIBREOFFICE.REGEX([.F58];&quot;[0-9]+:&quot;; &quot;&quot;)/5" office:value-type="float" office:value="158" calcext:value-type="float">
            <text:p>158</text:p>
          </table:table-cell>
          <table:table-cell table:style-name="ce9" table:formula="of:=CONCATENATE([.J$1];[.$A$1];&quot;: &quot;;&quot;&quot;&quot;&quot;;[.A58];&quot;&quot;&quot;,&quot;;[.B$1];&quot;: &quot;;&quot;&quot;&quot;&quot;;[.B58];&quot;&quot;&quot;,&quot;;[.C$1];&quot;: &quot;;&quot;&quot;&quot;&quot;;[.C58];&quot;&quot;&quot;,&quot;;[.D$1];&quot;: &quot;;&quot;&quot;&quot;&quot;;[.D58];&quot;&quot;&quot;,&quot;;[.E$1];&quot;: &quot;;[.G58];&quot;,&quot;;[.F$1];&quot;: &quot;;[.H58];[.N$1])" office:value-type="string" office:string-value="{persona: &quot;Giacomo&quot;,materia: &quot;Letteratura Spagnola 1&quot;,aula: &quot;Aula Magna&quot;,giorno: &quot;Lunedì&quot;,inizio: 140,fine: 158}," calcext:value-type="string">
            <text:p>{persona: "Giacomo",materia: "Letteratura Spagnola 1",aula: "Aula Magna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59];&quot;:[0-9]+&quot;; &quot;&quot;)*12 + ORG.LIBREOFFICE.REGEX([.E59];&quot;[0-9]+:&quot;; &quot;&quot;)/5" office:value-type="float" office:value="158" calcext:value-type="float">
            <text:p>158</text:p>
          </table:table-cell>
          <table:table-cell table:style-name="ce9" table:formula="of:=ORG.LIBREOFFICE.REGEX([.F59];&quot;:[0-9]+&quot;; &quot;&quot;)*12 + ORG.LIBREOFFICE.REGEX([.F59];&quot;[0-9]+:&quot;; &quot;&quot;)/5" office:value-type="float" office:value="177" calcext:value-type="float">
            <text:p>177</text:p>
          </table:table-cell>
          <table:table-cell table:style-name="ce9" table:formula="of:=CONCATENATE([.J$1];[.$A$1];&quot;: &quot;;&quot;&quot;&quot;&quot;;[.A59];&quot;&quot;&quot;,&quot;;[.B$1];&quot;: &quot;;&quot;&quot;&quot;&quot;;[.B59];&quot;&quot;&quot;,&quot;;[.C$1];&quot;: &quot;;&quot;&quot;&quot;&quot;;[.C59];&quot;&quot;&quot;,&quot;;[.D$1];&quot;: &quot;;&quot;&quot;&quot;&quot;;[.D59];&quot;&quot;&quot;,&quot;;[.E$1];&quot;: &quot;;[.G59];&quot;,&quot;;[.F$1];&quot;: &quot;;[.H59];[.N$1])" office:value-type="string" office:string-value="{persona: &quot;Giacomo&quot;,materia: &quot;Inglese 2&quot;,aula: &quot;Aula Magna&quot;,giorno: &quot;Lunedì&quot;,inizio: 158,fine: 177}," calcext:value-type="string">
            <text:p>{persona: "Giacomo",materia: "Inglese 2",aula: "Aula Magna",giorno: "Lun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4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0];&quot;:[0-9]+&quot;; &quot;&quot;)*12 + ORG.LIBREOFFICE.REGEX([.E60];&quot;[0-9]+:&quot;; &quot;&quot;)/5" office:value-type="float" office:value="201" calcext:value-type="float">
            <text:p>201</text:p>
          </table:table-cell>
          <table:table-cell table:style-name="ce9" table:formula="of:=ORG.LIBREOFFICE.REGEX([.F60];&quot;:[0-9]+&quot;; &quot;&quot;)*12 + ORG.LIBREOFFICE.REGEX([.F60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60];&quot;&quot;&quot;,&quot;;[.B$1];&quot;: &quot;;&quot;&quot;&quot;&quot;;[.B60];&quot;&quot;&quot;,&quot;;[.C$1];&quot;: &quot;;&quot;&quot;&quot;&quot;;[.C60];&quot;&quot;&quot;,&quot;;[.D$1];&quot;: &quot;;&quot;&quot;&quot;&quot;;[.D60];&quot;&quot;&quot;,&quot;;[.E$1];&quot;: &quot;;[.G60];&quot;,&quot;;[.F$1];&quot;: &quot;;[.H60];[.N$1])" office:value-type="string" office:string-value="{persona: &quot;Giacomo&quot;,materia: &quot;Spagnolo 2 Ex&quot;,aula: &quot;Laboratorio C&quot;,giorno: &quot;Lunedì&quot;,inizio: 201,fine: 215}," calcext:value-type="string">
            <text:p>{persona: "Giacomo",materia: "Spagnolo 2 Ex",aula: "Laboratorio C",giorno: "Lunedì",inizio: 201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Teoria e Storia della Traduzione 1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61];&quot;:[0-9]+&quot;; &quot;&quot;)*12 + ORG.LIBREOFFICE.REGEX([.E61];&quot;[0-9]+:&quot;; &quot;&quot;)/5" office:value-type="float" office:value="216" calcext:value-type="float">
            <text:p>216</text:p>
          </table:table-cell>
          <table:table-cell table:style-name="ce9" table:formula="of:=ORG.LIBREOFFICE.REGEX([.F61];&quot;:[0-9]+&quot;; &quot;&quot;)*12 + ORG.LIBREOFFICE.REGEX([.F61];&quot;[0-9]+:&quot;; &quot;&quot;)/5" office:value-type="float" office:value="234" calcext:value-type="float">
            <text:p>234</text:p>
          </table:table-cell>
          <table:table-cell table:style-name="ce9" table:formula="of:=CONCATENATE([.J$1];[.$A$1];&quot;: &quot;;&quot;&quot;&quot;&quot;;[.A61];&quot;&quot;&quot;,&quot;;[.B$1];&quot;: &quot;;&quot;&quot;&quot;&quot;;[.B61];&quot;&quot;&quot;,&quot;;[.C$1];&quot;: &quot;;&quot;&quot;&quot;&quot;;[.C61];&quot;&quot;&quot;,&quot;;[.D$1];&quot;: &quot;;&quot;&quot;&quot;&quot;;[.D61];&quot;&quot;&quot;,&quot;;[.E$1];&quot;: &quot;;[.G61];&quot;,&quot;;[.F$1];&quot;: &quot;;[.H61];[.N$1])" office:value-type="string" office:string-value="{persona: &quot;Giacomo&quot;,materia: &quot;Teoria e Storia della Traduzione 1&quot;,aula: &quot;Aula Magna&quot;,giorno: &quot;Lunedì&quot;,inizio: 216,fine: 234}," calcext:value-type="string">
            <text:p>{persona: "Giacomo",materia: "Teoria e Storia della Traduzione 1",aula: "Aula Magna",giorno: "Lune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62];&quot;:[0-9]+&quot;; &quot;&quot;)*12 + ORG.LIBREOFFICE.REGEX([.E62];&quot;[0-9]+:&quot;; &quot;&quot;)/5" office:value-type="float" office:value="121" calcext:value-type="float">
            <text:p>121</text:p>
          </table:table-cell>
          <table:table-cell table:style-name="ce9" table:formula="of:=ORG.LIBREOFFICE.REGEX([.F62];&quot;:[0-9]+&quot;; &quot;&quot;)*12 + ORG.LIBREOFFICE.REGEX([.F62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62];&quot;&quot;&quot;,&quot;;[.B$1];&quot;: &quot;;&quot;&quot;&quot;&quot;;[.B62];&quot;&quot;&quot;,&quot;;[.C$1];&quot;: &quot;;&quot;&quot;&quot;&quot;;[.C62];&quot;&quot;&quot;,&quot;;[.D$1];&quot;: &quot;;&quot;&quot;&quot;&quot;;[.D62];&quot;&quot;&quot;,&quot;;[.E$1];&quot;: &quot;;[.G62];&quot;,&quot;;[.F$1];&quot;: &quot;;[.H62];[.N$1])" office:value-type="string" office:string-value="{persona: &quot;Giacomo&quot;,materia: &quot;Inglese 2 Ex&quot;,aula: &quot;Aula 7&quot;,giorno: &quot;Martedì&quot;,inizio: 121,fine: 139}," calcext:value-type="string">
            <text:p>{persona: "Giacomo",materia: "Inglese 2 Ex",aula: "Aula 7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63];&quot;:[0-9]+&quot;; &quot;&quot;)*12 + ORG.LIBREOFFICE.REGEX([.E63];&quot;[0-9]+:&quot;; &quot;&quot;)/5" office:value-type="float" office:value="140" calcext:value-type="float">
            <text:p>140</text:p>
          </table:table-cell>
          <table:table-cell table:style-name="ce9" table:formula="of:=ORG.LIBREOFFICE.REGEX([.F63];&quot;:[0-9]+&quot;; &quot;&quot;)*12 + ORG.LIBREOFFICE.REGEX([.F63];&quot;[0-9]+:&quot;; &quot;&quot;)/5" office:value-type="float" office:value="158" calcext:value-type="float">
            <text:p>158</text:p>
          </table:table-cell>
          <table:table-cell table:style-name="ce9" table:formula="of:=CONCATENATE([.J$1];[.$A$1];&quot;: &quot;;&quot;&quot;&quot;&quot;;[.A63];&quot;&quot;&quot;,&quot;;[.B$1];&quot;: &quot;;&quot;&quot;&quot;&quot;;[.B63];&quot;&quot;&quot;,&quot;;[.C$1];&quot;: &quot;;&quot;&quot;&quot;&quot;;[.C63];&quot;&quot;&quot;,&quot;;[.D$1];&quot;: &quot;;&quot;&quot;&quot;&quot;;[.D63];&quot;&quot;&quot;,&quot;;[.E$1];&quot;: &quot;;[.G63];&quot;,&quot;;[.F$1];&quot;: &quot;;[.H63];[.N$1])" office:value-type="string" office:string-value="{persona: &quot;Giacomo&quot;,materia: &quot;Letteratura Spagnola 1&quot;,aula: &quot;Aula 3&quot;,giorno: &quot;Martedì&quot;,inizio: 140,fine: 158}," calcext:value-type="string">
            <text:p>{persona: "Giacomo",materia: "Letteratura Spagnola 1",aula: "Aula 3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00</text:p>
          </table:table-cell>
          <table:table-cell table:style-name="ce9" table:formula="of:=ORG.LIBREOFFICE.REGEX([.E64];&quot;:[0-9]+&quot;; &quot;&quot;)*12 + ORG.LIBREOFFICE.REGEX([.E64];&quot;[0-9]+:&quot;; &quot;&quot;)/5" office:value-type="float" office:value="102" calcext:value-type="float">
            <text:p>102</text:p>
          </table:table-cell>
          <table:table-cell table:style-name="ce9" table:formula="of:=ORG.LIBREOFFICE.REGEX([.F64];&quot;:[0-9]+&quot;; &quot;&quot;)*12 + ORG.LIBREOFFICE.REGEX([.F64];&quot;[0-9]+:&quot;; &quot;&quot;)/5" office:value-type="float" office:value="120" calcext:value-type="float">
            <text:p>120</text:p>
          </table:table-cell>
          <table:table-cell table:style-name="ce9" table:formula="of:=CONCATENATE([.J$1];[.$A$1];&quot;: &quot;;&quot;&quot;&quot;&quot;;[.A64];&quot;&quot;&quot;,&quot;;[.B$1];&quot;: &quot;;&quot;&quot;&quot;&quot;;[.B64];&quot;&quot;&quot;,&quot;;[.C$1];&quot;: &quot;;&quot;&quot;&quot;&quot;;[.C64];&quot;&quot;&quot;,&quot;;[.D$1];&quot;: &quot;;&quot;&quot;&quot;&quot;;[.D64];&quot;&quot;&quot;,&quot;;[.E$1];&quot;: &quot;;[.G64];&quot;,&quot;;[.F$1];&quot;: &quot;;[.H64];[.N$1])" office:value-type="string" office:string-value="{persona: &quot;Giacomo&quot;,materia: &quot;Letteratura Spagnola 1&quot;,aula: &quot;Aula 7&quot;,giorno: &quot;Mercoledì&quot;,inizio: 102,fine: 120}," calcext:value-type="string">
            <text:p>{persona: "Giacomo",materia: "Letteratura Spagnola 1",aula: "Aula 7",giorno: "Mercoledì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65];&quot;:[0-9]+&quot;; &quot;&quot;)*12 + ORG.LIBREOFFICE.REGEX([.E65];&quot;[0-9]+:&quot;; &quot;&quot;)/5" office:value-type="float" office:value="158" calcext:value-type="float">
            <text:p>158</text:p>
          </table:table-cell>
          <table:table-cell table:style-name="ce9" table:formula="of:=ORG.LIBREOFFICE.REGEX([.F65];&quot;:[0-9]+&quot;; &quot;&quot;)*12 + ORG.LIBREOFFICE.REGEX([.F65];&quot;[0-9]+:&quot;; &quot;&quot;)/5" office:value-type="float" office:value="177" calcext:value-type="float">
            <text:p>177</text:p>
          </table:table-cell>
          <table:table-cell table:style-name="ce9" table:formula="of:=CONCATENATE([.J$1];[.$A$1];&quot;: &quot;;&quot;&quot;&quot;&quot;;[.A65];&quot;&quot;&quot;,&quot;;[.B$1];&quot;: &quot;;&quot;&quot;&quot;&quot;;[.B65];&quot;&quot;&quot;,&quot;;[.C$1];&quot;: &quot;;&quot;&quot;&quot;&quot;;[.C65];&quot;&quot;&quot;,&quot;;[.D$1];&quot;: &quot;;&quot;&quot;&quot;&quot;;[.D65];&quot;&quot;&quot;,&quot;;[.E$1];&quot;: &quot;;[.G65];&quot;,&quot;;[.F$1];&quot;: &quot;;[.H65];[.N$1])" office:value-type="string" office:string-value="{persona: &quot;Giacomo&quot;,materia: &quot;Spagnolo 2 Ex&quot;,aula: &quot;Aula 2&quot;,giorno: &quot;Mercoledì&quot;,inizio: 158,fine: 177}," calcext:value-type="string">
            <text:p>{persona: "Giacomo",materia: "Spagnolo 2 Ex",aula: "Aula 2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66];&quot;:[0-9]+&quot;; &quot;&quot;)*12 + ORG.LIBREOFFICE.REGEX([.E66];&quot;[0-9]+:&quot;; &quot;&quot;)/5" office:value-type="float" office:value="178" calcext:value-type="float">
            <text:p>178</text:p>
          </table:table-cell>
          <table:table-cell table:style-name="ce9" table:formula="of:=ORG.LIBREOFFICE.REGEX([.F66];&quot;:[0-9]+&quot;; &quot;&quot;)*12 + ORG.LIBREOFFICE.REGEX([.F66];&quot;[0-9]+:&quot;; &quot;&quot;)/5" office:value-type="float" office:value="196" calcext:value-type="float">
            <text:p>196</text:p>
          </table:table-cell>
          <table:table-cell table:style-name="ce9" table:formula="of:=CONCATENATE([.J$1];[.$A$1];&quot;: &quot;;&quot;&quot;&quot;&quot;;[.A66];&quot;&quot;&quot;,&quot;;[.B$1];&quot;: &quot;;&quot;&quot;&quot;&quot;;[.B66];&quot;&quot;&quot;,&quot;;[.C$1];&quot;: &quot;;&quot;&quot;&quot;&quot;;[.C66];&quot;&quot;&quot;,&quot;;[.D$1];&quot;: &quot;;&quot;&quot;&quot;&quot;;[.D66];&quot;&quot;&quot;,&quot;;[.E$1];&quot;: &quot;;[.G66];&quot;,&quot;;[.F$1];&quot;: &quot;;[.H66];[.N$1])" office:value-type="string" office:string-value="{persona: &quot;Giacomo&quot;,materia: &quot;Inglese 2 Ex&quot;,aula: &quot;Aula 3&quot;,giorno: &quot;Mercoledì&quot;,inizio: 178,fine: 196}," calcext:value-type="string">
            <text:p>{persona: "Giacomo",materia: "Inglese 2 Ex",aula: "Aula 3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7];&quot;:[0-9]+&quot;; &quot;&quot;)*12 + ORG.LIBREOFFICE.REGEX([.E67];&quot;[0-9]+:&quot;; &quot;&quot;)/5" office:value-type="float" office:value="197" calcext:value-type="float">
            <text:p>197</text:p>
          </table:table-cell>
          <table:table-cell table:style-name="ce9" table:formula="of:=ORG.LIBREOFFICE.REGEX([.F67];&quot;:[0-9]+&quot;; &quot;&quot;)*12 + ORG.LIBREOFFICE.REGEX([.F67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67];&quot;&quot;&quot;,&quot;;[.B$1];&quot;: &quot;;&quot;&quot;&quot;&quot;;[.B67];&quot;&quot;&quot;,&quot;;[.C$1];&quot;: &quot;;&quot;&quot;&quot;&quot;;[.C67];&quot;&quot;&quot;,&quot;;[.D$1];&quot;: &quot;;&quot;&quot;&quot;&quot;;[.D67];&quot;&quot;&quot;,&quot;;[.E$1];&quot;: &quot;;[.G67];&quot;,&quot;;[.F$1];&quot;: &quot;;[.H67];[.N$1])" office:value-type="string" office:string-value="{persona: &quot;Giacomo&quot;,materia: &quot;Letteratura Inglese 1&quot;,aula: &quot;Aula 7&quot;,giorno: &quot;Mercoledì&quot;,inizio: 197,fine: 215}," calcext:value-type="string">
            <text:p>{persona: "Giacomo",materia: "Letteratura Inglese 1",aula: "Aula 7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68];&quot;:[0-9]+&quot;; &quot;&quot;)*12 + ORG.LIBREOFFICE.REGEX([.E68];&quot;[0-9]+:&quot;; &quot;&quot;)/5" office:value-type="float" office:value="121" calcext:value-type="float">
            <text:p>121</text:p>
          </table:table-cell>
          <table:table-cell table:style-name="ce9" table:formula="of:=ORG.LIBREOFFICE.REGEX([.F68];&quot;:[0-9]+&quot;; &quot;&quot;)*12 + ORG.LIBREOFFICE.REGEX([.F68];&quot;[0-9]+:&quot;; &quot;&quot;)/5" office:value-type="float" office:value="139" calcext:value-type="float">
            <text:p>139</text:p>
          </table:table-cell>
          <table:table-cell table:style-name="ce9" table:formula="of:=CONCATENATE([.J$1];[.$A$1];&quot;: &quot;;&quot;&quot;&quot;&quot;;[.A68];&quot;&quot;&quot;,&quot;;[.B$1];&quot;: &quot;;&quot;&quot;&quot;&quot;;[.B68];&quot;&quot;&quot;,&quot;;[.C$1];&quot;: &quot;;&quot;&quot;&quot;&quot;;[.C68];&quot;&quot;&quot;,&quot;;[.D$1];&quot;: &quot;;&quot;&quot;&quot;&quot;;[.D68];&quot;&quot;&quot;,&quot;;[.E$1];&quot;: &quot;;[.G68];&quot;,&quot;;[.F$1];&quot;: &quot;;[.H68];[.N$1])" office:value-type="string" office:string-value="{persona: &quot;Giacomo&quot;,materia: &quot;Letteratura Inglese 1&quot;,aula: &quot;Aula 7&quot;,giorno: &quot;Venerdì&quot;,inizio: 121,fine: 139}," calcext:value-type="string">
            <text:p>{persona: "Giacomo",materia: "Letteratura Inglese 1",aula: "Aula 7",giorno: "Vener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9];&quot;:[0-9]+&quot;; &quot;&quot;)*12 + ORG.LIBREOFFICE.REGEX([.E69];&quot;[0-9]+:&quot;; &quot;&quot;)/5" office:value-type="float" office:value="197" calcext:value-type="float">
            <text:p>197</text:p>
          </table:table-cell>
          <table:table-cell table:style-name="ce9" table:formula="of:=ORG.LIBREOFFICE.REGEX([.F69];&quot;:[0-9]+&quot;; &quot;&quot;)*12 + ORG.LIBREOFFICE.REGEX([.F69];&quot;[0-9]+:&quot;; &quot;&quot;)/5" office:value-type="float" office:value="215" calcext:value-type="float">
            <text:p>215</text:p>
          </table:table-cell>
          <table:table-cell table:style-name="ce9" table:formula="of:=CONCATENATE([.J$1];[.$A$1];&quot;: &quot;;&quot;&quot;&quot;&quot;;[.A69];&quot;&quot;&quot;,&quot;;[.B$1];&quot;: &quot;;&quot;&quot;&quot;&quot;;[.B69];&quot;&quot;&quot;,&quot;;[.C$1];&quot;: &quot;;&quot;&quot;&quot;&quot;;[.C69];&quot;&quot;&quot;,&quot;;[.D$1];&quot;: &quot;;&quot;&quot;&quot;&quot;;[.D69];&quot;&quot;&quot;,&quot;;[.E$1];&quot;: &quot;;[.G69];&quot;,&quot;;[.F$1];&quot;: &quot;;[.H69];[.N$1])" office:value-type="string" office:string-value="{persona: &quot;Giacomo&quot;,materia: &quot;Spagnolo 2 Ex&quot;,aula: &quot;Laboratorio C&quot;,giorno: &quot;Venerdì&quot;,inizio: 197,fine: 215}," calcext:value-type="string">
            <text:p>{persona: "Giacomo",materia: "Spagnolo 2 Ex",aula: "Laboratorio C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Sistemi Operativi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7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70];&quot;:[0-9]+&quot;; &quot;&quot;)*12 + ORG.LIBREOFFICE.REGEX([.E70];&quot;[0-9]+:&quot;; &quot;&quot;)/5" office:value-type="float" office:value="204" calcext:value-type="float">
            <text:p>204</text:p>
          </table:table-cell>
          <table:table-cell table:style-name="ce9" table:formula="of:=ORG.LIBREOFFICE.REGEX([.F70];&quot;:[0-9]+&quot;; &quot;&quot;)*12 + ORG.LIBREOFFICE.REGEX([.F70];&quot;[0-9]+:&quot;; &quot;&quot;)/5" office:value-type="float" office:value="234" calcext:value-type="float">
            <text:p>234</text:p>
          </table:table-cell>
          <table:table-cell table:style-name="ce9" table:formula="of:=CONCATENATE([.J$1];[.$A$1];&quot;: &quot;;&quot;&quot;&quot;&quot;;[.A70];&quot;&quot;&quot;,&quot;;[.B$1];&quot;: &quot;;&quot;&quot;&quot;&quot;;[.B70];&quot;&quot;&quot;,&quot;;[.C$1];&quot;: &quot;;&quot;&quot;&quot;&quot;;[.C70];&quot;&quot;&quot;,&quot;;[.D$1];&quot;: &quot;;&quot;&quot;&quot;&quot;;[.D70];&quot;&quot;&quot;,&quot;;[.E$1];&quot;: &quot;;[.G70];&quot;,&quot;;[.F$1];&quot;: &quot;;[.H70];[.N$1])" office:value-type="string" office:string-value="{persona: &quot;Davide&quot;,materia: &quot;Sistemi Operativi Ex&quot;,aula: &quot;Laboratorio T&quot;,giorno: &quot;Lunedì&quot;,inizio: 204,fine: 234}," calcext:value-type="string">
            <text:p>{persona: "Davide",materia: "Sistemi Operativi Ex",aula: "Laboratorio T",giorno: "Lunedì",inizio: 204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Automi e Linguaggi Formal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1];&quot;:[0-9]+&quot;; &quot;&quot;)*12 + ORG.LIBREOFFICE.REGEX([.E71];&quot;[0-9]+:&quot;; &quot;&quot;)/5" office:value-type="float" office:value="132" calcext:value-type="float">
            <text:p>132</text:p>
          </table:table-cell>
          <table:table-cell table:style-name="ce9" table:formula="of:=ORG.LIBREOFFICE.REGEX([.F71];&quot;:[0-9]+&quot;; &quot;&quot;)*12 + ORG.LIBREOFFICE.REGEX([.F71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71];&quot;&quot;&quot;,&quot;;[.B$1];&quot;: &quot;;&quot;&quot;&quot;&quot;;[.B71];&quot;&quot;&quot;,&quot;;[.C$1];&quot;: &quot;;&quot;&quot;&quot;&quot;;[.C71];&quot;&quot;&quot;,&quot;;[.D$1];&quot;: &quot;;&quot;&quot;&quot;&quot;;[.D71];&quot;&quot;&quot;,&quot;;[.E$1];&quot;: &quot;;[.G71];&quot;,&quot;;[.F$1];&quot;: &quot;;[.H71];[.N$1])" office:value-type="string" office:string-value="{persona: &quot;Davide&quot;,materia: &quot;Automi e Linguaggi Formali&quot;,aula: &quot;Aula Magna di Matematica&quot;,giorno: &quot;Martedì&quot;,inizio: 132,fine: 153}," calcext:value-type="string">
            <text:p>{persona: "Davide",materia: "Automi e Linguaggi Formali",aula: "Aula Magna di Matematica",giorno: "Mart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Sistemi Operativ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72];&quot;:[0-9]+&quot;; &quot;&quot;)*12 + ORG.LIBREOFFICE.REGEX([.E72];&quot;[0-9]+:&quot;; &quot;&quot;)/5" office:value-type="float" office:value="174" calcext:value-type="float">
            <text:p>174</text:p>
          </table:table-cell>
          <table:table-cell table:style-name="ce9" table:formula="of:=ORG.LIBREOFFICE.REGEX([.F72];&quot;:[0-9]+&quot;; &quot;&quot;)*12 + ORG.LIBREOFFICE.REGEX([.F72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72];&quot;&quot;&quot;,&quot;;[.B$1];&quot;: &quot;;&quot;&quot;&quot;&quot;;[.B72];&quot;&quot;&quot;,&quot;;[.C$1];&quot;: &quot;;&quot;&quot;&quot;&quot;;[.C72];&quot;&quot;&quot;,&quot;;[.D$1];&quot;: &quot;;&quot;&quot;&quot;&quot;;[.D72];&quot;&quot;&quot;,&quot;;[.E$1];&quot;: &quot;;[.G72];&quot;,&quot;;[.F$1];&quot;: &quot;;[.H72];[.N$1])" office:value-type="string" office:string-value="{persona: &quot;Davide&quot;,materia: &quot;Sistemi Operativi&quot;,aula: &quot;Aula Magna di Matematica&quot;,giorno: &quot;Martedì&quot;,inizio: 174,fine: 195}," calcext:value-type="string">
            <text:p>{persona: "Davide",materia: "Sistemi Operativi",aula: "Aula Magna di Matematica",giorno: "Mart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Sistemi Operativi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3:45</text:p>
          </table:table-cell>
          <table:table-cell table:style-name="ce9" table:formula="of:=ORG.LIBREOFFICE.REGEX([.E73];&quot;:[0-9]+&quot;; &quot;&quot;)*12 + ORG.LIBREOFFICE.REGEX([.E73];&quot;[0-9]+:&quot;; &quot;&quot;)/5" office:value-type="float" office:value="135" calcext:value-type="float">
            <text:p>135</text:p>
          </table:table-cell>
          <table:table-cell table:style-name="ce9" table:formula="of:=ORG.LIBREOFFICE.REGEX([.F73];&quot;:[0-9]+&quot;; &quot;&quot;)*12 + ORG.LIBREOFFICE.REGEX([.F73];&quot;[0-9]+:&quot;; &quot;&quot;)/5" office:value-type="float" office:value="165" calcext:value-type="float">
            <text:p>165</text:p>
          </table:table-cell>
          <table:table-cell table:style-name="ce9" table:formula="of:=CONCATENATE([.J$1];[.$A$1];&quot;: &quot;;&quot;&quot;&quot;&quot;;[.A73];&quot;&quot;&quot;,&quot;;[.B$1];&quot;: &quot;;&quot;&quot;&quot;&quot;;[.B73];&quot;&quot;&quot;,&quot;;[.C$1];&quot;: &quot;;&quot;&quot;&quot;&quot;;[.C73];&quot;&quot;&quot;,&quot;;[.D$1];&quot;: &quot;;&quot;&quot;&quot;&quot;;[.D73];&quot;&quot;&quot;,&quot;;[.E$1];&quot;: &quot;;[.G73];&quot;,&quot;;[.F$1];&quot;: &quot;;[.H73];[.N$1])" office:value-type="string" office:string-value="{persona: &quot;Davide&quot;,materia: &quot;Sistemi Operativi Ex&quot;,aula: &quot;Laboratorio T&quot;,giorno: &quot;Mercoledì&quot;,inizio: 135,fine: 165}," calcext:value-type="string">
            <text:p>{persona: "Davide",materia: "Sistemi Operativi Ex",aula: "Laboratorio T",giorno: "Mercoledì",inizio: 135,fine: 16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Sistemi Operativ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74];&quot;:[0-9]+&quot;; &quot;&quot;)*12 + ORG.LIBREOFFICE.REGEX([.E74];&quot;[0-9]+:&quot;; &quot;&quot;)/5" office:value-type="float" office:value="174" calcext:value-type="float">
            <text:p>174</text:p>
          </table:table-cell>
          <table:table-cell table:style-name="ce9" table:formula="of:=ORG.LIBREOFFICE.REGEX([.F74];&quot;:[0-9]+&quot;; &quot;&quot;)*12 + ORG.LIBREOFFICE.REGEX([.F74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74];&quot;&quot;&quot;,&quot;;[.B$1];&quot;: &quot;;&quot;&quot;&quot;&quot;;[.B74];&quot;&quot;&quot;,&quot;;[.C$1];&quot;: &quot;;&quot;&quot;&quot;&quot;;[.C74];&quot;&quot;&quot;,&quot;;[.D$1];&quot;: &quot;;&quot;&quot;&quot;&quot;;[.D74];&quot;&quot;&quot;,&quot;;[.E$1];&quot;: &quot;;[.G74];&quot;,&quot;;[.F$1];&quot;: &quot;;[.H74];[.N$1])" office:value-type="string" office:string-value="{persona: &quot;Davide&quot;,materia: &quot;Sistemi Operativi&quot;,aula: &quot;Aula Magna di Matematica&quot;,giorno: &quot;Mercoledì&quot;,inizio: 174,fine: 195}," calcext:value-type="string">
            <text:p>{persona: "Davide",materia: "Sistemi Operativi",aula: "Aula Magna di Matematica",giorno: "Mercol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Automi e Linguaggi Formal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5];&quot;:[0-9]+&quot;; &quot;&quot;)*12 + ORG.LIBREOFFICE.REGEX([.E75];&quot;[0-9]+:&quot;; &quot;&quot;)/5" office:value-type="float" office:value="132" calcext:value-type="float">
            <text:p>132</text:p>
          </table:table-cell>
          <table:table-cell table:style-name="ce9" table:formula="of:=ORG.LIBREOFFICE.REGEX([.F75];&quot;:[0-9]+&quot;; &quot;&quot;)*12 + ORG.LIBREOFFICE.REGEX([.F75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75];&quot;&quot;&quot;,&quot;;[.B$1];&quot;: &quot;;&quot;&quot;&quot;&quot;;[.B75];&quot;&quot;&quot;,&quot;;[.C$1];&quot;: &quot;;&quot;&quot;&quot;&quot;;[.C75];&quot;&quot;&quot;,&quot;;[.D$1];&quot;: &quot;;&quot;&quot;&quot;&quot;;[.D75];&quot;&quot;&quot;,&quot;;[.E$1];&quot;: &quot;;[.G75];&quot;,&quot;;[.F$1];&quot;: &quot;;[.H75];[.N$1])" office:value-type="string" office:string-value="{persona: &quot;Davide&quot;,materia: &quot;Automi e Linguaggi Formali&quot;,aula: &quot;Aula Magna di Matematica&quot;,giorno: &quot;Giovedì&quot;,inizio: 132,fine: 153}," calcext:value-type="string">
            <text:p>{persona: "Davide",materia: "Automi e Linguaggi Formali",aula: "Aula Magna di Matematica",giorno: "Giov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Dati e Modell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76];&quot;:[0-9]+&quot;; &quot;&quot;)*12 + ORG.LIBREOFFICE.REGEX([.E76];&quot;[0-9]+:&quot;; &quot;&quot;)/5" office:value-type="float" office:value="174" calcext:value-type="float">
            <text:p>174</text:p>
          </table:table-cell>
          <table:table-cell table:style-name="ce9" table:formula="of:=ORG.LIBREOFFICE.REGEX([.F76];&quot;:[0-9]+&quot;; &quot;&quot;)*12 + ORG.LIBREOFFICE.REGEX([.F76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76];&quot;&quot;&quot;,&quot;;[.B$1];&quot;: &quot;;&quot;&quot;&quot;&quot;;[.B76];&quot;&quot;&quot;,&quot;;[.C$1];&quot;: &quot;;&quot;&quot;&quot;&quot;;[.C76];&quot;&quot;&quot;,&quot;;[.D$1];&quot;: &quot;;&quot;&quot;&quot;&quot;;[.D76];&quot;&quot;&quot;,&quot;;[.E$1];&quot;: &quot;;[.G76];&quot;,&quot;;[.F$1];&quot;: &quot;;[.H76];[.N$1])" office:value-type="string" office:string-value="{persona: &quot;Davide&quot;,materia: &quot;Dati e Modelli&quot;,aula: &quot;Aula Magna di Matematica&quot;,giorno: &quot;Giovedì&quot;,inizio: 174,fine: 195}," calcext:value-type="string">
            <text:p>{persona: "Davide",materia: "Dati e Modelli",aula: "Aula Magna di Matematica",giorno: "Giov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Diritto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6:15</text:p>
          </table:table-cell>
          <table:table-cell table:style-name="ce4" office:value-type="string" calcext:value-type="string">
            <text:p>18:00</text:p>
          </table:table-cell>
          <table:table-cell table:style-name="ce9" table:formula="of:=ORG.LIBREOFFICE.REGEX([.E77];&quot;:[0-9]+&quot;; &quot;&quot;)*12 + ORG.LIBREOFFICE.REGEX([.E77];&quot;[0-9]+:&quot;; &quot;&quot;)/5" office:value-type="float" office:value="195" calcext:value-type="float">
            <text:p>195</text:p>
          </table:table-cell>
          <table:table-cell table:style-name="ce9" table:formula="of:=ORG.LIBREOFFICE.REGEX([.F77];&quot;:[0-9]+&quot;; &quot;&quot;)*12 + ORG.LIBREOFFICE.REGEX([.F77];&quot;[0-9]+:&quot;; &quot;&quot;)/5" office:value-type="float" office:value="216" calcext:value-type="float">
            <text:p>216</text:p>
          </table:table-cell>
          <table:table-cell table:style-name="ce9" table:formula="of:=CONCATENATE([.J$1];[.$A$1];&quot;: &quot;;&quot;&quot;&quot;&quot;;[.A77];&quot;&quot;&quot;,&quot;;[.B$1];&quot;: &quot;;&quot;&quot;&quot;&quot;;[.B77];&quot;&quot;&quot;,&quot;;[.C$1];&quot;: &quot;;&quot;&quot;&quot;&quot;;[.C77];&quot;&quot;&quot;,&quot;;[.D$1];&quot;: &quot;;&quot;&quot;&quot;&quot;;[.D77];&quot;&quot;&quot;,&quot;;[.E$1];&quot;: &quot;;[.G77];&quot;,&quot;;[.F$1];&quot;: &quot;;[.H77];[.N$1])" office:value-type="string" office:string-value="{persona: &quot;Davide&quot;,materia: &quot;Diritto&quot;,aula: &quot;Aula Magna di Matematica&quot;,giorno: &quot;Giovedì&quot;,inizio: 195,fine: 216}," calcext:value-type="string">
            <text:p>{persona: "Davide",materia: "Diritto",aula: "Aula Magna di Matematica",giorno: "Giovedì",inizio: 195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Automi e Linguaggi Formal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8];&quot;:[0-9]+&quot;; &quot;&quot;)*12 + ORG.LIBREOFFICE.REGEX([.E78];&quot;[0-9]+:&quot;; &quot;&quot;)/5" office:value-type="float" office:value="132" calcext:value-type="float">
            <text:p>132</text:p>
          </table:table-cell>
          <table:table-cell table:style-name="ce9" table:formula="of:=ORG.LIBREOFFICE.REGEX([.F78];&quot;:[0-9]+&quot;; &quot;&quot;)*12 + ORG.LIBREOFFICE.REGEX([.F78];&quot;[0-9]+:&quot;; &quot;&quot;)/5" office:value-type="float" office:value="153" calcext:value-type="float">
            <text:p>153</text:p>
          </table:table-cell>
          <table:table-cell table:style-name="ce9" table:formula="of:=CONCATENATE([.J$1];[.$A$1];&quot;: &quot;;&quot;&quot;&quot;&quot;;[.A78];&quot;&quot;&quot;,&quot;;[.B$1];&quot;: &quot;;&quot;&quot;&quot;&quot;;[.B78];&quot;&quot;&quot;,&quot;;[.C$1];&quot;: &quot;;&quot;&quot;&quot;&quot;;[.C78];&quot;&quot;&quot;,&quot;;[.D$1];&quot;: &quot;;&quot;&quot;&quot;&quot;;[.D78];&quot;&quot;&quot;,&quot;;[.E$1];&quot;: &quot;;[.G78];&quot;,&quot;;[.F$1];&quot;: &quot;;[.H78];[.N$1])" office:value-type="string" office:string-value="{persona: &quot;Davide&quot;,materia: &quot;Automi e Linguaggi Formali&quot;,aula: &quot;Aula Magna di Matematica&quot;,giorno: &quot;Venerdì&quot;,inizio: 132,fine: 153}," calcext:value-type="string">
            <text:p>{persona: "Davide",materia: "Automi e Linguaggi Formali",aula: "Aula Magna di Matematica",giorno: "Vener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Dati e Modell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79];&quot;:[0-9]+&quot;; &quot;&quot;)*12 + ORG.LIBREOFFICE.REGEX([.E79];&quot;[0-9]+:&quot;; &quot;&quot;)/5" office:value-type="float" office:value="174" calcext:value-type="float">
            <text:p>174</text:p>
          </table:table-cell>
          <table:table-cell table:style-name="ce9" table:formula="of:=ORG.LIBREOFFICE.REGEX([.F79];&quot;:[0-9]+&quot;; &quot;&quot;)*12 + ORG.LIBREOFFICE.REGEX([.F79];&quot;[0-9]+:&quot;; &quot;&quot;)/5" office:value-type="float" office:value="195" calcext:value-type="float">
            <text:p>195</text:p>
          </table:table-cell>
          <table:table-cell table:style-name="ce9" table:formula="of:=CONCATENATE([.J$1];[.$A$1];&quot;: &quot;;&quot;&quot;&quot;&quot;;[.A79];&quot;&quot;&quot;,&quot;;[.B$1];&quot;: &quot;;&quot;&quot;&quot;&quot;;[.B79];&quot;&quot;&quot;,&quot;;[.C$1];&quot;: &quot;;&quot;&quot;&quot;&quot;;[.C79];&quot;&quot;&quot;,&quot;;[.D$1];&quot;: &quot;;&quot;&quot;&quot;&quot;;[.D79];&quot;&quot;&quot;,&quot;;[.E$1];&quot;: &quot;;[.G79];&quot;,&quot;;[.F$1];&quot;: &quot;;[.H79];[.N$1])" office:value-type="string" office:string-value="{persona: &quot;Davide&quot;,materia: &quot;Dati e Modelli&quot;,aula: &quot;Aula Magna di Matematica&quot;,giorno: &quot;Venerdì&quot;,inizio: 174,fine: 195}," calcext:value-type="string">
            <text:p>{persona: "Davide",materia: "Dati e Modelli",aula: "Aula Magna di Matematica",giorno: "Vener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avide</text:p>
          </table:table-cell>
          <table:table-cell table:style-name="ce4" office:value-type="string" calcext:value-type="string">
            <text:p>Diritto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15</text:p>
          </table:table-cell>
          <table:table-cell table:style-name="ce4" office:value-type="string" calcext:value-type="string">
            <text:p>18:00</text:p>
          </table:table-cell>
          <table:table-cell table:style-name="ce9" table:formula="of:=ORG.LIBREOFFICE.REGEX([.E80];&quot;:[0-9]+&quot;; &quot;&quot;)*12 + ORG.LIBREOFFICE.REGEX([.E80];&quot;[0-9]+:&quot;; &quot;&quot;)/5" office:value-type="float" office:value="195" calcext:value-type="float">
            <text:p>195</text:p>
          </table:table-cell>
          <table:table-cell table:style-name="ce9" table:formula="of:=ORG.LIBREOFFICE.REGEX([.F80];&quot;:[0-9]+&quot;; &quot;&quot;)*12 + ORG.LIBREOFFICE.REGEX([.F80];&quot;[0-9]+:&quot;; &quot;&quot;)/5" office:value-type="float" office:value="216" calcext:value-type="float">
            <text:p>216</text:p>
          </table:table-cell>
          <table:table-cell table:style-name="ce9" table:formula="of:=CONCATENATE([.J$1];[.$A$1];&quot;: &quot;;&quot;&quot;&quot;&quot;;[.A80];&quot;&quot;&quot;,&quot;;[.B$1];&quot;: &quot;;&quot;&quot;&quot;&quot;;[.B80];&quot;&quot;&quot;,&quot;;[.C$1];&quot;: &quot;;&quot;&quot;&quot;&quot;;[.C80];&quot;&quot;&quot;,&quot;;[.D$1];&quot;: &quot;;&quot;&quot;&quot;&quot;;[.D80];&quot;&quot;&quot;,&quot;;[.E$1];&quot;: &quot;;[.G80];&quot;,&quot;;[.F$1];&quot;: &quot;;[.H80];[.N$1])" office:value-type="string" office:string-value="{persona: &quot;Davide&quot;,materia: &quot;Diritto&quot;,aula: &quot;Aula Magna di Matematica&quot;,giorno: &quot;Venerdì&quot;,inizio: 195,fine: 216}," calcext:value-type="string">
            <text:p>{persona: "Davide",materia: "Diritto",aula: "Aula Magna di Matematica",giorno: "Venerdì",inizio: 195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1];&quot;&quot;&quot;,&quot;;[.B$1];&quot;: &quot;;&quot;&quot;&quot;&quot;;[.B81];&quot;&quot;&quot;,&quot;;[.C$1];&quot;: &quot;;&quot;&quot;&quot;&quot;;[.C81];&quot;&quot;&quot;,&quot;;[.D$1];&quot;: &quot;;&quot;&quot;&quot;&quot;;[.D81];&quot;&quot;&quot;,&quot;;[.E$1];&quot;: &quot;;[.G81];[.F$1];&quot;: &quot;;[.H8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2];&quot;&quot;&quot;,&quot;;[.B$1];&quot;: &quot;;&quot;&quot;&quot;&quot;;[.B82];&quot;&quot;&quot;,&quot;;[.C$1];&quot;: &quot;;&quot;&quot;&quot;&quot;;[.C82];&quot;&quot;&quot;,&quot;;[.D$1];&quot;: &quot;;&quot;&quot;&quot;&quot;;[.D82];&quot;&quot;&quot;,&quot;;[.E$1];&quot;: &quot;;[.G82];[.F$1];&quot;: &quot;;[.H8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3];&quot;&quot;&quot;,&quot;;[.B$1];&quot;: &quot;;&quot;&quot;&quot;&quot;;[.B83];&quot;&quot;&quot;,&quot;;[.C$1];&quot;: &quot;;&quot;&quot;&quot;&quot;;[.C83];&quot;&quot;&quot;,&quot;;[.D$1];&quot;: &quot;;&quot;&quot;&quot;&quot;;[.D83];&quot;&quot;&quot;,&quot;;[.E$1];&quot;: &quot;;[.G83];[.F$1];&quot;: &quot;;[.H8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4];&quot;&quot;&quot;,&quot;;[.B$1];&quot;: &quot;;&quot;&quot;&quot;&quot;;[.B84];&quot;&quot;&quot;,&quot;;[.C$1];&quot;: &quot;;&quot;&quot;&quot;&quot;;[.C84];&quot;&quot;&quot;,&quot;;[.D$1];&quot;: &quot;;&quot;&quot;&quot;&quot;;[.D84];&quot;&quot;&quot;,&quot;;[.E$1];&quot;: &quot;;[.G84];[.F$1];&quot;: &quot;;[.H8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5];&quot;&quot;&quot;,&quot;;[.B$1];&quot;: &quot;;&quot;&quot;&quot;&quot;;[.B85];&quot;&quot;&quot;,&quot;;[.C$1];&quot;: &quot;;&quot;&quot;&quot;&quot;;[.C85];&quot;&quot;&quot;,&quot;;[.D$1];&quot;: &quot;;&quot;&quot;&quot;&quot;;[.D85];&quot;&quot;&quot;,&quot;;[.E$1];&quot;: &quot;;[.G85];[.F$1];&quot;: &quot;;[.H8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6];&quot;&quot;&quot;,&quot;;[.B$1];&quot;: &quot;;&quot;&quot;&quot;&quot;;[.B86];&quot;&quot;&quot;,&quot;;[.C$1];&quot;: &quot;;&quot;&quot;&quot;&quot;;[.C86];&quot;&quot;&quot;,&quot;;[.D$1];&quot;: &quot;;&quot;&quot;&quot;&quot;;[.D86];&quot;&quot;&quot;,&quot;;[.E$1];&quot;: &quot;;[.G86];[.F$1];&quot;: &quot;;[.H8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7];&quot;&quot;&quot;,&quot;;[.B$1];&quot;: &quot;;&quot;&quot;&quot;&quot;;[.B87];&quot;&quot;&quot;,&quot;;[.C$1];&quot;: &quot;;&quot;&quot;&quot;&quot;;[.C87];&quot;&quot;&quot;,&quot;;[.D$1];&quot;: &quot;;&quot;&quot;&quot;&quot;;[.D87];&quot;&quot;&quot;,&quot;;[.E$1];&quot;: &quot;;[.G87];[.F$1];&quot;: &quot;;[.H8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8];&quot;&quot;&quot;,&quot;;[.B$1];&quot;: &quot;;&quot;&quot;&quot;&quot;;[.B88];&quot;&quot;&quot;,&quot;;[.C$1];&quot;: &quot;;&quot;&quot;&quot;&quot;;[.C88];&quot;&quot;&quot;,&quot;;[.D$1];&quot;: &quot;;&quot;&quot;&quot;&quot;;[.D88];&quot;&quot;&quot;,&quot;;[.E$1];&quot;: &quot;;[.G88];[.F$1];&quot;: &quot;;[.H8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89];&quot;&quot;&quot;,&quot;;[.B$1];&quot;: &quot;;&quot;&quot;&quot;&quot;;[.B89];&quot;&quot;&quot;,&quot;;[.C$1];&quot;: &quot;;&quot;&quot;&quot;&quot;;[.C89];&quot;&quot;&quot;,&quot;;[.D$1];&quot;: &quot;;&quot;&quot;&quot;&quot;;[.D89];&quot;&quot;&quot;,&quot;;[.E$1];&quot;: &quot;;[.G89];[.F$1];&quot;: &quot;;[.H8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0];&quot;&quot;&quot;,&quot;;[.B$1];&quot;: &quot;;&quot;&quot;&quot;&quot;;[.B90];&quot;&quot;&quot;,&quot;;[.C$1];&quot;: &quot;;&quot;&quot;&quot;&quot;;[.C90];&quot;&quot;&quot;,&quot;;[.D$1];&quot;: &quot;;&quot;&quot;&quot;&quot;;[.D90];&quot;&quot;&quot;,&quot;;[.E$1];&quot;: &quot;;[.G90];[.F$1];&quot;: &quot;;[.H9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1];&quot;&quot;&quot;,&quot;;[.B$1];&quot;: &quot;;&quot;&quot;&quot;&quot;;[.B91];&quot;&quot;&quot;,&quot;;[.C$1];&quot;: &quot;;&quot;&quot;&quot;&quot;;[.C91];&quot;&quot;&quot;,&quot;;[.D$1];&quot;: &quot;;&quot;&quot;&quot;&quot;;[.D91];&quot;&quot;&quot;,&quot;;[.E$1];&quot;: &quot;;[.G91];[.F$1];&quot;: &quot;;[.H9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2];&quot;&quot;&quot;,&quot;;[.B$1];&quot;: &quot;;&quot;&quot;&quot;&quot;;[.B92];&quot;&quot;&quot;,&quot;;[.C$1];&quot;: &quot;;&quot;&quot;&quot;&quot;;[.C92];&quot;&quot;&quot;,&quot;;[.D$1];&quot;: &quot;;&quot;&quot;&quot;&quot;;[.D92];&quot;&quot;&quot;,&quot;;[.E$1];&quot;: &quot;;[.G92];[.F$1];&quot;: &quot;;[.H9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3];&quot;&quot;&quot;,&quot;;[.B$1];&quot;: &quot;;&quot;&quot;&quot;&quot;;[.B93];&quot;&quot;&quot;,&quot;;[.C$1];&quot;: &quot;;&quot;&quot;&quot;&quot;;[.C93];&quot;&quot;&quot;,&quot;;[.D$1];&quot;: &quot;;&quot;&quot;&quot;&quot;;[.D93];&quot;&quot;&quot;,&quot;;[.E$1];&quot;: &quot;;[.G93];[.F$1];&quot;: &quot;;[.H9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4];&quot;&quot;&quot;,&quot;;[.B$1];&quot;: &quot;;&quot;&quot;&quot;&quot;;[.B94];&quot;&quot;&quot;,&quot;;[.C$1];&quot;: &quot;;&quot;&quot;&quot;&quot;;[.C94];&quot;&quot;&quot;,&quot;;[.D$1];&quot;: &quot;;&quot;&quot;&quot;&quot;;[.D94];&quot;&quot;&quot;,&quot;;[.E$1];&quot;: &quot;;[.G94];[.F$1];&quot;: &quot;;[.H9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5];&quot;&quot;&quot;,&quot;;[.B$1];&quot;: &quot;;&quot;&quot;&quot;&quot;;[.B95];&quot;&quot;&quot;,&quot;;[.C$1];&quot;: &quot;;&quot;&quot;&quot;&quot;;[.C95];&quot;&quot;&quot;,&quot;;[.D$1];&quot;: &quot;;&quot;&quot;&quot;&quot;;[.D95];&quot;&quot;&quot;,&quot;;[.E$1];&quot;: &quot;;[.G95];[.F$1];&quot;: &quot;;[.H9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6];&quot;&quot;&quot;,&quot;;[.B$1];&quot;: &quot;;&quot;&quot;&quot;&quot;;[.B96];&quot;&quot;&quot;,&quot;;[.C$1];&quot;: &quot;;&quot;&quot;&quot;&quot;;[.C96];&quot;&quot;&quot;,&quot;;[.D$1];&quot;: &quot;;&quot;&quot;&quot;&quot;;[.D96];&quot;&quot;&quot;,&quot;;[.E$1];&quot;: &quot;;[.G96];[.F$1];&quot;: &quot;;[.H9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7];&quot;&quot;&quot;,&quot;;[.B$1];&quot;: &quot;;&quot;&quot;&quot;&quot;;[.B97];&quot;&quot;&quot;,&quot;;[.C$1];&quot;: &quot;;&quot;&quot;&quot;&quot;;[.C97];&quot;&quot;&quot;,&quot;;[.D$1];&quot;: &quot;;&quot;&quot;&quot;&quot;;[.D97];&quot;&quot;&quot;,&quot;;[.E$1];&quot;: &quot;;[.G97];[.F$1];&quot;: &quot;;[.H9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8];&quot;&quot;&quot;,&quot;;[.B$1];&quot;: &quot;;&quot;&quot;&quot;&quot;;[.B98];&quot;&quot;&quot;,&quot;;[.C$1];&quot;: &quot;;&quot;&quot;&quot;&quot;;[.C98];&quot;&quot;&quot;,&quot;;[.D$1];&quot;: &quot;;&quot;&quot;&quot;&quot;;[.D98];&quot;&quot;&quot;,&quot;;[.E$1];&quot;: &quot;;[.G98];[.F$1];&quot;: &quot;;[.H9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99];&quot;&quot;&quot;,&quot;;[.B$1];&quot;: &quot;;&quot;&quot;&quot;&quot;;[.B99];&quot;&quot;&quot;,&quot;;[.C$1];&quot;: &quot;;&quot;&quot;&quot;&quot;;[.C99];&quot;&quot;&quot;,&quot;;[.D$1];&quot;: &quot;;&quot;&quot;&quot;&quot;;[.D99];&quot;&quot;&quot;,&quot;;[.E$1];&quot;: &quot;;[.G99];[.F$1];&quot;: &quot;;[.H9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0];&quot;&quot;&quot;,&quot;;[.B$1];&quot;: &quot;;&quot;&quot;&quot;&quot;;[.B100];&quot;&quot;&quot;,&quot;;[.C$1];&quot;: &quot;;&quot;&quot;&quot;&quot;;[.C100];&quot;&quot;&quot;,&quot;;[.D$1];&quot;: &quot;;&quot;&quot;&quot;&quot;;[.D100];&quot;&quot;&quot;,&quot;;[.E$1];&quot;: &quot;;[.G100];[.F$1];&quot;: &quot;;[.H10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1];&quot;&quot;&quot;,&quot;;[.B$1];&quot;: &quot;;&quot;&quot;&quot;&quot;;[.B101];&quot;&quot;&quot;,&quot;;[.C$1];&quot;: &quot;;&quot;&quot;&quot;&quot;;[.C101];&quot;&quot;&quot;,&quot;;[.D$1];&quot;: &quot;;&quot;&quot;&quot;&quot;;[.D101];&quot;&quot;&quot;,&quot;;[.E$1];&quot;: &quot;;[.G101];[.F$1];&quot;: &quot;;[.H10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2];&quot;&quot;&quot;,&quot;;[.B$1];&quot;: &quot;;&quot;&quot;&quot;&quot;;[.B102];&quot;&quot;&quot;,&quot;;[.C$1];&quot;: &quot;;&quot;&quot;&quot;&quot;;[.C102];&quot;&quot;&quot;,&quot;;[.D$1];&quot;: &quot;;&quot;&quot;&quot;&quot;;[.D102];&quot;&quot;&quot;,&quot;;[.E$1];&quot;: &quot;;[.G102];[.F$1];&quot;: &quot;;[.H10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3];&quot;&quot;&quot;,&quot;;[.B$1];&quot;: &quot;;&quot;&quot;&quot;&quot;;[.B103];&quot;&quot;&quot;,&quot;;[.C$1];&quot;: &quot;;&quot;&quot;&quot;&quot;;[.C103];&quot;&quot;&quot;,&quot;;[.D$1];&quot;: &quot;;&quot;&quot;&quot;&quot;;[.D103];&quot;&quot;&quot;,&quot;;[.E$1];&quot;: &quot;;[.G103];[.F$1];&quot;: &quot;;[.H10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4];&quot;&quot;&quot;,&quot;;[.B$1];&quot;: &quot;;&quot;&quot;&quot;&quot;;[.B104];&quot;&quot;&quot;,&quot;;[.C$1];&quot;: &quot;;&quot;&quot;&quot;&quot;;[.C104];&quot;&quot;&quot;,&quot;;[.D$1];&quot;: &quot;;&quot;&quot;&quot;&quot;;[.D104];&quot;&quot;&quot;,&quot;;[.E$1];&quot;: &quot;;[.G104];[.F$1];&quot;: &quot;;[.H10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5];&quot;&quot;&quot;,&quot;;[.B$1];&quot;: &quot;;&quot;&quot;&quot;&quot;;[.B105];&quot;&quot;&quot;,&quot;;[.C$1];&quot;: &quot;;&quot;&quot;&quot;&quot;;[.C105];&quot;&quot;&quot;,&quot;;[.D$1];&quot;: &quot;;&quot;&quot;&quot;&quot;;[.D105];&quot;&quot;&quot;,&quot;;[.E$1];&quot;: &quot;;[.G105];[.F$1];&quot;: &quot;;[.H10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6];&quot;&quot;&quot;,&quot;;[.B$1];&quot;: &quot;;&quot;&quot;&quot;&quot;;[.B106];&quot;&quot;&quot;,&quot;;[.C$1];&quot;: &quot;;&quot;&quot;&quot;&quot;;[.C106];&quot;&quot;&quot;,&quot;;[.D$1];&quot;: &quot;;&quot;&quot;&quot;&quot;;[.D106];&quot;&quot;&quot;,&quot;;[.E$1];&quot;: &quot;;[.G106];[.F$1];&quot;: &quot;;[.H10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7];&quot;&quot;&quot;,&quot;;[.B$1];&quot;: &quot;;&quot;&quot;&quot;&quot;;[.B107];&quot;&quot;&quot;,&quot;;[.C$1];&quot;: &quot;;&quot;&quot;&quot;&quot;;[.C107];&quot;&quot;&quot;,&quot;;[.D$1];&quot;: &quot;;&quot;&quot;&quot;&quot;;[.D107];&quot;&quot;&quot;,&quot;;[.E$1];&quot;: &quot;;[.G107];[.F$1];&quot;: &quot;;[.H10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8];&quot;&quot;&quot;,&quot;;[.B$1];&quot;: &quot;;&quot;&quot;&quot;&quot;;[.B108];&quot;&quot;&quot;,&quot;;[.C$1];&quot;: &quot;;&quot;&quot;&quot;&quot;;[.C108];&quot;&quot;&quot;,&quot;;[.D$1];&quot;: &quot;;&quot;&quot;&quot;&quot;;[.D108];&quot;&quot;&quot;,&quot;;[.E$1];&quot;: &quot;;[.G108];[.F$1];&quot;: &quot;;[.H10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09];&quot;&quot;&quot;,&quot;;[.B$1];&quot;: &quot;;&quot;&quot;&quot;&quot;;[.B109];&quot;&quot;&quot;,&quot;;[.C$1];&quot;: &quot;;&quot;&quot;&quot;&quot;;[.C109];&quot;&quot;&quot;,&quot;;[.D$1];&quot;: &quot;;&quot;&quot;&quot;&quot;;[.D109];&quot;&quot;&quot;,&quot;;[.E$1];&quot;: &quot;;[.G109];[.F$1];&quot;: &quot;;[.H10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0];&quot;&quot;&quot;,&quot;;[.B$1];&quot;: &quot;;&quot;&quot;&quot;&quot;;[.B110];&quot;&quot;&quot;,&quot;;[.C$1];&quot;: &quot;;&quot;&quot;&quot;&quot;;[.C110];&quot;&quot;&quot;,&quot;;[.D$1];&quot;: &quot;;&quot;&quot;&quot;&quot;;[.D110];&quot;&quot;&quot;,&quot;;[.E$1];&quot;: &quot;;[.G110];[.F$1];&quot;: &quot;;[.H11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1];&quot;&quot;&quot;,&quot;;[.B$1];&quot;: &quot;;&quot;&quot;&quot;&quot;;[.B111];&quot;&quot;&quot;,&quot;;[.C$1];&quot;: &quot;;&quot;&quot;&quot;&quot;;[.C111];&quot;&quot;&quot;,&quot;;[.D$1];&quot;: &quot;;&quot;&quot;&quot;&quot;;[.D111];&quot;&quot;&quot;,&quot;;[.E$1];&quot;: &quot;;[.G111];[.F$1];&quot;: &quot;;[.H11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2];&quot;&quot;&quot;,&quot;;[.B$1];&quot;: &quot;;&quot;&quot;&quot;&quot;;[.B112];&quot;&quot;&quot;,&quot;;[.C$1];&quot;: &quot;;&quot;&quot;&quot;&quot;;[.C112];&quot;&quot;&quot;,&quot;;[.D$1];&quot;: &quot;;&quot;&quot;&quot;&quot;;[.D112];&quot;&quot;&quot;,&quot;;[.E$1];&quot;: &quot;;[.G112];[.F$1];&quot;: &quot;;[.H11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3];&quot;&quot;&quot;,&quot;;[.B$1];&quot;: &quot;;&quot;&quot;&quot;&quot;;[.B113];&quot;&quot;&quot;,&quot;;[.C$1];&quot;: &quot;;&quot;&quot;&quot;&quot;;[.C113];&quot;&quot;&quot;,&quot;;[.D$1];&quot;: &quot;;&quot;&quot;&quot;&quot;;[.D113];&quot;&quot;&quot;,&quot;;[.E$1];&quot;: &quot;;[.G113];[.F$1];&quot;: &quot;;[.H11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4];&quot;&quot;&quot;,&quot;;[.B$1];&quot;: &quot;;&quot;&quot;&quot;&quot;;[.B114];&quot;&quot;&quot;,&quot;;[.C$1];&quot;: &quot;;&quot;&quot;&quot;&quot;;[.C114];&quot;&quot;&quot;,&quot;;[.D$1];&quot;: &quot;;&quot;&quot;&quot;&quot;;[.D114];&quot;&quot;&quot;,&quot;;[.E$1];&quot;: &quot;;[.G114];[.F$1];&quot;: &quot;;[.H11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5];&quot;&quot;&quot;,&quot;;[.B$1];&quot;: &quot;;&quot;&quot;&quot;&quot;;[.B115];&quot;&quot;&quot;,&quot;;[.C$1];&quot;: &quot;;&quot;&quot;&quot;&quot;;[.C115];&quot;&quot;&quot;,&quot;;[.D$1];&quot;: &quot;;&quot;&quot;&quot;&quot;;[.D115];&quot;&quot;&quot;,&quot;;[.E$1];&quot;: &quot;;[.G115];[.F$1];&quot;: &quot;;[.H11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6];&quot;&quot;&quot;,&quot;;[.B$1];&quot;: &quot;;&quot;&quot;&quot;&quot;;[.B116];&quot;&quot;&quot;,&quot;;[.C$1];&quot;: &quot;;&quot;&quot;&quot;&quot;;[.C116];&quot;&quot;&quot;,&quot;;[.D$1];&quot;: &quot;;&quot;&quot;&quot;&quot;;[.D116];&quot;&quot;&quot;,&quot;;[.E$1];&quot;: &quot;;[.G116];[.F$1];&quot;: &quot;;[.H11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7];&quot;&quot;&quot;,&quot;;[.B$1];&quot;: &quot;;&quot;&quot;&quot;&quot;;[.B117];&quot;&quot;&quot;,&quot;;[.C$1];&quot;: &quot;;&quot;&quot;&quot;&quot;;[.C117];&quot;&quot;&quot;,&quot;;[.D$1];&quot;: &quot;;&quot;&quot;&quot;&quot;;[.D117];&quot;&quot;&quot;,&quot;;[.E$1];&quot;: &quot;;[.G117];[.F$1];&quot;: &quot;;[.H11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8];&quot;&quot;&quot;,&quot;;[.B$1];&quot;: &quot;;&quot;&quot;&quot;&quot;;[.B118];&quot;&quot;&quot;,&quot;;[.C$1];&quot;: &quot;;&quot;&quot;&quot;&quot;;[.C118];&quot;&quot;&quot;,&quot;;[.D$1];&quot;: &quot;;&quot;&quot;&quot;&quot;;[.D118];&quot;&quot;&quot;,&quot;;[.E$1];&quot;: &quot;;[.G118];[.F$1];&quot;: &quot;;[.H11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19];&quot;&quot;&quot;,&quot;;[.B$1];&quot;: &quot;;&quot;&quot;&quot;&quot;;[.B119];&quot;&quot;&quot;,&quot;;[.C$1];&quot;: &quot;;&quot;&quot;&quot;&quot;;[.C119];&quot;&quot;&quot;,&quot;;[.D$1];&quot;: &quot;;&quot;&quot;&quot;&quot;;[.D119];&quot;&quot;&quot;,&quot;;[.E$1];&quot;: &quot;;[.G119];[.F$1];&quot;: &quot;;[.H11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0];&quot;&quot;&quot;,&quot;;[.B$1];&quot;: &quot;;&quot;&quot;&quot;&quot;;[.B120];&quot;&quot;&quot;,&quot;;[.C$1];&quot;: &quot;;&quot;&quot;&quot;&quot;;[.C120];&quot;&quot;&quot;,&quot;;[.D$1];&quot;: &quot;;&quot;&quot;&quot;&quot;;[.D120];&quot;&quot;&quot;,&quot;;[.E$1];&quot;: &quot;;[.G120];[.F$1];&quot;: &quot;;[.H12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1];&quot;&quot;&quot;,&quot;;[.B$1];&quot;: &quot;;&quot;&quot;&quot;&quot;;[.B121];&quot;&quot;&quot;,&quot;;[.C$1];&quot;: &quot;;&quot;&quot;&quot;&quot;;[.C121];&quot;&quot;&quot;,&quot;;[.D$1];&quot;: &quot;;&quot;&quot;&quot;&quot;;[.D121];&quot;&quot;&quot;,&quot;;[.E$1];&quot;: &quot;;[.G121];[.F$1];&quot;: &quot;;[.H12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2];&quot;&quot;&quot;,&quot;;[.B$1];&quot;: &quot;;&quot;&quot;&quot;&quot;;[.B122];&quot;&quot;&quot;,&quot;;[.C$1];&quot;: &quot;;&quot;&quot;&quot;&quot;;[.C122];&quot;&quot;&quot;,&quot;;[.D$1];&quot;: &quot;;&quot;&quot;&quot;&quot;;[.D122];&quot;&quot;&quot;,&quot;;[.E$1];&quot;: &quot;;[.G122];[.F$1];&quot;: &quot;;[.H12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3];&quot;&quot;&quot;,&quot;;[.B$1];&quot;: &quot;;&quot;&quot;&quot;&quot;;[.B123];&quot;&quot;&quot;,&quot;;[.C$1];&quot;: &quot;;&quot;&quot;&quot;&quot;;[.C123];&quot;&quot;&quot;,&quot;;[.D$1];&quot;: &quot;;&quot;&quot;&quot;&quot;;[.D123];&quot;&quot;&quot;,&quot;;[.E$1];&quot;: &quot;;[.G123];[.F$1];&quot;: &quot;;[.H12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4];&quot;&quot;&quot;,&quot;;[.B$1];&quot;: &quot;;&quot;&quot;&quot;&quot;;[.B124];&quot;&quot;&quot;,&quot;;[.C$1];&quot;: &quot;;&quot;&quot;&quot;&quot;;[.C124];&quot;&quot;&quot;,&quot;;[.D$1];&quot;: &quot;;&quot;&quot;&quot;&quot;;[.D124];&quot;&quot;&quot;,&quot;;[.E$1];&quot;: &quot;;[.G124];[.F$1];&quot;: &quot;;[.H12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5];&quot;&quot;&quot;,&quot;;[.B$1];&quot;: &quot;;&quot;&quot;&quot;&quot;;[.B125];&quot;&quot;&quot;,&quot;;[.C$1];&quot;: &quot;;&quot;&quot;&quot;&quot;;[.C125];&quot;&quot;&quot;,&quot;;[.D$1];&quot;: &quot;;&quot;&quot;&quot;&quot;;[.D125];&quot;&quot;&quot;,&quot;;[.E$1];&quot;: &quot;;[.G125];[.F$1];&quot;: &quot;;[.H12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6];&quot;&quot;&quot;,&quot;;[.B$1];&quot;: &quot;;&quot;&quot;&quot;&quot;;[.B126];&quot;&quot;&quot;,&quot;;[.C$1];&quot;: &quot;;&quot;&quot;&quot;&quot;;[.C126];&quot;&quot;&quot;,&quot;;[.D$1];&quot;: &quot;;&quot;&quot;&quot;&quot;;[.D126];&quot;&quot;&quot;,&quot;;[.E$1];&quot;: &quot;;[.G126];[.F$1];&quot;: &quot;;[.H12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7];&quot;&quot;&quot;,&quot;;[.B$1];&quot;: &quot;;&quot;&quot;&quot;&quot;;[.B127];&quot;&quot;&quot;,&quot;;[.C$1];&quot;: &quot;;&quot;&quot;&quot;&quot;;[.C127];&quot;&quot;&quot;,&quot;;[.D$1];&quot;: &quot;;&quot;&quot;&quot;&quot;;[.D127];&quot;&quot;&quot;,&quot;;[.E$1];&quot;: &quot;;[.G127];[.F$1];&quot;: &quot;;[.H12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8];&quot;&quot;&quot;,&quot;;[.B$1];&quot;: &quot;;&quot;&quot;&quot;&quot;;[.B128];&quot;&quot;&quot;,&quot;;[.C$1];&quot;: &quot;;&quot;&quot;&quot;&quot;;[.C128];&quot;&quot;&quot;,&quot;;[.D$1];&quot;: &quot;;&quot;&quot;&quot;&quot;;[.D128];&quot;&quot;&quot;,&quot;;[.E$1];&quot;: &quot;;[.G128];[.F$1];&quot;: &quot;;[.H12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29];&quot;&quot;&quot;,&quot;;[.B$1];&quot;: &quot;;&quot;&quot;&quot;&quot;;[.B129];&quot;&quot;&quot;,&quot;;[.C$1];&quot;: &quot;;&quot;&quot;&quot;&quot;;[.C129];&quot;&quot;&quot;,&quot;;[.D$1];&quot;: &quot;;&quot;&quot;&quot;&quot;;[.D129];&quot;&quot;&quot;,&quot;;[.E$1];&quot;: &quot;;[.G129];[.F$1];&quot;: &quot;;[.H12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0];&quot;&quot;&quot;,&quot;;[.B$1];&quot;: &quot;;&quot;&quot;&quot;&quot;;[.B130];&quot;&quot;&quot;,&quot;;[.C$1];&quot;: &quot;;&quot;&quot;&quot;&quot;;[.C130];&quot;&quot;&quot;,&quot;;[.D$1];&quot;: &quot;;&quot;&quot;&quot;&quot;;[.D130];&quot;&quot;&quot;,&quot;;[.E$1];&quot;: &quot;;[.G130];[.F$1];&quot;: &quot;;[.H13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1];&quot;&quot;&quot;,&quot;;[.B$1];&quot;: &quot;;&quot;&quot;&quot;&quot;;[.B131];&quot;&quot;&quot;,&quot;;[.C$1];&quot;: &quot;;&quot;&quot;&quot;&quot;;[.C131];&quot;&quot;&quot;,&quot;;[.D$1];&quot;: &quot;;&quot;&quot;&quot;&quot;;[.D131];&quot;&quot;&quot;,&quot;;[.E$1];&quot;: &quot;;[.G131];[.F$1];&quot;: &quot;;[.H13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2];&quot;&quot;&quot;,&quot;;[.B$1];&quot;: &quot;;&quot;&quot;&quot;&quot;;[.B132];&quot;&quot;&quot;,&quot;;[.C$1];&quot;: &quot;;&quot;&quot;&quot;&quot;;[.C132];&quot;&quot;&quot;,&quot;;[.D$1];&quot;: &quot;;&quot;&quot;&quot;&quot;;[.D132];&quot;&quot;&quot;,&quot;;[.E$1];&quot;: &quot;;[.G132];[.F$1];&quot;: &quot;;[.H13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3];&quot;&quot;&quot;,&quot;;[.B$1];&quot;: &quot;;&quot;&quot;&quot;&quot;;[.B133];&quot;&quot;&quot;,&quot;;[.C$1];&quot;: &quot;;&quot;&quot;&quot;&quot;;[.C133];&quot;&quot;&quot;,&quot;;[.D$1];&quot;: &quot;;&quot;&quot;&quot;&quot;;[.D133];&quot;&quot;&quot;,&quot;;[.E$1];&quot;: &quot;;[.G133];[.F$1];&quot;: &quot;;[.H13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4];&quot;&quot;&quot;,&quot;;[.B$1];&quot;: &quot;;&quot;&quot;&quot;&quot;;[.B134];&quot;&quot;&quot;,&quot;;[.C$1];&quot;: &quot;;&quot;&quot;&quot;&quot;;[.C134];&quot;&quot;&quot;,&quot;;[.D$1];&quot;: &quot;;&quot;&quot;&quot;&quot;;[.D134];&quot;&quot;&quot;,&quot;;[.E$1];&quot;: &quot;;[.G134];[.F$1];&quot;: &quot;;[.H13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5];&quot;&quot;&quot;,&quot;;[.B$1];&quot;: &quot;;&quot;&quot;&quot;&quot;;[.B135];&quot;&quot;&quot;,&quot;;[.C$1];&quot;: &quot;;&quot;&quot;&quot;&quot;;[.C135];&quot;&quot;&quot;,&quot;;[.D$1];&quot;: &quot;;&quot;&quot;&quot;&quot;;[.D135];&quot;&quot;&quot;,&quot;;[.E$1];&quot;: &quot;;[.G135];[.F$1];&quot;: &quot;;[.H13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6];&quot;&quot;&quot;,&quot;;[.B$1];&quot;: &quot;;&quot;&quot;&quot;&quot;;[.B136];&quot;&quot;&quot;,&quot;;[.C$1];&quot;: &quot;;&quot;&quot;&quot;&quot;;[.C136];&quot;&quot;&quot;,&quot;;[.D$1];&quot;: &quot;;&quot;&quot;&quot;&quot;;[.D136];&quot;&quot;&quot;,&quot;;[.E$1];&quot;: &quot;;[.G136];[.F$1];&quot;: &quot;;[.H13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7];&quot;&quot;&quot;,&quot;;[.B$1];&quot;: &quot;;&quot;&quot;&quot;&quot;;[.B137];&quot;&quot;&quot;,&quot;;[.C$1];&quot;: &quot;;&quot;&quot;&quot;&quot;;[.C137];&quot;&quot;&quot;,&quot;;[.D$1];&quot;: &quot;;&quot;&quot;&quot;&quot;;[.D137];&quot;&quot;&quot;,&quot;;[.E$1];&quot;: &quot;;[.G137];[.F$1];&quot;: &quot;;[.H13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8];&quot;&quot;&quot;,&quot;;[.B$1];&quot;: &quot;;&quot;&quot;&quot;&quot;;[.B138];&quot;&quot;&quot;,&quot;;[.C$1];&quot;: &quot;;&quot;&quot;&quot;&quot;;[.C138];&quot;&quot;&quot;,&quot;;[.D$1];&quot;: &quot;;&quot;&quot;&quot;&quot;;[.D138];&quot;&quot;&quot;,&quot;;[.E$1];&quot;: &quot;;[.G138];[.F$1];&quot;: &quot;;[.H13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39];&quot;&quot;&quot;,&quot;;[.B$1];&quot;: &quot;;&quot;&quot;&quot;&quot;;[.B139];&quot;&quot;&quot;,&quot;;[.C$1];&quot;: &quot;;&quot;&quot;&quot;&quot;;[.C139];&quot;&quot;&quot;,&quot;;[.D$1];&quot;: &quot;;&quot;&quot;&quot;&quot;;[.D139];&quot;&quot;&quot;,&quot;;[.E$1];&quot;: &quot;;[.G139];[.F$1];&quot;: &quot;;[.H13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0];&quot;&quot;&quot;,&quot;;[.B$1];&quot;: &quot;;&quot;&quot;&quot;&quot;;[.B140];&quot;&quot;&quot;,&quot;;[.C$1];&quot;: &quot;;&quot;&quot;&quot;&quot;;[.C140];&quot;&quot;&quot;,&quot;;[.D$1];&quot;: &quot;;&quot;&quot;&quot;&quot;;[.D140];&quot;&quot;&quot;,&quot;;[.E$1];&quot;: &quot;;[.G140];[.F$1];&quot;: &quot;;[.H14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1];&quot;&quot;&quot;,&quot;;[.B$1];&quot;: &quot;;&quot;&quot;&quot;&quot;;[.B141];&quot;&quot;&quot;,&quot;;[.C$1];&quot;: &quot;;&quot;&quot;&quot;&quot;;[.C141];&quot;&quot;&quot;,&quot;;[.D$1];&quot;: &quot;;&quot;&quot;&quot;&quot;;[.D141];&quot;&quot;&quot;,&quot;;[.E$1];&quot;: &quot;;[.G141];[.F$1];&quot;: &quot;;[.H14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2];&quot;&quot;&quot;,&quot;;[.B$1];&quot;: &quot;;&quot;&quot;&quot;&quot;;[.B142];&quot;&quot;&quot;,&quot;;[.C$1];&quot;: &quot;;&quot;&quot;&quot;&quot;;[.C142];&quot;&quot;&quot;,&quot;;[.D$1];&quot;: &quot;;&quot;&quot;&quot;&quot;;[.D142];&quot;&quot;&quot;,&quot;;[.E$1];&quot;: &quot;;[.G142];[.F$1];&quot;: &quot;;[.H14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3];&quot;&quot;&quot;,&quot;;[.B$1];&quot;: &quot;;&quot;&quot;&quot;&quot;;[.B143];&quot;&quot;&quot;,&quot;;[.C$1];&quot;: &quot;;&quot;&quot;&quot;&quot;;[.C143];&quot;&quot;&quot;,&quot;;[.D$1];&quot;: &quot;;&quot;&quot;&quot;&quot;;[.D143];&quot;&quot;&quot;,&quot;;[.E$1];&quot;: &quot;;[.G143];[.F$1];&quot;: &quot;;[.H14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4];&quot;&quot;&quot;,&quot;;[.B$1];&quot;: &quot;;&quot;&quot;&quot;&quot;;[.B144];&quot;&quot;&quot;,&quot;;[.C$1];&quot;: &quot;;&quot;&quot;&quot;&quot;;[.C144];&quot;&quot;&quot;,&quot;;[.D$1];&quot;: &quot;;&quot;&quot;&quot;&quot;;[.D144];&quot;&quot;&quot;,&quot;;[.E$1];&quot;: &quot;;[.G144];[.F$1];&quot;: &quot;;[.H14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5];&quot;&quot;&quot;,&quot;;[.B$1];&quot;: &quot;;&quot;&quot;&quot;&quot;;[.B145];&quot;&quot;&quot;,&quot;;[.C$1];&quot;: &quot;;&quot;&quot;&quot;&quot;;[.C145];&quot;&quot;&quot;,&quot;;[.D$1];&quot;: &quot;;&quot;&quot;&quot;&quot;;[.D145];&quot;&quot;&quot;,&quot;;[.E$1];&quot;: &quot;;[.G145];[.F$1];&quot;: &quot;;[.H14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6];&quot;&quot;&quot;,&quot;;[.B$1];&quot;: &quot;;&quot;&quot;&quot;&quot;;[.B146];&quot;&quot;&quot;,&quot;;[.C$1];&quot;: &quot;;&quot;&quot;&quot;&quot;;[.C146];&quot;&quot;&quot;,&quot;;[.D$1];&quot;: &quot;;&quot;&quot;&quot;&quot;;[.D146];&quot;&quot;&quot;,&quot;;[.E$1];&quot;: &quot;;[.G146];[.F$1];&quot;: &quot;;[.H14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7];&quot;&quot;&quot;,&quot;;[.B$1];&quot;: &quot;;&quot;&quot;&quot;&quot;;[.B147];&quot;&quot;&quot;,&quot;;[.C$1];&quot;: &quot;;&quot;&quot;&quot;&quot;;[.C147];&quot;&quot;&quot;,&quot;;[.D$1];&quot;: &quot;;&quot;&quot;&quot;&quot;;[.D147];&quot;&quot;&quot;,&quot;;[.E$1];&quot;: &quot;;[.G147];[.F$1];&quot;: &quot;;[.H14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8];&quot;&quot;&quot;,&quot;;[.B$1];&quot;: &quot;;&quot;&quot;&quot;&quot;;[.B148];&quot;&quot;&quot;,&quot;;[.C$1];&quot;: &quot;;&quot;&quot;&quot;&quot;;[.C148];&quot;&quot;&quot;,&quot;;[.D$1];&quot;: &quot;;&quot;&quot;&quot;&quot;;[.D148];&quot;&quot;&quot;,&quot;;[.E$1];&quot;: &quot;;[.G148];[.F$1];&quot;: &quot;;[.H14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49];&quot;&quot;&quot;,&quot;;[.B$1];&quot;: &quot;;&quot;&quot;&quot;&quot;;[.B149];&quot;&quot;&quot;,&quot;;[.C$1];&quot;: &quot;;&quot;&quot;&quot;&quot;;[.C149];&quot;&quot;&quot;,&quot;;[.D$1];&quot;: &quot;;&quot;&quot;&quot;&quot;;[.D149];&quot;&quot;&quot;,&quot;;[.E$1];&quot;: &quot;;[.G149];[.F$1];&quot;: &quot;;[.H14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0];&quot;&quot;&quot;,&quot;;[.B$1];&quot;: &quot;;&quot;&quot;&quot;&quot;;[.B150];&quot;&quot;&quot;,&quot;;[.C$1];&quot;: &quot;;&quot;&quot;&quot;&quot;;[.C150];&quot;&quot;&quot;,&quot;;[.D$1];&quot;: &quot;;&quot;&quot;&quot;&quot;;[.D150];&quot;&quot;&quot;,&quot;;[.E$1];&quot;: &quot;;[.G150];[.F$1];&quot;: &quot;;[.H15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1];&quot;&quot;&quot;,&quot;;[.B$1];&quot;: &quot;;&quot;&quot;&quot;&quot;;[.B151];&quot;&quot;&quot;,&quot;;[.C$1];&quot;: &quot;;&quot;&quot;&quot;&quot;;[.C151];&quot;&quot;&quot;,&quot;;[.D$1];&quot;: &quot;;&quot;&quot;&quot;&quot;;[.D151];&quot;&quot;&quot;,&quot;;[.E$1];&quot;: &quot;;[.G151];[.F$1];&quot;: &quot;;[.H15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2];&quot;&quot;&quot;,&quot;;[.B$1];&quot;: &quot;;&quot;&quot;&quot;&quot;;[.B152];&quot;&quot;&quot;,&quot;;[.C$1];&quot;: &quot;;&quot;&quot;&quot;&quot;;[.C152];&quot;&quot;&quot;,&quot;;[.D$1];&quot;: &quot;;&quot;&quot;&quot;&quot;;[.D152];&quot;&quot;&quot;,&quot;;[.E$1];&quot;: &quot;;[.G152];[.F$1];&quot;: &quot;;[.H15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3];&quot;&quot;&quot;,&quot;;[.B$1];&quot;: &quot;;&quot;&quot;&quot;&quot;;[.B153];&quot;&quot;&quot;,&quot;;[.C$1];&quot;: &quot;;&quot;&quot;&quot;&quot;;[.C153];&quot;&quot;&quot;,&quot;;[.D$1];&quot;: &quot;;&quot;&quot;&quot;&quot;;[.D153];&quot;&quot;&quot;,&quot;;[.E$1];&quot;: &quot;;[.G153];[.F$1];&quot;: &quot;;[.H15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4];&quot;&quot;&quot;,&quot;;[.B$1];&quot;: &quot;;&quot;&quot;&quot;&quot;;[.B154];&quot;&quot;&quot;,&quot;;[.C$1];&quot;: &quot;;&quot;&quot;&quot;&quot;;[.C154];&quot;&quot;&quot;,&quot;;[.D$1];&quot;: &quot;;&quot;&quot;&quot;&quot;;[.D154];&quot;&quot;&quot;,&quot;;[.E$1];&quot;: &quot;;[.G154];[.F$1];&quot;: &quot;;[.H15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5];&quot;&quot;&quot;,&quot;;[.B$1];&quot;: &quot;;&quot;&quot;&quot;&quot;;[.B155];&quot;&quot;&quot;,&quot;;[.C$1];&quot;: &quot;;&quot;&quot;&quot;&quot;;[.C155];&quot;&quot;&quot;,&quot;;[.D$1];&quot;: &quot;;&quot;&quot;&quot;&quot;;[.D155];&quot;&quot;&quot;,&quot;;[.E$1];&quot;: &quot;;[.G155];[.F$1];&quot;: &quot;;[.H15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6];&quot;&quot;&quot;,&quot;;[.B$1];&quot;: &quot;;&quot;&quot;&quot;&quot;;[.B156];&quot;&quot;&quot;,&quot;;[.C$1];&quot;: &quot;;&quot;&quot;&quot;&quot;;[.C156];&quot;&quot;&quot;,&quot;;[.D$1];&quot;: &quot;;&quot;&quot;&quot;&quot;;[.D156];&quot;&quot;&quot;,&quot;;[.E$1];&quot;: &quot;;[.G156];[.F$1];&quot;: &quot;;[.H15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7];&quot;&quot;&quot;,&quot;;[.B$1];&quot;: &quot;;&quot;&quot;&quot;&quot;;[.B157];&quot;&quot;&quot;,&quot;;[.C$1];&quot;: &quot;;&quot;&quot;&quot;&quot;;[.C157];&quot;&quot;&quot;,&quot;;[.D$1];&quot;: &quot;;&quot;&quot;&quot;&quot;;[.D157];&quot;&quot;&quot;,&quot;;[.E$1];&quot;: &quot;;[.G157];[.F$1];&quot;: &quot;;[.H15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8];&quot;&quot;&quot;,&quot;;[.B$1];&quot;: &quot;;&quot;&quot;&quot;&quot;;[.B158];&quot;&quot;&quot;,&quot;;[.C$1];&quot;: &quot;;&quot;&quot;&quot;&quot;;[.C158];&quot;&quot;&quot;,&quot;;[.D$1];&quot;: &quot;;&quot;&quot;&quot;&quot;;[.D158];&quot;&quot;&quot;,&quot;;[.E$1];&quot;: &quot;;[.G158];[.F$1];&quot;: &quot;;[.H15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59];&quot;&quot;&quot;,&quot;;[.B$1];&quot;: &quot;;&quot;&quot;&quot;&quot;;[.B159];&quot;&quot;&quot;,&quot;;[.C$1];&quot;: &quot;;&quot;&quot;&quot;&quot;;[.C159];&quot;&quot;&quot;,&quot;;[.D$1];&quot;: &quot;;&quot;&quot;&quot;&quot;;[.D159];&quot;&quot;&quot;,&quot;;[.E$1];&quot;: &quot;;[.G159];[.F$1];&quot;: &quot;;[.H15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0];&quot;&quot;&quot;,&quot;;[.B$1];&quot;: &quot;;&quot;&quot;&quot;&quot;;[.B160];&quot;&quot;&quot;,&quot;;[.C$1];&quot;: &quot;;&quot;&quot;&quot;&quot;;[.C160];&quot;&quot;&quot;,&quot;;[.D$1];&quot;: &quot;;&quot;&quot;&quot;&quot;;[.D160];&quot;&quot;&quot;,&quot;;[.E$1];&quot;: &quot;;[.G160];[.F$1];&quot;: &quot;;[.H16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1];&quot;&quot;&quot;,&quot;;[.B$1];&quot;: &quot;;&quot;&quot;&quot;&quot;;[.B161];&quot;&quot;&quot;,&quot;;[.C$1];&quot;: &quot;;&quot;&quot;&quot;&quot;;[.C161];&quot;&quot;&quot;,&quot;;[.D$1];&quot;: &quot;;&quot;&quot;&quot;&quot;;[.D161];&quot;&quot;&quot;,&quot;;[.E$1];&quot;: &quot;;[.G161];[.F$1];&quot;: &quot;;[.H16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2];&quot;&quot;&quot;,&quot;;[.B$1];&quot;: &quot;;&quot;&quot;&quot;&quot;;[.B162];&quot;&quot;&quot;,&quot;;[.C$1];&quot;: &quot;;&quot;&quot;&quot;&quot;;[.C162];&quot;&quot;&quot;,&quot;;[.D$1];&quot;: &quot;;&quot;&quot;&quot;&quot;;[.D162];&quot;&quot;&quot;,&quot;;[.E$1];&quot;: &quot;;[.G162];[.F$1];&quot;: &quot;;[.H16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3];&quot;&quot;&quot;,&quot;;[.B$1];&quot;: &quot;;&quot;&quot;&quot;&quot;;[.B163];&quot;&quot;&quot;,&quot;;[.C$1];&quot;: &quot;;&quot;&quot;&quot;&quot;;[.C163];&quot;&quot;&quot;,&quot;;[.D$1];&quot;: &quot;;&quot;&quot;&quot;&quot;;[.D163];&quot;&quot;&quot;,&quot;;[.E$1];&quot;: &quot;;[.G163];[.F$1];&quot;: &quot;;[.H16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4];&quot;&quot;&quot;,&quot;;[.B$1];&quot;: &quot;;&quot;&quot;&quot;&quot;;[.B164];&quot;&quot;&quot;,&quot;;[.C$1];&quot;: &quot;;&quot;&quot;&quot;&quot;;[.C164];&quot;&quot;&quot;,&quot;;[.D$1];&quot;: &quot;;&quot;&quot;&quot;&quot;;[.D164];&quot;&quot;&quot;,&quot;;[.E$1];&quot;: &quot;;[.G164];[.F$1];&quot;: &quot;;[.H16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5];&quot;&quot;&quot;,&quot;;[.B$1];&quot;: &quot;;&quot;&quot;&quot;&quot;;[.B165];&quot;&quot;&quot;,&quot;;[.C$1];&quot;: &quot;;&quot;&quot;&quot;&quot;;[.C165];&quot;&quot;&quot;,&quot;;[.D$1];&quot;: &quot;;&quot;&quot;&quot;&quot;;[.D165];&quot;&quot;&quot;,&quot;;[.E$1];&quot;: &quot;;[.G165];[.F$1];&quot;: &quot;;[.H16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6];&quot;&quot;&quot;,&quot;;[.B$1];&quot;: &quot;;&quot;&quot;&quot;&quot;;[.B166];&quot;&quot;&quot;,&quot;;[.C$1];&quot;: &quot;;&quot;&quot;&quot;&quot;;[.C166];&quot;&quot;&quot;,&quot;;[.D$1];&quot;: &quot;;&quot;&quot;&quot;&quot;;[.D166];&quot;&quot;&quot;,&quot;;[.E$1];&quot;: &quot;;[.G166];[.F$1];&quot;: &quot;;[.H16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7];&quot;&quot;&quot;,&quot;;[.B$1];&quot;: &quot;;&quot;&quot;&quot;&quot;;[.B167];&quot;&quot;&quot;,&quot;;[.C$1];&quot;: &quot;;&quot;&quot;&quot;&quot;;[.C167];&quot;&quot;&quot;,&quot;;[.D$1];&quot;: &quot;;&quot;&quot;&quot;&quot;;[.D167];&quot;&quot;&quot;,&quot;;[.E$1];&quot;: &quot;;[.G167];[.F$1];&quot;: &quot;;[.H16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8];&quot;&quot;&quot;,&quot;;[.B$1];&quot;: &quot;;&quot;&quot;&quot;&quot;;[.B168];&quot;&quot;&quot;,&quot;;[.C$1];&quot;: &quot;;&quot;&quot;&quot;&quot;;[.C168];&quot;&quot;&quot;,&quot;;[.D$1];&quot;: &quot;;&quot;&quot;&quot;&quot;;[.D168];&quot;&quot;&quot;,&quot;;[.E$1];&quot;: &quot;;[.G168];[.F$1];&quot;: &quot;;[.H16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69];&quot;&quot;&quot;,&quot;;[.B$1];&quot;: &quot;;&quot;&quot;&quot;&quot;;[.B169];&quot;&quot;&quot;,&quot;;[.C$1];&quot;: &quot;;&quot;&quot;&quot;&quot;;[.C169];&quot;&quot;&quot;,&quot;;[.D$1];&quot;: &quot;;&quot;&quot;&quot;&quot;;[.D169];&quot;&quot;&quot;,&quot;;[.E$1];&quot;: &quot;;[.G169];[.F$1];&quot;: &quot;;[.H16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0];&quot;&quot;&quot;,&quot;;[.B$1];&quot;: &quot;;&quot;&quot;&quot;&quot;;[.B170];&quot;&quot;&quot;,&quot;;[.C$1];&quot;: &quot;;&quot;&quot;&quot;&quot;;[.C170];&quot;&quot;&quot;,&quot;;[.D$1];&quot;: &quot;;&quot;&quot;&quot;&quot;;[.D170];&quot;&quot;&quot;,&quot;;[.E$1];&quot;: &quot;;[.G170];[.F$1];&quot;: &quot;;[.H17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1];&quot;&quot;&quot;,&quot;;[.B$1];&quot;: &quot;;&quot;&quot;&quot;&quot;;[.B171];&quot;&quot;&quot;,&quot;;[.C$1];&quot;: &quot;;&quot;&quot;&quot;&quot;;[.C171];&quot;&quot;&quot;,&quot;;[.D$1];&quot;: &quot;;&quot;&quot;&quot;&quot;;[.D171];&quot;&quot;&quot;,&quot;;[.E$1];&quot;: &quot;;[.G171];[.F$1];&quot;: &quot;;[.H17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2];&quot;&quot;&quot;,&quot;;[.B$1];&quot;: &quot;;&quot;&quot;&quot;&quot;;[.B172];&quot;&quot;&quot;,&quot;;[.C$1];&quot;: &quot;;&quot;&quot;&quot;&quot;;[.C172];&quot;&quot;&quot;,&quot;;[.D$1];&quot;: &quot;;&quot;&quot;&quot;&quot;;[.D172];&quot;&quot;&quot;,&quot;;[.E$1];&quot;: &quot;;[.G172];[.F$1];&quot;: &quot;;[.H17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3];&quot;&quot;&quot;,&quot;;[.B$1];&quot;: &quot;;&quot;&quot;&quot;&quot;;[.B173];&quot;&quot;&quot;,&quot;;[.C$1];&quot;: &quot;;&quot;&quot;&quot;&quot;;[.C173];&quot;&quot;&quot;,&quot;;[.D$1];&quot;: &quot;;&quot;&quot;&quot;&quot;;[.D173];&quot;&quot;&quot;,&quot;;[.E$1];&quot;: &quot;;[.G173];[.F$1];&quot;: &quot;;[.H17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4];&quot;&quot;&quot;,&quot;;[.B$1];&quot;: &quot;;&quot;&quot;&quot;&quot;;[.B174];&quot;&quot;&quot;,&quot;;[.C$1];&quot;: &quot;;&quot;&quot;&quot;&quot;;[.C174];&quot;&quot;&quot;,&quot;;[.D$1];&quot;: &quot;;&quot;&quot;&quot;&quot;;[.D174];&quot;&quot;&quot;,&quot;;[.E$1];&quot;: &quot;;[.G174];[.F$1];&quot;: &quot;;[.H17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5];&quot;&quot;&quot;,&quot;;[.B$1];&quot;: &quot;;&quot;&quot;&quot;&quot;;[.B175];&quot;&quot;&quot;,&quot;;[.C$1];&quot;: &quot;;&quot;&quot;&quot;&quot;;[.C175];&quot;&quot;&quot;,&quot;;[.D$1];&quot;: &quot;;&quot;&quot;&quot;&quot;;[.D175];&quot;&quot;&quot;,&quot;;[.E$1];&quot;: &quot;;[.G175];[.F$1];&quot;: &quot;;[.H17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6];&quot;&quot;&quot;,&quot;;[.B$1];&quot;: &quot;;&quot;&quot;&quot;&quot;;[.B176];&quot;&quot;&quot;,&quot;;[.C$1];&quot;: &quot;;&quot;&quot;&quot;&quot;;[.C176];&quot;&quot;&quot;,&quot;;[.D$1];&quot;: &quot;;&quot;&quot;&quot;&quot;;[.D176];&quot;&quot;&quot;,&quot;;[.E$1];&quot;: &quot;;[.G176];[.F$1];&quot;: &quot;;[.H17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7];&quot;&quot;&quot;,&quot;;[.B$1];&quot;: &quot;;&quot;&quot;&quot;&quot;;[.B177];&quot;&quot;&quot;,&quot;;[.C$1];&quot;: &quot;;&quot;&quot;&quot;&quot;;[.C177];&quot;&quot;&quot;,&quot;;[.D$1];&quot;: &quot;;&quot;&quot;&quot;&quot;;[.D177];&quot;&quot;&quot;,&quot;;[.E$1];&quot;: &quot;;[.G177];[.F$1];&quot;: &quot;;[.H17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8];&quot;&quot;&quot;,&quot;;[.B$1];&quot;: &quot;;&quot;&quot;&quot;&quot;;[.B178];&quot;&quot;&quot;,&quot;;[.C$1];&quot;: &quot;;&quot;&quot;&quot;&quot;;[.C178];&quot;&quot;&quot;,&quot;;[.D$1];&quot;: &quot;;&quot;&quot;&quot;&quot;;[.D178];&quot;&quot;&quot;,&quot;;[.E$1];&quot;: &quot;;[.G178];[.F$1];&quot;: &quot;;[.H17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79];&quot;&quot;&quot;,&quot;;[.B$1];&quot;: &quot;;&quot;&quot;&quot;&quot;;[.B179];&quot;&quot;&quot;,&quot;;[.C$1];&quot;: &quot;;&quot;&quot;&quot;&quot;;[.C179];&quot;&quot;&quot;,&quot;;[.D$1];&quot;: &quot;;&quot;&quot;&quot;&quot;;[.D179];&quot;&quot;&quot;,&quot;;[.E$1];&quot;: &quot;;[.G179];[.F$1];&quot;: &quot;;[.H17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0];&quot;&quot;&quot;,&quot;;[.B$1];&quot;: &quot;;&quot;&quot;&quot;&quot;;[.B180];&quot;&quot;&quot;,&quot;;[.C$1];&quot;: &quot;;&quot;&quot;&quot;&quot;;[.C180];&quot;&quot;&quot;,&quot;;[.D$1];&quot;: &quot;;&quot;&quot;&quot;&quot;;[.D180];&quot;&quot;&quot;,&quot;;[.E$1];&quot;: &quot;;[.G180];[.F$1];&quot;: &quot;;[.H18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1];&quot;&quot;&quot;,&quot;;[.B$1];&quot;: &quot;;&quot;&quot;&quot;&quot;;[.B181];&quot;&quot;&quot;,&quot;;[.C$1];&quot;: &quot;;&quot;&quot;&quot;&quot;;[.C181];&quot;&quot;&quot;,&quot;;[.D$1];&quot;: &quot;;&quot;&quot;&quot;&quot;;[.D181];&quot;&quot;&quot;,&quot;;[.E$1];&quot;: &quot;;[.G181];[.F$1];&quot;: &quot;;[.H18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2];&quot;&quot;&quot;,&quot;;[.B$1];&quot;: &quot;;&quot;&quot;&quot;&quot;;[.B182];&quot;&quot;&quot;,&quot;;[.C$1];&quot;: &quot;;&quot;&quot;&quot;&quot;;[.C182];&quot;&quot;&quot;,&quot;;[.D$1];&quot;: &quot;;&quot;&quot;&quot;&quot;;[.D182];&quot;&quot;&quot;,&quot;;[.E$1];&quot;: &quot;;[.G182];[.F$1];&quot;: &quot;;[.H18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3];&quot;&quot;&quot;,&quot;;[.B$1];&quot;: &quot;;&quot;&quot;&quot;&quot;;[.B183];&quot;&quot;&quot;,&quot;;[.C$1];&quot;: &quot;;&quot;&quot;&quot;&quot;;[.C183];&quot;&quot;&quot;,&quot;;[.D$1];&quot;: &quot;;&quot;&quot;&quot;&quot;;[.D183];&quot;&quot;&quot;,&quot;;[.E$1];&quot;: &quot;;[.G183];[.F$1];&quot;: &quot;;[.H18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4];&quot;&quot;&quot;,&quot;;[.B$1];&quot;: &quot;;&quot;&quot;&quot;&quot;;[.B184];&quot;&quot;&quot;,&quot;;[.C$1];&quot;: &quot;;&quot;&quot;&quot;&quot;;[.C184];&quot;&quot;&quot;,&quot;;[.D$1];&quot;: &quot;;&quot;&quot;&quot;&quot;;[.D184];&quot;&quot;&quot;,&quot;;[.E$1];&quot;: &quot;;[.G184];[.F$1];&quot;: &quot;;[.H18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5];&quot;&quot;&quot;,&quot;;[.B$1];&quot;: &quot;;&quot;&quot;&quot;&quot;;[.B185];&quot;&quot;&quot;,&quot;;[.C$1];&quot;: &quot;;&quot;&quot;&quot;&quot;;[.C185];&quot;&quot;&quot;,&quot;;[.D$1];&quot;: &quot;;&quot;&quot;&quot;&quot;;[.D185];&quot;&quot;&quot;,&quot;;[.E$1];&quot;: &quot;;[.G185];[.F$1];&quot;: &quot;;[.H18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6];&quot;&quot;&quot;,&quot;;[.B$1];&quot;: &quot;;&quot;&quot;&quot;&quot;;[.B186];&quot;&quot;&quot;,&quot;;[.C$1];&quot;: &quot;;&quot;&quot;&quot;&quot;;[.C186];&quot;&quot;&quot;,&quot;;[.D$1];&quot;: &quot;;&quot;&quot;&quot;&quot;;[.D186];&quot;&quot;&quot;,&quot;;[.E$1];&quot;: &quot;;[.G186];[.F$1];&quot;: &quot;;[.H18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7];&quot;&quot;&quot;,&quot;;[.B$1];&quot;: &quot;;&quot;&quot;&quot;&quot;;[.B187];&quot;&quot;&quot;,&quot;;[.C$1];&quot;: &quot;;&quot;&quot;&quot;&quot;;[.C187];&quot;&quot;&quot;,&quot;;[.D$1];&quot;: &quot;;&quot;&quot;&quot;&quot;;[.D187];&quot;&quot;&quot;,&quot;;[.E$1];&quot;: &quot;;[.G187];[.F$1];&quot;: &quot;;[.H18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8];&quot;&quot;&quot;,&quot;;[.B$1];&quot;: &quot;;&quot;&quot;&quot;&quot;;[.B188];&quot;&quot;&quot;,&quot;;[.C$1];&quot;: &quot;;&quot;&quot;&quot;&quot;;[.C188];&quot;&quot;&quot;,&quot;;[.D$1];&quot;: &quot;;&quot;&quot;&quot;&quot;;[.D188];&quot;&quot;&quot;,&quot;;[.E$1];&quot;: &quot;;[.G188];[.F$1];&quot;: &quot;;[.H18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89];&quot;&quot;&quot;,&quot;;[.B$1];&quot;: &quot;;&quot;&quot;&quot;&quot;;[.B189];&quot;&quot;&quot;,&quot;;[.C$1];&quot;: &quot;;&quot;&quot;&quot;&quot;;[.C189];&quot;&quot;&quot;,&quot;;[.D$1];&quot;: &quot;;&quot;&quot;&quot;&quot;;[.D189];&quot;&quot;&quot;,&quot;;[.E$1];&quot;: &quot;;[.G189];[.F$1];&quot;: &quot;;[.H18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0];&quot;&quot;&quot;,&quot;;[.B$1];&quot;: &quot;;&quot;&quot;&quot;&quot;;[.B190];&quot;&quot;&quot;,&quot;;[.C$1];&quot;: &quot;;&quot;&quot;&quot;&quot;;[.C190];&quot;&quot;&quot;,&quot;;[.D$1];&quot;: &quot;;&quot;&quot;&quot;&quot;;[.D190];&quot;&quot;&quot;,&quot;;[.E$1];&quot;: &quot;;[.G190];[.F$1];&quot;: &quot;;[.H19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1];&quot;&quot;&quot;,&quot;;[.B$1];&quot;: &quot;;&quot;&quot;&quot;&quot;;[.B191];&quot;&quot;&quot;,&quot;;[.C$1];&quot;: &quot;;&quot;&quot;&quot;&quot;;[.C191];&quot;&quot;&quot;,&quot;;[.D$1];&quot;: &quot;;&quot;&quot;&quot;&quot;;[.D191];&quot;&quot;&quot;,&quot;;[.E$1];&quot;: &quot;;[.G191];[.F$1];&quot;: &quot;;[.H19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2];&quot;&quot;&quot;,&quot;;[.B$1];&quot;: &quot;;&quot;&quot;&quot;&quot;;[.B192];&quot;&quot;&quot;,&quot;;[.C$1];&quot;: &quot;;&quot;&quot;&quot;&quot;;[.C192];&quot;&quot;&quot;,&quot;;[.D$1];&quot;: &quot;;&quot;&quot;&quot;&quot;;[.D192];&quot;&quot;&quot;,&quot;;[.E$1];&quot;: &quot;;[.G192];[.F$1];&quot;: &quot;;[.H19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3];&quot;&quot;&quot;,&quot;;[.B$1];&quot;: &quot;;&quot;&quot;&quot;&quot;;[.B193];&quot;&quot;&quot;,&quot;;[.C$1];&quot;: &quot;;&quot;&quot;&quot;&quot;;[.C193];&quot;&quot;&quot;,&quot;;[.D$1];&quot;: &quot;;&quot;&quot;&quot;&quot;;[.D193];&quot;&quot;&quot;,&quot;;[.E$1];&quot;: &quot;;[.G193];[.F$1];&quot;: &quot;;[.H19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4];&quot;&quot;&quot;,&quot;;[.B$1];&quot;: &quot;;&quot;&quot;&quot;&quot;;[.B194];&quot;&quot;&quot;,&quot;;[.C$1];&quot;: &quot;;&quot;&quot;&quot;&quot;;[.C194];&quot;&quot;&quot;,&quot;;[.D$1];&quot;: &quot;;&quot;&quot;&quot;&quot;;[.D194];&quot;&quot;&quot;,&quot;;[.E$1];&quot;: &quot;;[.G194];[.F$1];&quot;: &quot;;[.H19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5];&quot;&quot;&quot;,&quot;;[.B$1];&quot;: &quot;;&quot;&quot;&quot;&quot;;[.B195];&quot;&quot;&quot;,&quot;;[.C$1];&quot;: &quot;;&quot;&quot;&quot;&quot;;[.C195];&quot;&quot;&quot;,&quot;;[.D$1];&quot;: &quot;;&quot;&quot;&quot;&quot;;[.D195];&quot;&quot;&quot;,&quot;;[.E$1];&quot;: &quot;;[.G195];[.F$1];&quot;: &quot;;[.H19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6];&quot;&quot;&quot;,&quot;;[.B$1];&quot;: &quot;;&quot;&quot;&quot;&quot;;[.B196];&quot;&quot;&quot;,&quot;;[.C$1];&quot;: &quot;;&quot;&quot;&quot;&quot;;[.C196];&quot;&quot;&quot;,&quot;;[.D$1];&quot;: &quot;;&quot;&quot;&quot;&quot;;[.D196];&quot;&quot;&quot;,&quot;;[.E$1];&quot;: &quot;;[.G196];[.F$1];&quot;: &quot;;[.H19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7];&quot;&quot;&quot;,&quot;;[.B$1];&quot;: &quot;;&quot;&quot;&quot;&quot;;[.B197];&quot;&quot;&quot;,&quot;;[.C$1];&quot;: &quot;;&quot;&quot;&quot;&quot;;[.C197];&quot;&quot;&quot;,&quot;;[.D$1];&quot;: &quot;;&quot;&quot;&quot;&quot;;[.D197];&quot;&quot;&quot;,&quot;;[.E$1];&quot;: &quot;;[.G197];[.F$1];&quot;: &quot;;[.H19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8];&quot;&quot;&quot;,&quot;;[.B$1];&quot;: &quot;;&quot;&quot;&quot;&quot;;[.B198];&quot;&quot;&quot;,&quot;;[.C$1];&quot;: &quot;;&quot;&quot;&quot;&quot;;[.C198];&quot;&quot;&quot;,&quot;;[.D$1];&quot;: &quot;;&quot;&quot;&quot;&quot;;[.D198];&quot;&quot;&quot;,&quot;;[.E$1];&quot;: &quot;;[.G198];[.F$1];&quot;: &quot;;[.H19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199];&quot;&quot;&quot;,&quot;;[.B$1];&quot;: &quot;;&quot;&quot;&quot;&quot;;[.B199];&quot;&quot;&quot;,&quot;;[.C$1];&quot;: &quot;;&quot;&quot;&quot;&quot;;[.C199];&quot;&quot;&quot;,&quot;;[.D$1];&quot;: &quot;;&quot;&quot;&quot;&quot;;[.D199];&quot;&quot;&quot;,&quot;;[.E$1];&quot;: &quot;;[.G199];[.F$1];&quot;: &quot;;[.H19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0];&quot;&quot;&quot;,&quot;;[.B$1];&quot;: &quot;;&quot;&quot;&quot;&quot;;[.B200];&quot;&quot;&quot;,&quot;;[.C$1];&quot;: &quot;;&quot;&quot;&quot;&quot;;[.C200];&quot;&quot;&quot;,&quot;;[.D$1];&quot;: &quot;;&quot;&quot;&quot;&quot;;[.D200];&quot;&quot;&quot;,&quot;;[.E$1];&quot;: &quot;;[.G200];[.F$1];&quot;: &quot;;[.H20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1];&quot;&quot;&quot;,&quot;;[.B$1];&quot;: &quot;;&quot;&quot;&quot;&quot;;[.B201];&quot;&quot;&quot;,&quot;;[.C$1];&quot;: &quot;;&quot;&quot;&quot;&quot;;[.C201];&quot;&quot;&quot;,&quot;;[.D$1];&quot;: &quot;;&quot;&quot;&quot;&quot;;[.D201];&quot;&quot;&quot;,&quot;;[.E$1];&quot;: &quot;;[.G201];[.F$1];&quot;: &quot;;[.H20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2];&quot;&quot;&quot;,&quot;;[.B$1];&quot;: &quot;;&quot;&quot;&quot;&quot;;[.B202];&quot;&quot;&quot;,&quot;;[.C$1];&quot;: &quot;;&quot;&quot;&quot;&quot;;[.C202];&quot;&quot;&quot;,&quot;;[.D$1];&quot;: &quot;;&quot;&quot;&quot;&quot;;[.D202];&quot;&quot;&quot;,&quot;;[.E$1];&quot;: &quot;;[.G202];[.F$1];&quot;: &quot;;[.H20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3];&quot;&quot;&quot;,&quot;;[.B$1];&quot;: &quot;;&quot;&quot;&quot;&quot;;[.B203];&quot;&quot;&quot;,&quot;;[.C$1];&quot;: &quot;;&quot;&quot;&quot;&quot;;[.C203];&quot;&quot;&quot;,&quot;;[.D$1];&quot;: &quot;;&quot;&quot;&quot;&quot;;[.D203];&quot;&quot;&quot;,&quot;;[.E$1];&quot;: &quot;;[.G203];[.F$1];&quot;: &quot;;[.H20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4];&quot;&quot;&quot;,&quot;;[.B$1];&quot;: &quot;;&quot;&quot;&quot;&quot;;[.B204];&quot;&quot;&quot;,&quot;;[.C$1];&quot;: &quot;;&quot;&quot;&quot;&quot;;[.C204];&quot;&quot;&quot;,&quot;;[.D$1];&quot;: &quot;;&quot;&quot;&quot;&quot;;[.D204];&quot;&quot;&quot;,&quot;;[.E$1];&quot;: &quot;;[.G204];[.F$1];&quot;: &quot;;[.H20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5];&quot;&quot;&quot;,&quot;;[.B$1];&quot;: &quot;;&quot;&quot;&quot;&quot;;[.B205];&quot;&quot;&quot;,&quot;;[.C$1];&quot;: &quot;;&quot;&quot;&quot;&quot;;[.C205];&quot;&quot;&quot;,&quot;;[.D$1];&quot;: &quot;;&quot;&quot;&quot;&quot;;[.D205];&quot;&quot;&quot;,&quot;;[.E$1];&quot;: &quot;;[.G205];[.F$1];&quot;: &quot;;[.H20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6];&quot;&quot;&quot;,&quot;;[.B$1];&quot;: &quot;;&quot;&quot;&quot;&quot;;[.B206];&quot;&quot;&quot;,&quot;;[.C$1];&quot;: &quot;;&quot;&quot;&quot;&quot;;[.C206];&quot;&quot;&quot;,&quot;;[.D$1];&quot;: &quot;;&quot;&quot;&quot;&quot;;[.D206];&quot;&quot;&quot;,&quot;;[.E$1];&quot;: &quot;;[.G206];[.F$1];&quot;: &quot;;[.H20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7];&quot;&quot;&quot;,&quot;;[.B$1];&quot;: &quot;;&quot;&quot;&quot;&quot;;[.B207];&quot;&quot;&quot;,&quot;;[.C$1];&quot;: &quot;;&quot;&quot;&quot;&quot;;[.C207];&quot;&quot;&quot;,&quot;;[.D$1];&quot;: &quot;;&quot;&quot;&quot;&quot;;[.D207];&quot;&quot;&quot;,&quot;;[.E$1];&quot;: &quot;;[.G207];[.F$1];&quot;: &quot;;[.H20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8];&quot;&quot;&quot;,&quot;;[.B$1];&quot;: &quot;;&quot;&quot;&quot;&quot;;[.B208];&quot;&quot;&quot;,&quot;;[.C$1];&quot;: &quot;;&quot;&quot;&quot;&quot;;[.C208];&quot;&quot;&quot;,&quot;;[.D$1];&quot;: &quot;;&quot;&quot;&quot;&quot;;[.D208];&quot;&quot;&quot;,&quot;;[.E$1];&quot;: &quot;;[.G208];[.F$1];&quot;: &quot;;[.H20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09];&quot;&quot;&quot;,&quot;;[.B$1];&quot;: &quot;;&quot;&quot;&quot;&quot;;[.B209];&quot;&quot;&quot;,&quot;;[.C$1];&quot;: &quot;;&quot;&quot;&quot;&quot;;[.C209];&quot;&quot;&quot;,&quot;;[.D$1];&quot;: &quot;;&quot;&quot;&quot;&quot;;[.D209];&quot;&quot;&quot;,&quot;;[.E$1];&quot;: &quot;;[.G209];[.F$1];&quot;: &quot;;[.H20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0];&quot;&quot;&quot;,&quot;;[.B$1];&quot;: &quot;;&quot;&quot;&quot;&quot;;[.B210];&quot;&quot;&quot;,&quot;;[.C$1];&quot;: &quot;;&quot;&quot;&quot;&quot;;[.C210];&quot;&quot;&quot;,&quot;;[.D$1];&quot;: &quot;;&quot;&quot;&quot;&quot;;[.D210];&quot;&quot;&quot;,&quot;;[.E$1];&quot;: &quot;;[.G210];[.F$1];&quot;: &quot;;[.H21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1];&quot;&quot;&quot;,&quot;;[.B$1];&quot;: &quot;;&quot;&quot;&quot;&quot;;[.B211];&quot;&quot;&quot;,&quot;;[.C$1];&quot;: &quot;;&quot;&quot;&quot;&quot;;[.C211];&quot;&quot;&quot;,&quot;;[.D$1];&quot;: &quot;;&quot;&quot;&quot;&quot;;[.D211];&quot;&quot;&quot;,&quot;;[.E$1];&quot;: &quot;;[.G211];[.F$1];&quot;: &quot;;[.H21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2];&quot;&quot;&quot;,&quot;;[.B$1];&quot;: &quot;;&quot;&quot;&quot;&quot;;[.B212];&quot;&quot;&quot;,&quot;;[.C$1];&quot;: &quot;;&quot;&quot;&quot;&quot;;[.C212];&quot;&quot;&quot;,&quot;;[.D$1];&quot;: &quot;;&quot;&quot;&quot;&quot;;[.D212];&quot;&quot;&quot;,&quot;;[.E$1];&quot;: &quot;;[.G212];[.F$1];&quot;: &quot;;[.H21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3];&quot;&quot;&quot;,&quot;;[.B$1];&quot;: &quot;;&quot;&quot;&quot;&quot;;[.B213];&quot;&quot;&quot;,&quot;;[.C$1];&quot;: &quot;;&quot;&quot;&quot;&quot;;[.C213];&quot;&quot;&quot;,&quot;;[.D$1];&quot;: &quot;;&quot;&quot;&quot;&quot;;[.D213];&quot;&quot;&quot;,&quot;;[.E$1];&quot;: &quot;;[.G213];[.F$1];&quot;: &quot;;[.H21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4];&quot;&quot;&quot;,&quot;;[.B$1];&quot;: &quot;;&quot;&quot;&quot;&quot;;[.B214];&quot;&quot;&quot;,&quot;;[.C$1];&quot;: &quot;;&quot;&quot;&quot;&quot;;[.C214];&quot;&quot;&quot;,&quot;;[.D$1];&quot;: &quot;;&quot;&quot;&quot;&quot;;[.D214];&quot;&quot;&quot;,&quot;;[.E$1];&quot;: &quot;;[.G214];[.F$1];&quot;: &quot;;[.H21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5];&quot;&quot;&quot;,&quot;;[.B$1];&quot;: &quot;;&quot;&quot;&quot;&quot;;[.B215];&quot;&quot;&quot;,&quot;;[.C$1];&quot;: &quot;;&quot;&quot;&quot;&quot;;[.C215];&quot;&quot;&quot;,&quot;;[.D$1];&quot;: &quot;;&quot;&quot;&quot;&quot;;[.D215];&quot;&quot;&quot;,&quot;;[.E$1];&quot;: &quot;;[.G215];[.F$1];&quot;: &quot;;[.H21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6];&quot;&quot;&quot;,&quot;;[.B$1];&quot;: &quot;;&quot;&quot;&quot;&quot;;[.B216];&quot;&quot;&quot;,&quot;;[.C$1];&quot;: &quot;;&quot;&quot;&quot;&quot;;[.C216];&quot;&quot;&quot;,&quot;;[.D$1];&quot;: &quot;;&quot;&quot;&quot;&quot;;[.D216];&quot;&quot;&quot;,&quot;;[.E$1];&quot;: &quot;;[.G216];[.F$1];&quot;: &quot;;[.H21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7];&quot;&quot;&quot;,&quot;;[.B$1];&quot;: &quot;;&quot;&quot;&quot;&quot;;[.B217];&quot;&quot;&quot;,&quot;;[.C$1];&quot;: &quot;;&quot;&quot;&quot;&quot;;[.C217];&quot;&quot;&quot;,&quot;;[.D$1];&quot;: &quot;;&quot;&quot;&quot;&quot;;[.D217];&quot;&quot;&quot;,&quot;;[.E$1];&quot;: &quot;;[.G217];[.F$1];&quot;: &quot;;[.H21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8];&quot;&quot;&quot;,&quot;;[.B$1];&quot;: &quot;;&quot;&quot;&quot;&quot;;[.B218];&quot;&quot;&quot;,&quot;;[.C$1];&quot;: &quot;;&quot;&quot;&quot;&quot;;[.C218];&quot;&quot;&quot;,&quot;;[.D$1];&quot;: &quot;;&quot;&quot;&quot;&quot;;[.D218];&quot;&quot;&quot;,&quot;;[.E$1];&quot;: &quot;;[.G218];[.F$1];&quot;: &quot;;[.H21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19];&quot;&quot;&quot;,&quot;;[.B$1];&quot;: &quot;;&quot;&quot;&quot;&quot;;[.B219];&quot;&quot;&quot;,&quot;;[.C$1];&quot;: &quot;;&quot;&quot;&quot;&quot;;[.C219];&quot;&quot;&quot;,&quot;;[.D$1];&quot;: &quot;;&quot;&quot;&quot;&quot;;[.D219];&quot;&quot;&quot;,&quot;;[.E$1];&quot;: &quot;;[.G219];[.F$1];&quot;: &quot;;[.H21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0];&quot;&quot;&quot;,&quot;;[.B$1];&quot;: &quot;;&quot;&quot;&quot;&quot;;[.B220];&quot;&quot;&quot;,&quot;;[.C$1];&quot;: &quot;;&quot;&quot;&quot;&quot;;[.C220];&quot;&quot;&quot;,&quot;;[.D$1];&quot;: &quot;;&quot;&quot;&quot;&quot;;[.D220];&quot;&quot;&quot;,&quot;;[.E$1];&quot;: &quot;;[.G220];[.F$1];&quot;: &quot;;[.H22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1];&quot;&quot;&quot;,&quot;;[.B$1];&quot;: &quot;;&quot;&quot;&quot;&quot;;[.B221];&quot;&quot;&quot;,&quot;;[.C$1];&quot;: &quot;;&quot;&quot;&quot;&quot;;[.C221];&quot;&quot;&quot;,&quot;;[.D$1];&quot;: &quot;;&quot;&quot;&quot;&quot;;[.D221];&quot;&quot;&quot;,&quot;;[.E$1];&quot;: &quot;;[.G221];[.F$1];&quot;: &quot;;[.H22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2];&quot;&quot;&quot;,&quot;;[.B$1];&quot;: &quot;;&quot;&quot;&quot;&quot;;[.B222];&quot;&quot;&quot;,&quot;;[.C$1];&quot;: &quot;;&quot;&quot;&quot;&quot;;[.C222];&quot;&quot;&quot;,&quot;;[.D$1];&quot;: &quot;;&quot;&quot;&quot;&quot;;[.D222];&quot;&quot;&quot;,&quot;;[.E$1];&quot;: &quot;;[.G222];[.F$1];&quot;: &quot;;[.H22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3];&quot;&quot;&quot;,&quot;;[.B$1];&quot;: &quot;;&quot;&quot;&quot;&quot;;[.B223];&quot;&quot;&quot;,&quot;;[.C$1];&quot;: &quot;;&quot;&quot;&quot;&quot;;[.C223];&quot;&quot;&quot;,&quot;;[.D$1];&quot;: &quot;;&quot;&quot;&quot;&quot;;[.D223];&quot;&quot;&quot;,&quot;;[.E$1];&quot;: &quot;;[.G223];[.F$1];&quot;: &quot;;[.H22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4];&quot;&quot;&quot;,&quot;;[.B$1];&quot;: &quot;;&quot;&quot;&quot;&quot;;[.B224];&quot;&quot;&quot;,&quot;;[.C$1];&quot;: &quot;;&quot;&quot;&quot;&quot;;[.C224];&quot;&quot;&quot;,&quot;;[.D$1];&quot;: &quot;;&quot;&quot;&quot;&quot;;[.D224];&quot;&quot;&quot;,&quot;;[.E$1];&quot;: &quot;;[.G224];[.F$1];&quot;: &quot;;[.H22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5];&quot;&quot;&quot;,&quot;;[.B$1];&quot;: &quot;;&quot;&quot;&quot;&quot;;[.B225];&quot;&quot;&quot;,&quot;;[.C$1];&quot;: &quot;;&quot;&quot;&quot;&quot;;[.C225];&quot;&quot;&quot;,&quot;;[.D$1];&quot;: &quot;;&quot;&quot;&quot;&quot;;[.D225];&quot;&quot;&quot;,&quot;;[.E$1];&quot;: &quot;;[.G225];[.F$1];&quot;: &quot;;[.H22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6];&quot;&quot;&quot;,&quot;;[.B$1];&quot;: &quot;;&quot;&quot;&quot;&quot;;[.B226];&quot;&quot;&quot;,&quot;;[.C$1];&quot;: &quot;;&quot;&quot;&quot;&quot;;[.C226];&quot;&quot;&quot;,&quot;;[.D$1];&quot;: &quot;;&quot;&quot;&quot;&quot;;[.D226];&quot;&quot;&quot;,&quot;;[.E$1];&quot;: &quot;;[.G226];[.F$1];&quot;: &quot;;[.H22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7];&quot;&quot;&quot;,&quot;;[.B$1];&quot;: &quot;;&quot;&quot;&quot;&quot;;[.B227];&quot;&quot;&quot;,&quot;;[.C$1];&quot;: &quot;;&quot;&quot;&quot;&quot;;[.C227];&quot;&quot;&quot;,&quot;;[.D$1];&quot;: &quot;;&quot;&quot;&quot;&quot;;[.D227];&quot;&quot;&quot;,&quot;;[.E$1];&quot;: &quot;;[.G227];[.F$1];&quot;: &quot;;[.H22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8];&quot;&quot;&quot;,&quot;;[.B$1];&quot;: &quot;;&quot;&quot;&quot;&quot;;[.B228];&quot;&quot;&quot;,&quot;;[.C$1];&quot;: &quot;;&quot;&quot;&quot;&quot;;[.C228];&quot;&quot;&quot;,&quot;;[.D$1];&quot;: &quot;;&quot;&quot;&quot;&quot;;[.D228];&quot;&quot;&quot;,&quot;;[.E$1];&quot;: &quot;;[.G228];[.F$1];&quot;: &quot;;[.H22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29];&quot;&quot;&quot;,&quot;;[.B$1];&quot;: &quot;;&quot;&quot;&quot;&quot;;[.B229];&quot;&quot;&quot;,&quot;;[.C$1];&quot;: &quot;;&quot;&quot;&quot;&quot;;[.C229];&quot;&quot;&quot;,&quot;;[.D$1];&quot;: &quot;;&quot;&quot;&quot;&quot;;[.D229];&quot;&quot;&quot;,&quot;;[.E$1];&quot;: &quot;;[.G229];[.F$1];&quot;: &quot;;[.H22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0];&quot;&quot;&quot;,&quot;;[.B$1];&quot;: &quot;;&quot;&quot;&quot;&quot;;[.B230];&quot;&quot;&quot;,&quot;;[.C$1];&quot;: &quot;;&quot;&quot;&quot;&quot;;[.C230];&quot;&quot;&quot;,&quot;;[.D$1];&quot;: &quot;;&quot;&quot;&quot;&quot;;[.D230];&quot;&quot;&quot;,&quot;;[.E$1];&quot;: &quot;;[.G230];[.F$1];&quot;: &quot;;[.H23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1];&quot;&quot;&quot;,&quot;;[.B$1];&quot;: &quot;;&quot;&quot;&quot;&quot;;[.B231];&quot;&quot;&quot;,&quot;;[.C$1];&quot;: &quot;;&quot;&quot;&quot;&quot;;[.C231];&quot;&quot;&quot;,&quot;;[.D$1];&quot;: &quot;;&quot;&quot;&quot;&quot;;[.D231];&quot;&quot;&quot;,&quot;;[.E$1];&quot;: &quot;;[.G231];[.F$1];&quot;: &quot;;[.H23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2];&quot;&quot;&quot;,&quot;;[.B$1];&quot;: &quot;;&quot;&quot;&quot;&quot;;[.B232];&quot;&quot;&quot;,&quot;;[.C$1];&quot;: &quot;;&quot;&quot;&quot;&quot;;[.C232];&quot;&quot;&quot;,&quot;;[.D$1];&quot;: &quot;;&quot;&quot;&quot;&quot;;[.D232];&quot;&quot;&quot;,&quot;;[.E$1];&quot;: &quot;;[.G232];[.F$1];&quot;: &quot;;[.H23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3];&quot;&quot;&quot;,&quot;;[.B$1];&quot;: &quot;;&quot;&quot;&quot;&quot;;[.B233];&quot;&quot;&quot;,&quot;;[.C$1];&quot;: &quot;;&quot;&quot;&quot;&quot;;[.C233];&quot;&quot;&quot;,&quot;;[.D$1];&quot;: &quot;;&quot;&quot;&quot;&quot;;[.D233];&quot;&quot;&quot;,&quot;;[.E$1];&quot;: &quot;;[.G233];[.F$1];&quot;: &quot;;[.H23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4];&quot;&quot;&quot;,&quot;;[.B$1];&quot;: &quot;;&quot;&quot;&quot;&quot;;[.B234];&quot;&quot;&quot;,&quot;;[.C$1];&quot;: &quot;;&quot;&quot;&quot;&quot;;[.C234];&quot;&quot;&quot;,&quot;;[.D$1];&quot;: &quot;;&quot;&quot;&quot;&quot;;[.D234];&quot;&quot;&quot;,&quot;;[.E$1];&quot;: &quot;;[.G234];[.F$1];&quot;: &quot;;[.H23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5];&quot;&quot;&quot;,&quot;;[.B$1];&quot;: &quot;;&quot;&quot;&quot;&quot;;[.B235];&quot;&quot;&quot;,&quot;;[.C$1];&quot;: &quot;;&quot;&quot;&quot;&quot;;[.C235];&quot;&quot;&quot;,&quot;;[.D$1];&quot;: &quot;;&quot;&quot;&quot;&quot;;[.D235];&quot;&quot;&quot;,&quot;;[.E$1];&quot;: &quot;;[.G235];[.F$1];&quot;: &quot;;[.H23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6];&quot;&quot;&quot;,&quot;;[.B$1];&quot;: &quot;;&quot;&quot;&quot;&quot;;[.B236];&quot;&quot;&quot;,&quot;;[.C$1];&quot;: &quot;;&quot;&quot;&quot;&quot;;[.C236];&quot;&quot;&quot;,&quot;;[.D$1];&quot;: &quot;;&quot;&quot;&quot;&quot;;[.D236];&quot;&quot;&quot;,&quot;;[.E$1];&quot;: &quot;;[.G236];[.F$1];&quot;: &quot;;[.H23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7];&quot;&quot;&quot;,&quot;;[.B$1];&quot;: &quot;;&quot;&quot;&quot;&quot;;[.B237];&quot;&quot;&quot;,&quot;;[.C$1];&quot;: &quot;;&quot;&quot;&quot;&quot;;[.C237];&quot;&quot;&quot;,&quot;;[.D$1];&quot;: &quot;;&quot;&quot;&quot;&quot;;[.D237];&quot;&quot;&quot;,&quot;;[.E$1];&quot;: &quot;;[.G237];[.F$1];&quot;: &quot;;[.H23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8];&quot;&quot;&quot;,&quot;;[.B$1];&quot;: &quot;;&quot;&quot;&quot;&quot;;[.B238];&quot;&quot;&quot;,&quot;;[.C$1];&quot;: &quot;;&quot;&quot;&quot;&quot;;[.C238];&quot;&quot;&quot;,&quot;;[.D$1];&quot;: &quot;;&quot;&quot;&quot;&quot;;[.D238];&quot;&quot;&quot;,&quot;;[.E$1];&quot;: &quot;;[.G238];[.F$1];&quot;: &quot;;[.H23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39];&quot;&quot;&quot;,&quot;;[.B$1];&quot;: &quot;;&quot;&quot;&quot;&quot;;[.B239];&quot;&quot;&quot;,&quot;;[.C$1];&quot;: &quot;;&quot;&quot;&quot;&quot;;[.C239];&quot;&quot;&quot;,&quot;;[.D$1];&quot;: &quot;;&quot;&quot;&quot;&quot;;[.D239];&quot;&quot;&quot;,&quot;;[.E$1];&quot;: &quot;;[.G239];[.F$1];&quot;: &quot;;[.H23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0];&quot;&quot;&quot;,&quot;;[.B$1];&quot;: &quot;;&quot;&quot;&quot;&quot;;[.B240];&quot;&quot;&quot;,&quot;;[.C$1];&quot;: &quot;;&quot;&quot;&quot;&quot;;[.C240];&quot;&quot;&quot;,&quot;;[.D$1];&quot;: &quot;;&quot;&quot;&quot;&quot;;[.D240];&quot;&quot;&quot;,&quot;;[.E$1];&quot;: &quot;;[.G240];[.F$1];&quot;: &quot;;[.H24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1];&quot;&quot;&quot;,&quot;;[.B$1];&quot;: &quot;;&quot;&quot;&quot;&quot;;[.B241];&quot;&quot;&quot;,&quot;;[.C$1];&quot;: &quot;;&quot;&quot;&quot;&quot;;[.C241];&quot;&quot;&quot;,&quot;;[.D$1];&quot;: &quot;;&quot;&quot;&quot;&quot;;[.D241];&quot;&quot;&quot;,&quot;;[.E$1];&quot;: &quot;;[.G241];[.F$1];&quot;: &quot;;[.H24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2];&quot;&quot;&quot;,&quot;;[.B$1];&quot;: &quot;;&quot;&quot;&quot;&quot;;[.B242];&quot;&quot;&quot;,&quot;;[.C$1];&quot;: &quot;;&quot;&quot;&quot;&quot;;[.C242];&quot;&quot;&quot;,&quot;;[.D$1];&quot;: &quot;;&quot;&quot;&quot;&quot;;[.D242];&quot;&quot;&quot;,&quot;;[.E$1];&quot;: &quot;;[.G242];[.F$1];&quot;: &quot;;[.H24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3];&quot;&quot;&quot;,&quot;;[.B$1];&quot;: &quot;;&quot;&quot;&quot;&quot;;[.B243];&quot;&quot;&quot;,&quot;;[.C$1];&quot;: &quot;;&quot;&quot;&quot;&quot;;[.C243];&quot;&quot;&quot;,&quot;;[.D$1];&quot;: &quot;;&quot;&quot;&quot;&quot;;[.D243];&quot;&quot;&quot;,&quot;;[.E$1];&quot;: &quot;;[.G243];[.F$1];&quot;: &quot;;[.H24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4];&quot;&quot;&quot;,&quot;;[.B$1];&quot;: &quot;;&quot;&quot;&quot;&quot;;[.B244];&quot;&quot;&quot;,&quot;;[.C$1];&quot;: &quot;;&quot;&quot;&quot;&quot;;[.C244];&quot;&quot;&quot;,&quot;;[.D$1];&quot;: &quot;;&quot;&quot;&quot;&quot;;[.D244];&quot;&quot;&quot;,&quot;;[.E$1];&quot;: &quot;;[.G244];[.F$1];&quot;: &quot;;[.H24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5];&quot;&quot;&quot;,&quot;;[.B$1];&quot;: &quot;;&quot;&quot;&quot;&quot;;[.B245];&quot;&quot;&quot;,&quot;;[.C$1];&quot;: &quot;;&quot;&quot;&quot;&quot;;[.C245];&quot;&quot;&quot;,&quot;;[.D$1];&quot;: &quot;;&quot;&quot;&quot;&quot;;[.D245];&quot;&quot;&quot;,&quot;;[.E$1];&quot;: &quot;;[.G245];[.F$1];&quot;: &quot;;[.H24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6];&quot;&quot;&quot;,&quot;;[.B$1];&quot;: &quot;;&quot;&quot;&quot;&quot;;[.B246];&quot;&quot;&quot;,&quot;;[.C$1];&quot;: &quot;;&quot;&quot;&quot;&quot;;[.C246];&quot;&quot;&quot;,&quot;;[.D$1];&quot;: &quot;;&quot;&quot;&quot;&quot;;[.D246];&quot;&quot;&quot;,&quot;;[.E$1];&quot;: &quot;;[.G246];[.F$1];&quot;: &quot;;[.H24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7];&quot;&quot;&quot;,&quot;;[.B$1];&quot;: &quot;;&quot;&quot;&quot;&quot;;[.B247];&quot;&quot;&quot;,&quot;;[.C$1];&quot;: &quot;;&quot;&quot;&quot;&quot;;[.C247];&quot;&quot;&quot;,&quot;;[.D$1];&quot;: &quot;;&quot;&quot;&quot;&quot;;[.D247];&quot;&quot;&quot;,&quot;;[.E$1];&quot;: &quot;;[.G247];[.F$1];&quot;: &quot;;[.H24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8];&quot;&quot;&quot;,&quot;;[.B$1];&quot;: &quot;;&quot;&quot;&quot;&quot;;[.B248];&quot;&quot;&quot;,&quot;;[.C$1];&quot;: &quot;;&quot;&quot;&quot;&quot;;[.C248];&quot;&quot;&quot;,&quot;;[.D$1];&quot;: &quot;;&quot;&quot;&quot;&quot;;[.D248];&quot;&quot;&quot;,&quot;;[.E$1];&quot;: &quot;;[.G248];[.F$1];&quot;: &quot;;[.H24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49];&quot;&quot;&quot;,&quot;;[.B$1];&quot;: &quot;;&quot;&quot;&quot;&quot;;[.B249];&quot;&quot;&quot;,&quot;;[.C$1];&quot;: &quot;;&quot;&quot;&quot;&quot;;[.C249];&quot;&quot;&quot;,&quot;;[.D$1];&quot;: &quot;;&quot;&quot;&quot;&quot;;[.D249];&quot;&quot;&quot;,&quot;;[.E$1];&quot;: &quot;;[.G249];[.F$1];&quot;: &quot;;[.H24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0];&quot;&quot;&quot;,&quot;;[.B$1];&quot;: &quot;;&quot;&quot;&quot;&quot;;[.B250];&quot;&quot;&quot;,&quot;;[.C$1];&quot;: &quot;;&quot;&quot;&quot;&quot;;[.C250];&quot;&quot;&quot;,&quot;;[.D$1];&quot;: &quot;;&quot;&quot;&quot;&quot;;[.D250];&quot;&quot;&quot;,&quot;;[.E$1];&quot;: &quot;;[.G250];[.F$1];&quot;: &quot;;[.H25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1];&quot;&quot;&quot;,&quot;;[.B$1];&quot;: &quot;;&quot;&quot;&quot;&quot;;[.B251];&quot;&quot;&quot;,&quot;;[.C$1];&quot;: &quot;;&quot;&quot;&quot;&quot;;[.C251];&quot;&quot;&quot;,&quot;;[.D$1];&quot;: &quot;;&quot;&quot;&quot;&quot;;[.D251];&quot;&quot;&quot;,&quot;;[.E$1];&quot;: &quot;;[.G251];[.F$1];&quot;: &quot;;[.H25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2];&quot;&quot;&quot;,&quot;;[.B$1];&quot;: &quot;;&quot;&quot;&quot;&quot;;[.B252];&quot;&quot;&quot;,&quot;;[.C$1];&quot;: &quot;;&quot;&quot;&quot;&quot;;[.C252];&quot;&quot;&quot;,&quot;;[.D$1];&quot;: &quot;;&quot;&quot;&quot;&quot;;[.D252];&quot;&quot;&quot;,&quot;;[.E$1];&quot;: &quot;;[.G252];[.F$1];&quot;: &quot;;[.H25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3];&quot;&quot;&quot;,&quot;;[.B$1];&quot;: &quot;;&quot;&quot;&quot;&quot;;[.B253];&quot;&quot;&quot;,&quot;;[.C$1];&quot;: &quot;;&quot;&quot;&quot;&quot;;[.C253];&quot;&quot;&quot;,&quot;;[.D$1];&quot;: &quot;;&quot;&quot;&quot;&quot;;[.D253];&quot;&quot;&quot;,&quot;;[.E$1];&quot;: &quot;;[.G253];[.F$1];&quot;: &quot;;[.H25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4];&quot;&quot;&quot;,&quot;;[.B$1];&quot;: &quot;;&quot;&quot;&quot;&quot;;[.B254];&quot;&quot;&quot;,&quot;;[.C$1];&quot;: &quot;;&quot;&quot;&quot;&quot;;[.C254];&quot;&quot;&quot;,&quot;;[.D$1];&quot;: &quot;;&quot;&quot;&quot;&quot;;[.D254];&quot;&quot;&quot;,&quot;;[.E$1];&quot;: &quot;;[.G254];[.F$1];&quot;: &quot;;[.H25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5];&quot;&quot;&quot;,&quot;;[.B$1];&quot;: &quot;;&quot;&quot;&quot;&quot;;[.B255];&quot;&quot;&quot;,&quot;;[.C$1];&quot;: &quot;;&quot;&quot;&quot;&quot;;[.C255];&quot;&quot;&quot;,&quot;;[.D$1];&quot;: &quot;;&quot;&quot;&quot;&quot;;[.D255];&quot;&quot;&quot;,&quot;;[.E$1];&quot;: &quot;;[.G255];[.F$1];&quot;: &quot;;[.H25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6];&quot;&quot;&quot;,&quot;;[.B$1];&quot;: &quot;;&quot;&quot;&quot;&quot;;[.B256];&quot;&quot;&quot;,&quot;;[.C$1];&quot;: &quot;;&quot;&quot;&quot;&quot;;[.C256];&quot;&quot;&quot;,&quot;;[.D$1];&quot;: &quot;;&quot;&quot;&quot;&quot;;[.D256];&quot;&quot;&quot;,&quot;;[.E$1];&quot;: &quot;;[.G256];[.F$1];&quot;: &quot;;[.H25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7];&quot;&quot;&quot;,&quot;;[.B$1];&quot;: &quot;;&quot;&quot;&quot;&quot;;[.B257];&quot;&quot;&quot;,&quot;;[.C$1];&quot;: &quot;;&quot;&quot;&quot;&quot;;[.C257];&quot;&quot;&quot;,&quot;;[.D$1];&quot;: &quot;;&quot;&quot;&quot;&quot;;[.D257];&quot;&quot;&quot;,&quot;;[.E$1];&quot;: &quot;;[.G257];[.F$1];&quot;: &quot;;[.H25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8];&quot;&quot;&quot;,&quot;;[.B$1];&quot;: &quot;;&quot;&quot;&quot;&quot;;[.B258];&quot;&quot;&quot;,&quot;;[.C$1];&quot;: &quot;;&quot;&quot;&quot;&quot;;[.C258];&quot;&quot;&quot;,&quot;;[.D$1];&quot;: &quot;;&quot;&quot;&quot;&quot;;[.D258];&quot;&quot;&quot;,&quot;;[.E$1];&quot;: &quot;;[.G258];[.F$1];&quot;: &quot;;[.H25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59];&quot;&quot;&quot;,&quot;;[.B$1];&quot;: &quot;;&quot;&quot;&quot;&quot;;[.B259];&quot;&quot;&quot;,&quot;;[.C$1];&quot;: &quot;;&quot;&quot;&quot;&quot;;[.C259];&quot;&quot;&quot;,&quot;;[.D$1];&quot;: &quot;;&quot;&quot;&quot;&quot;;[.D259];&quot;&quot;&quot;,&quot;;[.E$1];&quot;: &quot;;[.G259];[.F$1];&quot;: &quot;;[.H25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0];&quot;&quot;&quot;,&quot;;[.B$1];&quot;: &quot;;&quot;&quot;&quot;&quot;;[.B260];&quot;&quot;&quot;,&quot;;[.C$1];&quot;: &quot;;&quot;&quot;&quot;&quot;;[.C260];&quot;&quot;&quot;,&quot;;[.D$1];&quot;: &quot;;&quot;&quot;&quot;&quot;;[.D260];&quot;&quot;&quot;,&quot;;[.E$1];&quot;: &quot;;[.G260];[.F$1];&quot;: &quot;;[.H26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1];&quot;&quot;&quot;,&quot;;[.B$1];&quot;: &quot;;&quot;&quot;&quot;&quot;;[.B261];&quot;&quot;&quot;,&quot;;[.C$1];&quot;: &quot;;&quot;&quot;&quot;&quot;;[.C261];&quot;&quot;&quot;,&quot;;[.D$1];&quot;: &quot;;&quot;&quot;&quot;&quot;;[.D261];&quot;&quot;&quot;,&quot;;[.E$1];&quot;: &quot;;[.G261];[.F$1];&quot;: &quot;;[.H26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2];&quot;&quot;&quot;,&quot;;[.B$1];&quot;: &quot;;&quot;&quot;&quot;&quot;;[.B262];&quot;&quot;&quot;,&quot;;[.C$1];&quot;: &quot;;&quot;&quot;&quot;&quot;;[.C262];&quot;&quot;&quot;,&quot;;[.D$1];&quot;: &quot;;&quot;&quot;&quot;&quot;;[.D262];&quot;&quot;&quot;,&quot;;[.E$1];&quot;: &quot;;[.G262];[.F$1];&quot;: &quot;;[.H26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3];&quot;&quot;&quot;,&quot;;[.B$1];&quot;: &quot;;&quot;&quot;&quot;&quot;;[.B263];&quot;&quot;&quot;,&quot;;[.C$1];&quot;: &quot;;&quot;&quot;&quot;&quot;;[.C263];&quot;&quot;&quot;,&quot;;[.D$1];&quot;: &quot;;&quot;&quot;&quot;&quot;;[.D263];&quot;&quot;&quot;,&quot;;[.E$1];&quot;: &quot;;[.G263];[.F$1];&quot;: &quot;;[.H26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4];&quot;&quot;&quot;,&quot;;[.B$1];&quot;: &quot;;&quot;&quot;&quot;&quot;;[.B264];&quot;&quot;&quot;,&quot;;[.C$1];&quot;: &quot;;&quot;&quot;&quot;&quot;;[.C264];&quot;&quot;&quot;,&quot;;[.D$1];&quot;: &quot;;&quot;&quot;&quot;&quot;;[.D264];&quot;&quot;&quot;,&quot;;[.E$1];&quot;: &quot;;[.G264];[.F$1];&quot;: &quot;;[.H26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5];&quot;&quot;&quot;,&quot;;[.B$1];&quot;: &quot;;&quot;&quot;&quot;&quot;;[.B265];&quot;&quot;&quot;,&quot;;[.C$1];&quot;: &quot;;&quot;&quot;&quot;&quot;;[.C265];&quot;&quot;&quot;,&quot;;[.D$1];&quot;: &quot;;&quot;&quot;&quot;&quot;;[.D265];&quot;&quot;&quot;,&quot;;[.E$1];&quot;: &quot;;[.G265];[.F$1];&quot;: &quot;;[.H26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6];&quot;&quot;&quot;,&quot;;[.B$1];&quot;: &quot;;&quot;&quot;&quot;&quot;;[.B266];&quot;&quot;&quot;,&quot;;[.C$1];&quot;: &quot;;&quot;&quot;&quot;&quot;;[.C266];&quot;&quot;&quot;,&quot;;[.D$1];&quot;: &quot;;&quot;&quot;&quot;&quot;;[.D266];&quot;&quot;&quot;,&quot;;[.E$1];&quot;: &quot;;[.G266];[.F$1];&quot;: &quot;;[.H26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7];&quot;&quot;&quot;,&quot;;[.B$1];&quot;: &quot;;&quot;&quot;&quot;&quot;;[.B267];&quot;&quot;&quot;,&quot;;[.C$1];&quot;: &quot;;&quot;&quot;&quot;&quot;;[.C267];&quot;&quot;&quot;,&quot;;[.D$1];&quot;: &quot;;&quot;&quot;&quot;&quot;;[.D267];&quot;&quot;&quot;,&quot;;[.E$1];&quot;: &quot;;[.G267];[.F$1];&quot;: &quot;;[.H26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8];&quot;&quot;&quot;,&quot;;[.B$1];&quot;: &quot;;&quot;&quot;&quot;&quot;;[.B268];&quot;&quot;&quot;,&quot;;[.C$1];&quot;: &quot;;&quot;&quot;&quot;&quot;;[.C268];&quot;&quot;&quot;,&quot;;[.D$1];&quot;: &quot;;&quot;&quot;&quot;&quot;;[.D268];&quot;&quot;&quot;,&quot;;[.E$1];&quot;: &quot;;[.G268];[.F$1];&quot;: &quot;;[.H26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69];&quot;&quot;&quot;,&quot;;[.B$1];&quot;: &quot;;&quot;&quot;&quot;&quot;;[.B269];&quot;&quot;&quot;,&quot;;[.C$1];&quot;: &quot;;&quot;&quot;&quot;&quot;;[.C269];&quot;&quot;&quot;,&quot;;[.D$1];&quot;: &quot;;&quot;&quot;&quot;&quot;;[.D269];&quot;&quot;&quot;,&quot;;[.E$1];&quot;: &quot;;[.G269];[.F$1];&quot;: &quot;;[.H26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0];&quot;&quot;&quot;,&quot;;[.B$1];&quot;: &quot;;&quot;&quot;&quot;&quot;;[.B270];&quot;&quot;&quot;,&quot;;[.C$1];&quot;: &quot;;&quot;&quot;&quot;&quot;;[.C270];&quot;&quot;&quot;,&quot;;[.D$1];&quot;: &quot;;&quot;&quot;&quot;&quot;;[.D270];&quot;&quot;&quot;,&quot;;[.E$1];&quot;: &quot;;[.G270];[.F$1];&quot;: &quot;;[.H27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1];&quot;&quot;&quot;,&quot;;[.B$1];&quot;: &quot;;&quot;&quot;&quot;&quot;;[.B271];&quot;&quot;&quot;,&quot;;[.C$1];&quot;: &quot;;&quot;&quot;&quot;&quot;;[.C271];&quot;&quot;&quot;,&quot;;[.D$1];&quot;: &quot;;&quot;&quot;&quot;&quot;;[.D271];&quot;&quot;&quot;,&quot;;[.E$1];&quot;: &quot;;[.G271];[.F$1];&quot;: &quot;;[.H27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2];&quot;&quot;&quot;,&quot;;[.B$1];&quot;: &quot;;&quot;&quot;&quot;&quot;;[.B272];&quot;&quot;&quot;,&quot;;[.C$1];&quot;: &quot;;&quot;&quot;&quot;&quot;;[.C272];&quot;&quot;&quot;,&quot;;[.D$1];&quot;: &quot;;&quot;&quot;&quot;&quot;;[.D272];&quot;&quot;&quot;,&quot;;[.E$1];&quot;: &quot;;[.G272];[.F$1];&quot;: &quot;;[.H27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3];&quot;&quot;&quot;,&quot;;[.B$1];&quot;: &quot;;&quot;&quot;&quot;&quot;;[.B273];&quot;&quot;&quot;,&quot;;[.C$1];&quot;: &quot;;&quot;&quot;&quot;&quot;;[.C273];&quot;&quot;&quot;,&quot;;[.D$1];&quot;: &quot;;&quot;&quot;&quot;&quot;;[.D273];&quot;&quot;&quot;,&quot;;[.E$1];&quot;: &quot;;[.G273];[.F$1];&quot;: &quot;;[.H27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4];&quot;&quot;&quot;,&quot;;[.B$1];&quot;: &quot;;&quot;&quot;&quot;&quot;;[.B274];&quot;&quot;&quot;,&quot;;[.C$1];&quot;: &quot;;&quot;&quot;&quot;&quot;;[.C274];&quot;&quot;&quot;,&quot;;[.D$1];&quot;: &quot;;&quot;&quot;&quot;&quot;;[.D274];&quot;&quot;&quot;,&quot;;[.E$1];&quot;: &quot;;[.G274];[.F$1];&quot;: &quot;;[.H27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5];&quot;&quot;&quot;,&quot;;[.B$1];&quot;: &quot;;&quot;&quot;&quot;&quot;;[.B275];&quot;&quot;&quot;,&quot;;[.C$1];&quot;: &quot;;&quot;&quot;&quot;&quot;;[.C275];&quot;&quot;&quot;,&quot;;[.D$1];&quot;: &quot;;&quot;&quot;&quot;&quot;;[.D275];&quot;&quot;&quot;,&quot;;[.E$1];&quot;: &quot;;[.G275];[.F$1];&quot;: &quot;;[.H27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6];&quot;&quot;&quot;,&quot;;[.B$1];&quot;: &quot;;&quot;&quot;&quot;&quot;;[.B276];&quot;&quot;&quot;,&quot;;[.C$1];&quot;: &quot;;&quot;&quot;&quot;&quot;;[.C276];&quot;&quot;&quot;,&quot;;[.D$1];&quot;: &quot;;&quot;&quot;&quot;&quot;;[.D276];&quot;&quot;&quot;,&quot;;[.E$1];&quot;: &quot;;[.G276];[.F$1];&quot;: &quot;;[.H27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7];&quot;&quot;&quot;,&quot;;[.B$1];&quot;: &quot;;&quot;&quot;&quot;&quot;;[.B277];&quot;&quot;&quot;,&quot;;[.C$1];&quot;: &quot;;&quot;&quot;&quot;&quot;;[.C277];&quot;&quot;&quot;,&quot;;[.D$1];&quot;: &quot;;&quot;&quot;&quot;&quot;;[.D277];&quot;&quot;&quot;,&quot;;[.E$1];&quot;: &quot;;[.G277];[.F$1];&quot;: &quot;;[.H27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8];&quot;&quot;&quot;,&quot;;[.B$1];&quot;: &quot;;&quot;&quot;&quot;&quot;;[.B278];&quot;&quot;&quot;,&quot;;[.C$1];&quot;: &quot;;&quot;&quot;&quot;&quot;;[.C278];&quot;&quot;&quot;,&quot;;[.D$1];&quot;: &quot;;&quot;&quot;&quot;&quot;;[.D278];&quot;&quot;&quot;,&quot;;[.E$1];&quot;: &quot;;[.G278];[.F$1];&quot;: &quot;;[.H27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79];&quot;&quot;&quot;,&quot;;[.B$1];&quot;: &quot;;&quot;&quot;&quot;&quot;;[.B279];&quot;&quot;&quot;,&quot;;[.C$1];&quot;: &quot;;&quot;&quot;&quot;&quot;;[.C279];&quot;&quot;&quot;,&quot;;[.D$1];&quot;: &quot;;&quot;&quot;&quot;&quot;;[.D279];&quot;&quot;&quot;,&quot;;[.E$1];&quot;: &quot;;[.G279];[.F$1];&quot;: &quot;;[.H27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0];&quot;&quot;&quot;,&quot;;[.B$1];&quot;: &quot;;&quot;&quot;&quot;&quot;;[.B280];&quot;&quot;&quot;,&quot;;[.C$1];&quot;: &quot;;&quot;&quot;&quot;&quot;;[.C280];&quot;&quot;&quot;,&quot;;[.D$1];&quot;: &quot;;&quot;&quot;&quot;&quot;;[.D280];&quot;&quot;&quot;,&quot;;[.E$1];&quot;: &quot;;[.G280];[.F$1];&quot;: &quot;;[.H28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1];&quot;&quot;&quot;,&quot;;[.B$1];&quot;: &quot;;&quot;&quot;&quot;&quot;;[.B281];&quot;&quot;&quot;,&quot;;[.C$1];&quot;: &quot;;&quot;&quot;&quot;&quot;;[.C281];&quot;&quot;&quot;,&quot;;[.D$1];&quot;: &quot;;&quot;&quot;&quot;&quot;;[.D281];&quot;&quot;&quot;,&quot;;[.E$1];&quot;: &quot;;[.G281];[.F$1];&quot;: &quot;;[.H28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2];&quot;&quot;&quot;,&quot;;[.B$1];&quot;: &quot;;&quot;&quot;&quot;&quot;;[.B282];&quot;&quot;&quot;,&quot;;[.C$1];&quot;: &quot;;&quot;&quot;&quot;&quot;;[.C282];&quot;&quot;&quot;,&quot;;[.D$1];&quot;: &quot;;&quot;&quot;&quot;&quot;;[.D282];&quot;&quot;&quot;,&quot;;[.E$1];&quot;: &quot;;[.G282];[.F$1];&quot;: &quot;;[.H28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3];&quot;&quot;&quot;,&quot;;[.B$1];&quot;: &quot;;&quot;&quot;&quot;&quot;;[.B283];&quot;&quot;&quot;,&quot;;[.C$1];&quot;: &quot;;&quot;&quot;&quot;&quot;;[.C283];&quot;&quot;&quot;,&quot;;[.D$1];&quot;: &quot;;&quot;&quot;&quot;&quot;;[.D283];&quot;&quot;&quot;,&quot;;[.E$1];&quot;: &quot;;[.G283];[.F$1];&quot;: &quot;;[.H28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4];&quot;&quot;&quot;,&quot;;[.B$1];&quot;: &quot;;&quot;&quot;&quot;&quot;;[.B284];&quot;&quot;&quot;,&quot;;[.C$1];&quot;: &quot;;&quot;&quot;&quot;&quot;;[.C284];&quot;&quot;&quot;,&quot;;[.D$1];&quot;: &quot;;&quot;&quot;&quot;&quot;;[.D284];&quot;&quot;&quot;,&quot;;[.E$1];&quot;: &quot;;[.G284];[.F$1];&quot;: &quot;;[.H28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5];&quot;&quot;&quot;,&quot;;[.B$1];&quot;: &quot;;&quot;&quot;&quot;&quot;;[.B285];&quot;&quot;&quot;,&quot;;[.C$1];&quot;: &quot;;&quot;&quot;&quot;&quot;;[.C285];&quot;&quot;&quot;,&quot;;[.D$1];&quot;: &quot;;&quot;&quot;&quot;&quot;;[.D285];&quot;&quot;&quot;,&quot;;[.E$1];&quot;: &quot;;[.G285];[.F$1];&quot;: &quot;;[.H28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6];&quot;&quot;&quot;,&quot;;[.B$1];&quot;: &quot;;&quot;&quot;&quot;&quot;;[.B286];&quot;&quot;&quot;,&quot;;[.C$1];&quot;: &quot;;&quot;&quot;&quot;&quot;;[.C286];&quot;&quot;&quot;,&quot;;[.D$1];&quot;: &quot;;&quot;&quot;&quot;&quot;;[.D286];&quot;&quot;&quot;,&quot;;[.E$1];&quot;: &quot;;[.G286];[.F$1];&quot;: &quot;;[.H28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7];&quot;&quot;&quot;,&quot;;[.B$1];&quot;: &quot;;&quot;&quot;&quot;&quot;;[.B287];&quot;&quot;&quot;,&quot;;[.C$1];&quot;: &quot;;&quot;&quot;&quot;&quot;;[.C287];&quot;&quot;&quot;,&quot;;[.D$1];&quot;: &quot;;&quot;&quot;&quot;&quot;;[.D287];&quot;&quot;&quot;,&quot;;[.E$1];&quot;: &quot;;[.G287];[.F$1];&quot;: &quot;;[.H28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8];&quot;&quot;&quot;,&quot;;[.B$1];&quot;: &quot;;&quot;&quot;&quot;&quot;;[.B288];&quot;&quot;&quot;,&quot;;[.C$1];&quot;: &quot;;&quot;&quot;&quot;&quot;;[.C288];&quot;&quot;&quot;,&quot;;[.D$1];&quot;: &quot;;&quot;&quot;&quot;&quot;;[.D288];&quot;&quot;&quot;,&quot;;[.E$1];&quot;: &quot;;[.G288];[.F$1];&quot;: &quot;;[.H28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89];&quot;&quot;&quot;,&quot;;[.B$1];&quot;: &quot;;&quot;&quot;&quot;&quot;;[.B289];&quot;&quot;&quot;,&quot;;[.C$1];&quot;: &quot;;&quot;&quot;&quot;&quot;;[.C289];&quot;&quot;&quot;,&quot;;[.D$1];&quot;: &quot;;&quot;&quot;&quot;&quot;;[.D289];&quot;&quot;&quot;,&quot;;[.E$1];&quot;: &quot;;[.G289];[.F$1];&quot;: &quot;;[.H28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0];&quot;&quot;&quot;,&quot;;[.B$1];&quot;: &quot;;&quot;&quot;&quot;&quot;;[.B290];&quot;&quot;&quot;,&quot;;[.C$1];&quot;: &quot;;&quot;&quot;&quot;&quot;;[.C290];&quot;&quot;&quot;,&quot;;[.D$1];&quot;: &quot;;&quot;&quot;&quot;&quot;;[.D290];&quot;&quot;&quot;,&quot;;[.E$1];&quot;: &quot;;[.G290];[.F$1];&quot;: &quot;;[.H29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1];&quot;&quot;&quot;,&quot;;[.B$1];&quot;: &quot;;&quot;&quot;&quot;&quot;;[.B291];&quot;&quot;&quot;,&quot;;[.C$1];&quot;: &quot;;&quot;&quot;&quot;&quot;;[.C291];&quot;&quot;&quot;,&quot;;[.D$1];&quot;: &quot;;&quot;&quot;&quot;&quot;;[.D291];&quot;&quot;&quot;,&quot;;[.E$1];&quot;: &quot;;[.G291];[.F$1];&quot;: &quot;;[.H29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2];&quot;&quot;&quot;,&quot;;[.B$1];&quot;: &quot;;&quot;&quot;&quot;&quot;;[.B292];&quot;&quot;&quot;,&quot;;[.C$1];&quot;: &quot;;&quot;&quot;&quot;&quot;;[.C292];&quot;&quot;&quot;,&quot;;[.D$1];&quot;: &quot;;&quot;&quot;&quot;&quot;;[.D292];&quot;&quot;&quot;,&quot;;[.E$1];&quot;: &quot;;[.G292];[.F$1];&quot;: &quot;;[.H29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3];&quot;&quot;&quot;,&quot;;[.B$1];&quot;: &quot;;&quot;&quot;&quot;&quot;;[.B293];&quot;&quot;&quot;,&quot;;[.C$1];&quot;: &quot;;&quot;&quot;&quot;&quot;;[.C293];&quot;&quot;&quot;,&quot;;[.D$1];&quot;: &quot;;&quot;&quot;&quot;&quot;;[.D293];&quot;&quot;&quot;,&quot;;[.E$1];&quot;: &quot;;[.G293];[.F$1];&quot;: &quot;;[.H29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4];&quot;&quot;&quot;,&quot;;[.B$1];&quot;: &quot;;&quot;&quot;&quot;&quot;;[.B294];&quot;&quot;&quot;,&quot;;[.C$1];&quot;: &quot;;&quot;&quot;&quot;&quot;;[.C294];&quot;&quot;&quot;,&quot;;[.D$1];&quot;: &quot;;&quot;&quot;&quot;&quot;;[.D294];&quot;&quot;&quot;,&quot;;[.E$1];&quot;: &quot;;[.G294];[.F$1];&quot;: &quot;;[.H29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5];&quot;&quot;&quot;,&quot;;[.B$1];&quot;: &quot;;&quot;&quot;&quot;&quot;;[.B295];&quot;&quot;&quot;,&quot;;[.C$1];&quot;: &quot;;&quot;&quot;&quot;&quot;;[.C295];&quot;&quot;&quot;,&quot;;[.D$1];&quot;: &quot;;&quot;&quot;&quot;&quot;;[.D295];&quot;&quot;&quot;,&quot;;[.E$1];&quot;: &quot;;[.G295];[.F$1];&quot;: &quot;;[.H29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6];&quot;&quot;&quot;,&quot;;[.B$1];&quot;: &quot;;&quot;&quot;&quot;&quot;;[.B296];&quot;&quot;&quot;,&quot;;[.C$1];&quot;: &quot;;&quot;&quot;&quot;&quot;;[.C296];&quot;&quot;&quot;,&quot;;[.D$1];&quot;: &quot;;&quot;&quot;&quot;&quot;;[.D296];&quot;&quot;&quot;,&quot;;[.E$1];&quot;: &quot;;[.G296];[.F$1];&quot;: &quot;;[.H29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7];&quot;&quot;&quot;,&quot;;[.B$1];&quot;: &quot;;&quot;&quot;&quot;&quot;;[.B297];&quot;&quot;&quot;,&quot;;[.C$1];&quot;: &quot;;&quot;&quot;&quot;&quot;;[.C297];&quot;&quot;&quot;,&quot;;[.D$1];&quot;: &quot;;&quot;&quot;&quot;&quot;;[.D297];&quot;&quot;&quot;,&quot;;[.E$1];&quot;: &quot;;[.G297];[.F$1];&quot;: &quot;;[.H29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8];&quot;&quot;&quot;,&quot;;[.B$1];&quot;: &quot;;&quot;&quot;&quot;&quot;;[.B298];&quot;&quot;&quot;,&quot;;[.C$1];&quot;: &quot;;&quot;&quot;&quot;&quot;;[.C298];&quot;&quot;&quot;,&quot;;[.D$1];&quot;: &quot;;&quot;&quot;&quot;&quot;;[.D298];&quot;&quot;&quot;,&quot;;[.E$1];&quot;: &quot;;[.G298];[.F$1];&quot;: &quot;;[.H29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299];&quot;&quot;&quot;,&quot;;[.B$1];&quot;: &quot;;&quot;&quot;&quot;&quot;;[.B299];&quot;&quot;&quot;,&quot;;[.C$1];&quot;: &quot;;&quot;&quot;&quot;&quot;;[.C299];&quot;&quot;&quot;,&quot;;[.D$1];&quot;: &quot;;&quot;&quot;&quot;&quot;;[.D299];&quot;&quot;&quot;,&quot;;[.E$1];&quot;: &quot;;[.G299];[.F$1];&quot;: &quot;;[.H29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0];&quot;&quot;&quot;,&quot;;[.B$1];&quot;: &quot;;&quot;&quot;&quot;&quot;;[.B300];&quot;&quot;&quot;,&quot;;[.C$1];&quot;: &quot;;&quot;&quot;&quot;&quot;;[.C300];&quot;&quot;&quot;,&quot;;[.D$1];&quot;: &quot;;&quot;&quot;&quot;&quot;;[.D300];&quot;&quot;&quot;,&quot;;[.E$1];&quot;: &quot;;[.G300];[.F$1];&quot;: &quot;;[.H30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1];&quot;&quot;&quot;,&quot;;[.B$1];&quot;: &quot;;&quot;&quot;&quot;&quot;;[.B301];&quot;&quot;&quot;,&quot;;[.C$1];&quot;: &quot;;&quot;&quot;&quot;&quot;;[.C301];&quot;&quot;&quot;,&quot;;[.D$1];&quot;: &quot;;&quot;&quot;&quot;&quot;;[.D301];&quot;&quot;&quot;,&quot;;[.E$1];&quot;: &quot;;[.G301];[.F$1];&quot;: &quot;;[.H30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2];&quot;&quot;&quot;,&quot;;[.B$1];&quot;: &quot;;&quot;&quot;&quot;&quot;;[.B302];&quot;&quot;&quot;,&quot;;[.C$1];&quot;: &quot;;&quot;&quot;&quot;&quot;;[.C302];&quot;&quot;&quot;,&quot;;[.D$1];&quot;: &quot;;&quot;&quot;&quot;&quot;;[.D302];&quot;&quot;&quot;,&quot;;[.E$1];&quot;: &quot;;[.G302];[.F$1];&quot;: &quot;;[.H30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3];&quot;&quot;&quot;,&quot;;[.B$1];&quot;: &quot;;&quot;&quot;&quot;&quot;;[.B303];&quot;&quot;&quot;,&quot;;[.C$1];&quot;: &quot;;&quot;&quot;&quot;&quot;;[.C303];&quot;&quot;&quot;,&quot;;[.D$1];&quot;: &quot;;&quot;&quot;&quot;&quot;;[.D303];&quot;&quot;&quot;,&quot;;[.E$1];&quot;: &quot;;[.G303];[.F$1];&quot;: &quot;;[.H30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4];&quot;&quot;&quot;,&quot;;[.B$1];&quot;: &quot;;&quot;&quot;&quot;&quot;;[.B304];&quot;&quot;&quot;,&quot;;[.C$1];&quot;: &quot;;&quot;&quot;&quot;&quot;;[.C304];&quot;&quot;&quot;,&quot;;[.D$1];&quot;: &quot;;&quot;&quot;&quot;&quot;;[.D304];&quot;&quot;&quot;,&quot;;[.E$1];&quot;: &quot;;[.G304];[.F$1];&quot;: &quot;;[.H30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5];&quot;&quot;&quot;,&quot;;[.B$1];&quot;: &quot;;&quot;&quot;&quot;&quot;;[.B305];&quot;&quot;&quot;,&quot;;[.C$1];&quot;: &quot;;&quot;&quot;&quot;&quot;;[.C305];&quot;&quot;&quot;,&quot;;[.D$1];&quot;: &quot;;&quot;&quot;&quot;&quot;;[.D305];&quot;&quot;&quot;,&quot;;[.E$1];&quot;: &quot;;[.G305];[.F$1];&quot;: &quot;;[.H30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6];&quot;&quot;&quot;,&quot;;[.B$1];&quot;: &quot;;&quot;&quot;&quot;&quot;;[.B306];&quot;&quot;&quot;,&quot;;[.C$1];&quot;: &quot;;&quot;&quot;&quot;&quot;;[.C306];&quot;&quot;&quot;,&quot;;[.D$1];&quot;: &quot;;&quot;&quot;&quot;&quot;;[.D306];&quot;&quot;&quot;,&quot;;[.E$1];&quot;: &quot;;[.G306];[.F$1];&quot;: &quot;;[.H30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7];&quot;&quot;&quot;,&quot;;[.B$1];&quot;: &quot;;&quot;&quot;&quot;&quot;;[.B307];&quot;&quot;&quot;,&quot;;[.C$1];&quot;: &quot;;&quot;&quot;&quot;&quot;;[.C307];&quot;&quot;&quot;,&quot;;[.D$1];&quot;: &quot;;&quot;&quot;&quot;&quot;;[.D307];&quot;&quot;&quot;,&quot;;[.E$1];&quot;: &quot;;[.G307];[.F$1];&quot;: &quot;;[.H30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8];&quot;&quot;&quot;,&quot;;[.B$1];&quot;: &quot;;&quot;&quot;&quot;&quot;;[.B308];&quot;&quot;&quot;,&quot;;[.C$1];&quot;: &quot;;&quot;&quot;&quot;&quot;;[.C308];&quot;&quot;&quot;,&quot;;[.D$1];&quot;: &quot;;&quot;&quot;&quot;&quot;;[.D308];&quot;&quot;&quot;,&quot;;[.E$1];&quot;: &quot;;[.G308];[.F$1];&quot;: &quot;;[.H30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09];&quot;&quot;&quot;,&quot;;[.B$1];&quot;: &quot;;&quot;&quot;&quot;&quot;;[.B309];&quot;&quot;&quot;,&quot;;[.C$1];&quot;: &quot;;&quot;&quot;&quot;&quot;;[.C309];&quot;&quot;&quot;,&quot;;[.D$1];&quot;: &quot;;&quot;&quot;&quot;&quot;;[.D309];&quot;&quot;&quot;,&quot;;[.E$1];&quot;: &quot;;[.G309];[.F$1];&quot;: &quot;;[.H30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0];&quot;&quot;&quot;,&quot;;[.B$1];&quot;: &quot;;&quot;&quot;&quot;&quot;;[.B310];&quot;&quot;&quot;,&quot;;[.C$1];&quot;: &quot;;&quot;&quot;&quot;&quot;;[.C310];&quot;&quot;&quot;,&quot;;[.D$1];&quot;: &quot;;&quot;&quot;&quot;&quot;;[.D310];&quot;&quot;&quot;,&quot;;[.E$1];&quot;: &quot;;[.G310];[.F$1];&quot;: &quot;;[.H31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1];&quot;&quot;&quot;,&quot;;[.B$1];&quot;: &quot;;&quot;&quot;&quot;&quot;;[.B311];&quot;&quot;&quot;,&quot;;[.C$1];&quot;: &quot;;&quot;&quot;&quot;&quot;;[.C311];&quot;&quot;&quot;,&quot;;[.D$1];&quot;: &quot;;&quot;&quot;&quot;&quot;;[.D311];&quot;&quot;&quot;,&quot;;[.E$1];&quot;: &quot;;[.G311];[.F$1];&quot;: &quot;;[.H31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2];&quot;&quot;&quot;,&quot;;[.B$1];&quot;: &quot;;&quot;&quot;&quot;&quot;;[.B312];&quot;&quot;&quot;,&quot;;[.C$1];&quot;: &quot;;&quot;&quot;&quot;&quot;;[.C312];&quot;&quot;&quot;,&quot;;[.D$1];&quot;: &quot;;&quot;&quot;&quot;&quot;;[.D312];&quot;&quot;&quot;,&quot;;[.E$1];&quot;: &quot;;[.G312];[.F$1];&quot;: &quot;;[.H31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3];&quot;&quot;&quot;,&quot;;[.B$1];&quot;: &quot;;&quot;&quot;&quot;&quot;;[.B313];&quot;&quot;&quot;,&quot;;[.C$1];&quot;: &quot;;&quot;&quot;&quot;&quot;;[.C313];&quot;&quot;&quot;,&quot;;[.D$1];&quot;: &quot;;&quot;&quot;&quot;&quot;;[.D313];&quot;&quot;&quot;,&quot;;[.E$1];&quot;: &quot;;[.G313];[.F$1];&quot;: &quot;;[.H31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4];&quot;&quot;&quot;,&quot;;[.B$1];&quot;: &quot;;&quot;&quot;&quot;&quot;;[.B314];&quot;&quot;&quot;,&quot;;[.C$1];&quot;: &quot;;&quot;&quot;&quot;&quot;;[.C314];&quot;&quot;&quot;,&quot;;[.D$1];&quot;: &quot;;&quot;&quot;&quot;&quot;;[.D314];&quot;&quot;&quot;,&quot;;[.E$1];&quot;: &quot;;[.G314];[.F$1];&quot;: &quot;;[.H31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5];&quot;&quot;&quot;,&quot;;[.B$1];&quot;: &quot;;&quot;&quot;&quot;&quot;;[.B315];&quot;&quot;&quot;,&quot;;[.C$1];&quot;: &quot;;&quot;&quot;&quot;&quot;;[.C315];&quot;&quot;&quot;,&quot;;[.D$1];&quot;: &quot;;&quot;&quot;&quot;&quot;;[.D315];&quot;&quot;&quot;,&quot;;[.E$1];&quot;: &quot;;[.G315];[.F$1];&quot;: &quot;;[.H31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6];&quot;&quot;&quot;,&quot;;[.B$1];&quot;: &quot;;&quot;&quot;&quot;&quot;;[.B316];&quot;&quot;&quot;,&quot;;[.C$1];&quot;: &quot;;&quot;&quot;&quot;&quot;;[.C316];&quot;&quot;&quot;,&quot;;[.D$1];&quot;: &quot;;&quot;&quot;&quot;&quot;;[.D316];&quot;&quot;&quot;,&quot;;[.E$1];&quot;: &quot;;[.G316];[.F$1];&quot;: &quot;;[.H31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7];&quot;&quot;&quot;,&quot;;[.B$1];&quot;: &quot;;&quot;&quot;&quot;&quot;;[.B317];&quot;&quot;&quot;,&quot;;[.C$1];&quot;: &quot;;&quot;&quot;&quot;&quot;;[.C317];&quot;&quot;&quot;,&quot;;[.D$1];&quot;: &quot;;&quot;&quot;&quot;&quot;;[.D317];&quot;&quot;&quot;,&quot;;[.E$1];&quot;: &quot;;[.G317];[.F$1];&quot;: &quot;;[.H31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8];&quot;&quot;&quot;,&quot;;[.B$1];&quot;: &quot;;&quot;&quot;&quot;&quot;;[.B318];&quot;&quot;&quot;,&quot;;[.C$1];&quot;: &quot;;&quot;&quot;&quot;&quot;;[.C318];&quot;&quot;&quot;,&quot;;[.D$1];&quot;: &quot;;&quot;&quot;&quot;&quot;;[.D318];&quot;&quot;&quot;,&quot;;[.E$1];&quot;: &quot;;[.G318];[.F$1];&quot;: &quot;;[.H31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19];&quot;&quot;&quot;,&quot;;[.B$1];&quot;: &quot;;&quot;&quot;&quot;&quot;;[.B319];&quot;&quot;&quot;,&quot;;[.C$1];&quot;: &quot;;&quot;&quot;&quot;&quot;;[.C319];&quot;&quot;&quot;,&quot;;[.D$1];&quot;: &quot;;&quot;&quot;&quot;&quot;;[.D319];&quot;&quot;&quot;,&quot;;[.E$1];&quot;: &quot;;[.G319];[.F$1];&quot;: &quot;;[.H31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0];&quot;&quot;&quot;,&quot;;[.B$1];&quot;: &quot;;&quot;&quot;&quot;&quot;;[.B320];&quot;&quot;&quot;,&quot;;[.C$1];&quot;: &quot;;&quot;&quot;&quot;&quot;;[.C320];&quot;&quot;&quot;,&quot;;[.D$1];&quot;: &quot;;&quot;&quot;&quot;&quot;;[.D320];&quot;&quot;&quot;,&quot;;[.E$1];&quot;: &quot;;[.G320];[.F$1];&quot;: &quot;;[.H32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1];&quot;&quot;&quot;,&quot;;[.B$1];&quot;: &quot;;&quot;&quot;&quot;&quot;;[.B321];&quot;&quot;&quot;,&quot;;[.C$1];&quot;: &quot;;&quot;&quot;&quot;&quot;;[.C321];&quot;&quot;&quot;,&quot;;[.D$1];&quot;: &quot;;&quot;&quot;&quot;&quot;;[.D321];&quot;&quot;&quot;,&quot;;[.E$1];&quot;: &quot;;[.G321];[.F$1];&quot;: &quot;;[.H32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2];&quot;&quot;&quot;,&quot;;[.B$1];&quot;: &quot;;&quot;&quot;&quot;&quot;;[.B322];&quot;&quot;&quot;,&quot;;[.C$1];&quot;: &quot;;&quot;&quot;&quot;&quot;;[.C322];&quot;&quot;&quot;,&quot;;[.D$1];&quot;: &quot;;&quot;&quot;&quot;&quot;;[.D322];&quot;&quot;&quot;,&quot;;[.E$1];&quot;: &quot;;[.G322];[.F$1];&quot;: &quot;;[.H32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3];&quot;&quot;&quot;,&quot;;[.B$1];&quot;: &quot;;&quot;&quot;&quot;&quot;;[.B323];&quot;&quot;&quot;,&quot;;[.C$1];&quot;: &quot;;&quot;&quot;&quot;&quot;;[.C323];&quot;&quot;&quot;,&quot;;[.D$1];&quot;: &quot;;&quot;&quot;&quot;&quot;;[.D323];&quot;&quot;&quot;,&quot;;[.E$1];&quot;: &quot;;[.G323];[.F$1];&quot;: &quot;;[.H32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4];&quot;&quot;&quot;,&quot;;[.B$1];&quot;: &quot;;&quot;&quot;&quot;&quot;;[.B324];&quot;&quot;&quot;,&quot;;[.C$1];&quot;: &quot;;&quot;&quot;&quot;&quot;;[.C324];&quot;&quot;&quot;,&quot;;[.D$1];&quot;: &quot;;&quot;&quot;&quot;&quot;;[.D324];&quot;&quot;&quot;,&quot;;[.E$1];&quot;: &quot;;[.G324];[.F$1];&quot;: &quot;;[.H32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5];&quot;&quot;&quot;,&quot;;[.B$1];&quot;: &quot;;&quot;&quot;&quot;&quot;;[.B325];&quot;&quot;&quot;,&quot;;[.C$1];&quot;: &quot;;&quot;&quot;&quot;&quot;;[.C325];&quot;&quot;&quot;,&quot;;[.D$1];&quot;: &quot;;&quot;&quot;&quot;&quot;;[.D325];&quot;&quot;&quot;,&quot;;[.E$1];&quot;: &quot;;[.G325];[.F$1];&quot;: &quot;;[.H32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6];&quot;&quot;&quot;,&quot;;[.B$1];&quot;: &quot;;&quot;&quot;&quot;&quot;;[.B326];&quot;&quot;&quot;,&quot;;[.C$1];&quot;: &quot;;&quot;&quot;&quot;&quot;;[.C326];&quot;&quot;&quot;,&quot;;[.D$1];&quot;: &quot;;&quot;&quot;&quot;&quot;;[.D326];&quot;&quot;&quot;,&quot;;[.E$1];&quot;: &quot;;[.G326];[.F$1];&quot;: &quot;;[.H32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7];&quot;&quot;&quot;,&quot;;[.B$1];&quot;: &quot;;&quot;&quot;&quot;&quot;;[.B327];&quot;&quot;&quot;,&quot;;[.C$1];&quot;: &quot;;&quot;&quot;&quot;&quot;;[.C327];&quot;&quot;&quot;,&quot;;[.D$1];&quot;: &quot;;&quot;&quot;&quot;&quot;;[.D327];&quot;&quot;&quot;,&quot;;[.E$1];&quot;: &quot;;[.G327];[.F$1];&quot;: &quot;;[.H32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8];&quot;&quot;&quot;,&quot;;[.B$1];&quot;: &quot;;&quot;&quot;&quot;&quot;;[.B328];&quot;&quot;&quot;,&quot;;[.C$1];&quot;: &quot;;&quot;&quot;&quot;&quot;;[.C328];&quot;&quot;&quot;,&quot;;[.D$1];&quot;: &quot;;&quot;&quot;&quot;&quot;;[.D328];&quot;&quot;&quot;,&quot;;[.E$1];&quot;: &quot;;[.G328];[.F$1];&quot;: &quot;;[.H32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29];&quot;&quot;&quot;,&quot;;[.B$1];&quot;: &quot;;&quot;&quot;&quot;&quot;;[.B329];&quot;&quot;&quot;,&quot;;[.C$1];&quot;: &quot;;&quot;&quot;&quot;&quot;;[.C329];&quot;&quot;&quot;,&quot;;[.D$1];&quot;: &quot;;&quot;&quot;&quot;&quot;;[.D329];&quot;&quot;&quot;,&quot;;[.E$1];&quot;: &quot;;[.G329];[.F$1];&quot;: &quot;;[.H32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0];&quot;&quot;&quot;,&quot;;[.B$1];&quot;: &quot;;&quot;&quot;&quot;&quot;;[.B330];&quot;&quot;&quot;,&quot;;[.C$1];&quot;: &quot;;&quot;&quot;&quot;&quot;;[.C330];&quot;&quot;&quot;,&quot;;[.D$1];&quot;: &quot;;&quot;&quot;&quot;&quot;;[.D330];&quot;&quot;&quot;,&quot;;[.E$1];&quot;: &quot;;[.G330];[.F$1];&quot;: &quot;;[.H33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1];&quot;&quot;&quot;,&quot;;[.B$1];&quot;: &quot;;&quot;&quot;&quot;&quot;;[.B331];&quot;&quot;&quot;,&quot;;[.C$1];&quot;: &quot;;&quot;&quot;&quot;&quot;;[.C331];&quot;&quot;&quot;,&quot;;[.D$1];&quot;: &quot;;&quot;&quot;&quot;&quot;;[.D331];&quot;&quot;&quot;,&quot;;[.E$1];&quot;: &quot;;[.G331];[.F$1];&quot;: &quot;;[.H33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2];&quot;&quot;&quot;,&quot;;[.B$1];&quot;: &quot;;&quot;&quot;&quot;&quot;;[.B332];&quot;&quot;&quot;,&quot;;[.C$1];&quot;: &quot;;&quot;&quot;&quot;&quot;;[.C332];&quot;&quot;&quot;,&quot;;[.D$1];&quot;: &quot;;&quot;&quot;&quot;&quot;;[.D332];&quot;&quot;&quot;,&quot;;[.E$1];&quot;: &quot;;[.G332];[.F$1];&quot;: &quot;;[.H33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3];&quot;&quot;&quot;,&quot;;[.B$1];&quot;: &quot;;&quot;&quot;&quot;&quot;;[.B333];&quot;&quot;&quot;,&quot;;[.C$1];&quot;: &quot;;&quot;&quot;&quot;&quot;;[.C333];&quot;&quot;&quot;,&quot;;[.D$1];&quot;: &quot;;&quot;&quot;&quot;&quot;;[.D333];&quot;&quot;&quot;,&quot;;[.E$1];&quot;: &quot;;[.G333];[.F$1];&quot;: &quot;;[.H33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4];&quot;&quot;&quot;,&quot;;[.B$1];&quot;: &quot;;&quot;&quot;&quot;&quot;;[.B334];&quot;&quot;&quot;,&quot;;[.C$1];&quot;: &quot;;&quot;&quot;&quot;&quot;;[.C334];&quot;&quot;&quot;,&quot;;[.D$1];&quot;: &quot;;&quot;&quot;&quot;&quot;;[.D334];&quot;&quot;&quot;,&quot;;[.E$1];&quot;: &quot;;[.G334];[.F$1];&quot;: &quot;;[.H33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5];&quot;&quot;&quot;,&quot;;[.B$1];&quot;: &quot;;&quot;&quot;&quot;&quot;;[.B335];&quot;&quot;&quot;,&quot;;[.C$1];&quot;: &quot;;&quot;&quot;&quot;&quot;;[.C335];&quot;&quot;&quot;,&quot;;[.D$1];&quot;: &quot;;&quot;&quot;&quot;&quot;;[.D335];&quot;&quot;&quot;,&quot;;[.E$1];&quot;: &quot;;[.G335];[.F$1];&quot;: &quot;;[.H33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6];&quot;&quot;&quot;,&quot;;[.B$1];&quot;: &quot;;&quot;&quot;&quot;&quot;;[.B336];&quot;&quot;&quot;,&quot;;[.C$1];&quot;: &quot;;&quot;&quot;&quot;&quot;;[.C336];&quot;&quot;&quot;,&quot;;[.D$1];&quot;: &quot;;&quot;&quot;&quot;&quot;;[.D336];&quot;&quot;&quot;,&quot;;[.E$1];&quot;: &quot;;[.G336];[.F$1];&quot;: &quot;;[.H33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7];&quot;&quot;&quot;,&quot;;[.B$1];&quot;: &quot;;&quot;&quot;&quot;&quot;;[.B337];&quot;&quot;&quot;,&quot;;[.C$1];&quot;: &quot;;&quot;&quot;&quot;&quot;;[.C337];&quot;&quot;&quot;,&quot;;[.D$1];&quot;: &quot;;&quot;&quot;&quot;&quot;;[.D337];&quot;&quot;&quot;,&quot;;[.E$1];&quot;: &quot;;[.G337];[.F$1];&quot;: &quot;;[.H33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8];&quot;&quot;&quot;,&quot;;[.B$1];&quot;: &quot;;&quot;&quot;&quot;&quot;;[.B338];&quot;&quot;&quot;,&quot;;[.C$1];&quot;: &quot;;&quot;&quot;&quot;&quot;;[.C338];&quot;&quot;&quot;,&quot;;[.D$1];&quot;: &quot;;&quot;&quot;&quot;&quot;;[.D338];&quot;&quot;&quot;,&quot;;[.E$1];&quot;: &quot;;[.G338];[.F$1];&quot;: &quot;;[.H33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39];&quot;&quot;&quot;,&quot;;[.B$1];&quot;: &quot;;&quot;&quot;&quot;&quot;;[.B339];&quot;&quot;&quot;,&quot;;[.C$1];&quot;: &quot;;&quot;&quot;&quot;&quot;;[.C339];&quot;&quot;&quot;,&quot;;[.D$1];&quot;: &quot;;&quot;&quot;&quot;&quot;;[.D339];&quot;&quot;&quot;,&quot;;[.E$1];&quot;: &quot;;[.G339];[.F$1];&quot;: &quot;;[.H33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0];&quot;&quot;&quot;,&quot;;[.B$1];&quot;: &quot;;&quot;&quot;&quot;&quot;;[.B340];&quot;&quot;&quot;,&quot;;[.C$1];&quot;: &quot;;&quot;&quot;&quot;&quot;;[.C340];&quot;&quot;&quot;,&quot;;[.D$1];&quot;: &quot;;&quot;&quot;&quot;&quot;;[.D340];&quot;&quot;&quot;,&quot;;[.E$1];&quot;: &quot;;[.G340];[.F$1];&quot;: &quot;;[.H34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1];&quot;&quot;&quot;,&quot;;[.B$1];&quot;: &quot;;&quot;&quot;&quot;&quot;;[.B341];&quot;&quot;&quot;,&quot;;[.C$1];&quot;: &quot;;&quot;&quot;&quot;&quot;;[.C341];&quot;&quot;&quot;,&quot;;[.D$1];&quot;: &quot;;&quot;&quot;&quot;&quot;;[.D341];&quot;&quot;&quot;,&quot;;[.E$1];&quot;: &quot;;[.G341];[.F$1];&quot;: &quot;;[.H34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2];&quot;&quot;&quot;,&quot;;[.B$1];&quot;: &quot;;&quot;&quot;&quot;&quot;;[.B342];&quot;&quot;&quot;,&quot;;[.C$1];&quot;: &quot;;&quot;&quot;&quot;&quot;;[.C342];&quot;&quot;&quot;,&quot;;[.D$1];&quot;: &quot;;&quot;&quot;&quot;&quot;;[.D342];&quot;&quot;&quot;,&quot;;[.E$1];&quot;: &quot;;[.G342];[.F$1];&quot;: &quot;;[.H34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3];&quot;&quot;&quot;,&quot;;[.B$1];&quot;: &quot;;&quot;&quot;&quot;&quot;;[.B343];&quot;&quot;&quot;,&quot;;[.C$1];&quot;: &quot;;&quot;&quot;&quot;&quot;;[.C343];&quot;&quot;&quot;,&quot;;[.D$1];&quot;: &quot;;&quot;&quot;&quot;&quot;;[.D343];&quot;&quot;&quot;,&quot;;[.E$1];&quot;: &quot;;[.G343];[.F$1];&quot;: &quot;;[.H34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4];&quot;&quot;&quot;,&quot;;[.B$1];&quot;: &quot;;&quot;&quot;&quot;&quot;;[.B344];&quot;&quot;&quot;,&quot;;[.C$1];&quot;: &quot;;&quot;&quot;&quot;&quot;;[.C344];&quot;&quot;&quot;,&quot;;[.D$1];&quot;: &quot;;&quot;&quot;&quot;&quot;;[.D344];&quot;&quot;&quot;,&quot;;[.E$1];&quot;: &quot;;[.G344];[.F$1];&quot;: &quot;;[.H34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5];&quot;&quot;&quot;,&quot;;[.B$1];&quot;: &quot;;&quot;&quot;&quot;&quot;;[.B345];&quot;&quot;&quot;,&quot;;[.C$1];&quot;: &quot;;&quot;&quot;&quot;&quot;;[.C345];&quot;&quot;&quot;,&quot;;[.D$1];&quot;: &quot;;&quot;&quot;&quot;&quot;;[.D345];&quot;&quot;&quot;,&quot;;[.E$1];&quot;: &quot;;[.G345];[.F$1];&quot;: &quot;;[.H34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6];&quot;&quot;&quot;,&quot;;[.B$1];&quot;: &quot;;&quot;&quot;&quot;&quot;;[.B346];&quot;&quot;&quot;,&quot;;[.C$1];&quot;: &quot;;&quot;&quot;&quot;&quot;;[.C346];&quot;&quot;&quot;,&quot;;[.D$1];&quot;: &quot;;&quot;&quot;&quot;&quot;;[.D346];&quot;&quot;&quot;,&quot;;[.E$1];&quot;: &quot;;[.G346];[.F$1];&quot;: &quot;;[.H34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7];&quot;&quot;&quot;,&quot;;[.B$1];&quot;: &quot;;&quot;&quot;&quot;&quot;;[.B347];&quot;&quot;&quot;,&quot;;[.C$1];&quot;: &quot;;&quot;&quot;&quot;&quot;;[.C347];&quot;&quot;&quot;,&quot;;[.D$1];&quot;: &quot;;&quot;&quot;&quot;&quot;;[.D347];&quot;&quot;&quot;,&quot;;[.E$1];&quot;: &quot;;[.G347];[.F$1];&quot;: &quot;;[.H34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8];&quot;&quot;&quot;,&quot;;[.B$1];&quot;: &quot;;&quot;&quot;&quot;&quot;;[.B348];&quot;&quot;&quot;,&quot;;[.C$1];&quot;: &quot;;&quot;&quot;&quot;&quot;;[.C348];&quot;&quot;&quot;,&quot;;[.D$1];&quot;: &quot;;&quot;&quot;&quot;&quot;;[.D348];&quot;&quot;&quot;,&quot;;[.E$1];&quot;: &quot;;[.G348];[.F$1];&quot;: &quot;;[.H34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49];&quot;&quot;&quot;,&quot;;[.B$1];&quot;: &quot;;&quot;&quot;&quot;&quot;;[.B349];&quot;&quot;&quot;,&quot;;[.C$1];&quot;: &quot;;&quot;&quot;&quot;&quot;;[.C349];&quot;&quot;&quot;,&quot;;[.D$1];&quot;: &quot;;&quot;&quot;&quot;&quot;;[.D349];&quot;&quot;&quot;,&quot;;[.E$1];&quot;: &quot;;[.G349];[.F$1];&quot;: &quot;;[.H34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0];&quot;&quot;&quot;,&quot;;[.B$1];&quot;: &quot;;&quot;&quot;&quot;&quot;;[.B350];&quot;&quot;&quot;,&quot;;[.C$1];&quot;: &quot;;&quot;&quot;&quot;&quot;;[.C350];&quot;&quot;&quot;,&quot;;[.D$1];&quot;: &quot;;&quot;&quot;&quot;&quot;;[.D350];&quot;&quot;&quot;,&quot;;[.E$1];&quot;: &quot;;[.G350];[.F$1];&quot;: &quot;;[.H35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1];&quot;&quot;&quot;,&quot;;[.B$1];&quot;: &quot;;&quot;&quot;&quot;&quot;;[.B351];&quot;&quot;&quot;,&quot;;[.C$1];&quot;: &quot;;&quot;&quot;&quot;&quot;;[.C351];&quot;&quot;&quot;,&quot;;[.D$1];&quot;: &quot;;&quot;&quot;&quot;&quot;;[.D351];&quot;&quot;&quot;,&quot;;[.E$1];&quot;: &quot;;[.G351];[.F$1];&quot;: &quot;;[.H35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2];&quot;&quot;&quot;,&quot;;[.B$1];&quot;: &quot;;&quot;&quot;&quot;&quot;;[.B352];&quot;&quot;&quot;,&quot;;[.C$1];&quot;: &quot;;&quot;&quot;&quot;&quot;;[.C352];&quot;&quot;&quot;,&quot;;[.D$1];&quot;: &quot;;&quot;&quot;&quot;&quot;;[.D352];&quot;&quot;&quot;,&quot;;[.E$1];&quot;: &quot;;[.G352];[.F$1];&quot;: &quot;;[.H35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3];&quot;&quot;&quot;,&quot;;[.B$1];&quot;: &quot;;&quot;&quot;&quot;&quot;;[.B353];&quot;&quot;&quot;,&quot;;[.C$1];&quot;: &quot;;&quot;&quot;&quot;&quot;;[.C353];&quot;&quot;&quot;,&quot;;[.D$1];&quot;: &quot;;&quot;&quot;&quot;&quot;;[.D353];&quot;&quot;&quot;,&quot;;[.E$1];&quot;: &quot;;[.G353];[.F$1];&quot;: &quot;;[.H35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4];&quot;&quot;&quot;,&quot;;[.B$1];&quot;: &quot;;&quot;&quot;&quot;&quot;;[.B354];&quot;&quot;&quot;,&quot;;[.C$1];&quot;: &quot;;&quot;&quot;&quot;&quot;;[.C354];&quot;&quot;&quot;,&quot;;[.D$1];&quot;: &quot;;&quot;&quot;&quot;&quot;;[.D354];&quot;&quot;&quot;,&quot;;[.E$1];&quot;: &quot;;[.G354];[.F$1];&quot;: &quot;;[.H35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5];&quot;&quot;&quot;,&quot;;[.B$1];&quot;: &quot;;&quot;&quot;&quot;&quot;;[.B355];&quot;&quot;&quot;,&quot;;[.C$1];&quot;: &quot;;&quot;&quot;&quot;&quot;;[.C355];&quot;&quot;&quot;,&quot;;[.D$1];&quot;: &quot;;&quot;&quot;&quot;&quot;;[.D355];&quot;&quot;&quot;,&quot;;[.E$1];&quot;: &quot;;[.G355];[.F$1];&quot;: &quot;;[.H35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6];&quot;&quot;&quot;,&quot;;[.B$1];&quot;: &quot;;&quot;&quot;&quot;&quot;;[.B356];&quot;&quot;&quot;,&quot;;[.C$1];&quot;: &quot;;&quot;&quot;&quot;&quot;;[.C356];&quot;&quot;&quot;,&quot;;[.D$1];&quot;: &quot;;&quot;&quot;&quot;&quot;;[.D356];&quot;&quot;&quot;,&quot;;[.E$1];&quot;: &quot;;[.G356];[.F$1];&quot;: &quot;;[.H35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7];&quot;&quot;&quot;,&quot;;[.B$1];&quot;: &quot;;&quot;&quot;&quot;&quot;;[.B357];&quot;&quot;&quot;,&quot;;[.C$1];&quot;: &quot;;&quot;&quot;&quot;&quot;;[.C357];&quot;&quot;&quot;,&quot;;[.D$1];&quot;: &quot;;&quot;&quot;&quot;&quot;;[.D357];&quot;&quot;&quot;,&quot;;[.E$1];&quot;: &quot;;[.G357];[.F$1];&quot;: &quot;;[.H357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8];&quot;&quot;&quot;,&quot;;[.B$1];&quot;: &quot;;&quot;&quot;&quot;&quot;;[.B358];&quot;&quot;&quot;,&quot;;[.C$1];&quot;: &quot;;&quot;&quot;&quot;&quot;;[.C358];&quot;&quot;&quot;,&quot;;[.D$1];&quot;: &quot;;&quot;&quot;&quot;&quot;;[.D358];&quot;&quot;&quot;,&quot;;[.E$1];&quot;: &quot;;[.G358];[.F$1];&quot;: &quot;;[.H358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59];&quot;&quot;&quot;,&quot;;[.B$1];&quot;: &quot;;&quot;&quot;&quot;&quot;;[.B359];&quot;&quot;&quot;,&quot;;[.C$1];&quot;: &quot;;&quot;&quot;&quot;&quot;;[.C359];&quot;&quot;&quot;,&quot;;[.D$1];&quot;: &quot;;&quot;&quot;&quot;&quot;;[.D359];&quot;&quot;&quot;,&quot;;[.E$1];&quot;: &quot;;[.G359];[.F$1];&quot;: &quot;;[.H359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0];&quot;&quot;&quot;,&quot;;[.B$1];&quot;: &quot;;&quot;&quot;&quot;&quot;;[.B360];&quot;&quot;&quot;,&quot;;[.C$1];&quot;: &quot;;&quot;&quot;&quot;&quot;;[.C360];&quot;&quot;&quot;,&quot;;[.D$1];&quot;: &quot;;&quot;&quot;&quot;&quot;;[.D360];&quot;&quot;&quot;,&quot;;[.E$1];&quot;: &quot;;[.G360];[.F$1];&quot;: &quot;;[.H360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1];&quot;&quot;&quot;,&quot;;[.B$1];&quot;: &quot;;&quot;&quot;&quot;&quot;;[.B361];&quot;&quot;&quot;,&quot;;[.C$1];&quot;: &quot;;&quot;&quot;&quot;&quot;;[.C361];&quot;&quot;&quot;,&quot;;[.D$1];&quot;: &quot;;&quot;&quot;&quot;&quot;;[.D361];&quot;&quot;&quot;,&quot;;[.E$1];&quot;: &quot;;[.G361];[.F$1];&quot;: &quot;;[.H361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2];&quot;&quot;&quot;,&quot;;[.B$1];&quot;: &quot;;&quot;&quot;&quot;&quot;;[.B362];&quot;&quot;&quot;,&quot;;[.C$1];&quot;: &quot;;&quot;&quot;&quot;&quot;;[.C362];&quot;&quot;&quot;,&quot;;[.D$1];&quot;: &quot;;&quot;&quot;&quot;&quot;;[.D362];&quot;&quot;&quot;,&quot;;[.E$1];&quot;: &quot;;[.G362];[.F$1];&quot;: &quot;;[.H362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3];&quot;&quot;&quot;,&quot;;[.B$1];&quot;: &quot;;&quot;&quot;&quot;&quot;;[.B363];&quot;&quot;&quot;,&quot;;[.C$1];&quot;: &quot;;&quot;&quot;&quot;&quot;;[.C363];&quot;&quot;&quot;,&quot;;[.D$1];&quot;: &quot;;&quot;&quot;&quot;&quot;;[.D363];&quot;&quot;&quot;,&quot;;[.E$1];&quot;: &quot;;[.G363];[.F$1];&quot;: &quot;;[.H363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4];&quot;&quot;&quot;,&quot;;[.B$1];&quot;: &quot;;&quot;&quot;&quot;&quot;;[.B364];&quot;&quot;&quot;,&quot;;[.C$1];&quot;: &quot;;&quot;&quot;&quot;&quot;;[.C364];&quot;&quot;&quot;,&quot;;[.D$1];&quot;: &quot;;&quot;&quot;&quot;&quot;;[.D364];&quot;&quot;&quot;,&quot;;[.E$1];&quot;: &quot;;[.G364];[.F$1];&quot;: &quot;;[.H364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5];&quot;&quot;&quot;,&quot;;[.B$1];&quot;: &quot;;&quot;&quot;&quot;&quot;;[.B365];&quot;&quot;&quot;,&quot;;[.C$1];&quot;: &quot;;&quot;&quot;&quot;&quot;;[.C365];&quot;&quot;&quot;,&quot;;[.D$1];&quot;: &quot;;&quot;&quot;&quot;&quot;;[.D365];&quot;&quot;&quot;,&quot;;[.E$1];&quot;: &quot;;[.G365];[.F$1];&quot;: &quot;;[.H365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OR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ORE!</text:p>
          </table:table-cell>
          <table:table-cell table:style-name="ce9" table:formula="of:=CONCATENATE([.J$1];[.$A$1];&quot;: &quot;;&quot;&quot;&quot;&quot;;[.A366];&quot;&quot;&quot;,&quot;;[.B$1];&quot;: &quot;;&quot;&quot;&quot;&quot;;[.B366];&quot;&quot;&quot;,&quot;;[.C$1];&quot;: &quot;;&quot;&quot;&quot;&quot;;[.C366];&quot;&quot;&quot;,&quot;;[.D$1];&quot;: &quot;;&quot;&quot;&quot;&quot;;[.D366];&quot;&quot;&quot;,&quot;;[.E$1];&quot;: &quot;;[.G366];[.F$1];&quot;: &quot;;[.H366];[.N$1])" office:value-type="string" office:string-value="" calcext:value-type="error">
            <text:p>#VALORE!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heet1.$A$1" table:cell-range-address="$Sheet1.$A$1:.$I$998"/>
        </table:named-expressions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O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3" table:style-name="ta3">
        <office:forms form:automatic-focus="false" form:apply-design-mode="false"/>
        <table:table-column table:style-name="co7" table:default-cell-style-name="Default"/>
        <table:table-row table:style-name="ro5">
          <table:table-cell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5:08:36.14007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13T15:16:40.110239900</dc:date>
    <meta:editing-duration>PT2H12M19S</meta:editing-duration>
    <meta:editing-cycles>21</meta:editing-cycles>
    <meta:document-statistic meta:table-count="3" meta:cell-count="1587" meta:object-count="0"/>
  </office:meta>
</office:document-meta>
</file>

<file path=Scripts/javascript/oggetti.js/parcel-descriptor.xml><?xml version="1.0" encoding="utf-8"?>
<parcel xmlns:parcel="scripting.dtd" language="JavaScript">
</parcel>
</file>